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1" svg:font-family="Baskerville"/>
    <style:font-face style:name="Menlo-Regular" svg:font-family="Menlo-Regular"/>
    <style:font-face style:name="Helvetica" svg:font-family="Helvetica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283in"/>
    </style:style>
    <style:style style:name="co3" style:family="table-column">
      <style:table-column-properties fo:break-before="auto" style:column-width="1.2307in"/>
    </style:style>
    <style:style style:name="co4" style:family="table-column">
      <style:table-column-properties fo:break-before="auto" style:column-width="1.1646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5.69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3.461in"/>
    </style:style>
    <style:style style:name="co9" style:family="table-column">
      <style:table-column-properties fo:break-before="auto" style:column-width="0.7535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2.5083in"/>
    </style:style>
    <style:style style:name="co12" style:family="table-column">
      <style:table-column-properties fo:break-before="auto" style:column-width="1.2362in"/>
    </style:style>
    <style:style style:name="co13" style:family="table-column">
      <style:table-column-properties fo:break-before="auto" style:column-width="1.1661in"/>
    </style:style>
    <style:style style:name="co14" style:family="table-column">
      <style:table-column-properties fo:break-before="auto" style:column-width="1.1in"/>
    </style:style>
    <style:style style:name="co15" style:family="table-column">
      <style:table-column-properties fo:break-before="auto" style:column-width="0.6429in"/>
    </style:style>
    <style:style style:name="co16" style:family="table-column">
      <style:table-column-properties fo:break-before="auto" style:column-width="0.7083in"/>
    </style:style>
    <style:style style:name="co17" style:family="table-column">
      <style:table-column-properties fo:break-before="auto" style:column-width="0.8146in"/>
    </style:style>
    <style:style style:name="co18" style:family="table-column">
      <style:table-column-properties fo:break-before="auto" style:column-width="0.8362in"/>
    </style:style>
    <style:style style:name="co19" style:family="table-column">
      <style:table-column-properties fo:break-before="auto" style:column-width="0.802in"/>
    </style:style>
    <style:style style:name="co20" style:family="table-column">
      <style:table-column-properties fo:break-before="auto" style:column-width="6.6591in"/>
    </style:style>
    <style:style style:name="co21" style:family="table-column">
      <style:table-column-properties fo:break-before="auto" style:column-width="0.6681in"/>
    </style:style>
    <style:style style:name="co22" style:family="table-column">
      <style:table-column-properties fo:break-before="auto" style:column-width="6.7457in"/>
    </style:style>
    <style:style style:name="co23" style:family="table-column">
      <style:table-column-properties fo:break-before="auto" style:column-width="1.0075in"/>
    </style:style>
    <style:style style:name="co24" style:family="table-column">
      <style:table-column-properties fo:break-before="auto" style:column-width="1.05in"/>
    </style:style>
    <style:style style:name="co25" style:family="table-column">
      <style:table-column-properties fo:break-before="auto" style:column-width="1.8945in"/>
    </style:style>
    <style:style style:name="co26" style:family="table-column">
      <style:table-column-properties fo:break-before="auto" style:column-width="1.3063in"/>
    </style:style>
    <style:style style:name="co27" style:family="table-column">
      <style:table-column-properties fo:break-before="auto" style:column-width="1.2929in"/>
    </style:style>
    <style:style style:name="co28" style:family="table-column">
      <style:table-column-properties fo:break-before="auto" style:column-width="1.2291in"/>
    </style:style>
    <style:style style:name="co29" style:family="table-column">
      <style:table-column-properties fo:break-before="auto" style:column-width="0.6in"/>
    </style:style>
    <style:style style:name="co30" style:family="table-column">
      <style:table-column-properties fo:break-before="auto" style:column-width="0.6752in"/>
    </style:style>
    <style:style style:name="co31" style:family="table-column">
      <style:table-column-properties fo:break-before="auto" style:column-width="0.6217in"/>
    </style:style>
    <style:style style:name="co32" style:family="table-column">
      <style:table-column-properties fo:break-before="auto" style:column-width="0.5783in"/>
    </style:style>
    <style:style style:name="co33" style:family="table-column">
      <style:table-column-properties fo:break-before="auto" style:column-width="0.782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2" number:automatic-order="true">
      <number:month number:style="long"/>
      <number:text>/</number:text>
      <number:year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e6e6e6"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Baskerville" fo:font-size="8pt" style:font-size-asian="8pt" style:font-size-complex="8pt"/>
    </style:style>
    <style:style style:name="ce3" style:family="table-cell" style:parent-style-name="Default">
      <style:table-cell-properties fo:background-color="#e6e6e6"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en" style:country-asian="US" style:font-style-asian="normal" style:font-weight-asian="normal" style:font-name-complex="Tahoma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="0.06pt solid #cdcdcd"/>
      <style:text-properties style:use-window-font-color="true" style:text-outline="false" style:text-line-through-style="none" style:text-line-through-type="none" style:font-name="Baskervill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cdcdcd"/>
      <style:text-properties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name-complex="Menlo-Regular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8pt" style:font-size-asian="8pt" style:font-size-complex="8pt"/>
    </style:style>
    <style:style style:name="ce10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Baskerville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Baskerville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Baskerville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skerville" fo:font-size="8pt" style:font-size-asian="8pt" style:font-size-complex="8pt"/>
    </style:style>
    <style:style style:name="ce14" style:family="table-cell" style:parent-style-name="Default">
      <style:table-cell-properties fo:border="0.06pt solid #cdcdcd"/>
      <style:text-properties fo:color="#a61700"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1pt" style:language-asian="en" style:country-asian="US" style:font-style-asian="normal" style:font-weight-asian="normal" style:font-name-complex="Menlo-Regular" style:font-size-complex="6.3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cdcdcd"/>
      <style:text-properties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name-complex="Menlo-Regular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cdcdcd"/>
      <style:text-properties style:text-outline="false" style:text-line-through-style="none" style:text-line-through-type="none" style:font-name="Baskerville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Baskerville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askerville1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Baskerville" fo:font-size="8pt" fo:font-weight="bold" style:font-size-asian="8pt" style:font-weight-asian="bold" style:font-size-complex="8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Baskerville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color="#a61700" style:font-name="Baskerville" fo:font-size="8pt" style:font-name-asian="Menlo-Regular" style:font-size-asian="11pt" style:language-asian="en" style:country-asian="US" style:font-name-complex="Menlo-Regular" style:font-size-complex="6.30000019073486pt" style:language-complex="en" style:country-complex="US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1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Baskerville" fo:font-size="8pt" style:font-name-asian="Arial Unicode MS" style:font-size-asian="8pt" style:font-name-complex="Arial Unicode MS" style:font-size-complex="8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Baskerville" fo:font-size="8pt" fo:font-weight="normal" style:font-size-asian="8pt" style:font-weight-asian="normal" style:font-size-complex="8pt" style:font-weight-complex="normal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Baskerville" fo:font-size="8pt" fo:font-weight="bold" style:font-size-asian="8pt" style:font-weight-asian="bold" style:font-size-complex="8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3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0" style:family="table-cell" style:parent-style-name="Default" style:data-style-name="N32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37"/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fo:color="#a61700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2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3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337a87"/>
    </style:style>
    <style:style style:name="T4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8012b2"/>
    </style:style>
    <style:style style:name="T5" style:family="text">
      <style:text-properties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a61700"/>
    </style:style>
    <style:style style:name="T6" style:family="text">
      <style:text-properties style:text-outline="false" fo:color="#a61700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/>
    </style:style>
    <style:style style:name="T7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/>
    </style:style>
    <style:style style:name="T8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337a87"/>
    </style:style>
    <style:style style:name="T9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8012b2"/>
    </style:style>
    <style:style style:name="T10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a61700" fo:font-weight="normal" style:text-line-through-type="none" fo:font-style="normal" fo:text-shadow="none" style:font-style-asian="normal" style:font-style-complex="normal" style:text-emphasize="none"/>
    </style:style>
    <style:style style:name="T11" style:family="text">
      <style:text-properties style:text-outline="false" style:text-underline-style="none" style:text-underline-color="font-color" style:font-weight-complex="normal" style:font-weight-asian="normal" style:font-size-complex="6.30000019073486pt" style:font-size-asian="11pt" fo:letter-spacing="normal" style:letter-kerning="false" style:text-position="0%" fo:color="#a61700"/>
    </style:style>
    <style:style style:name="T12" style:family="text">
      <style:text-properties fo:color="#a61700"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13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/>
    </style:style>
    <style:style style:name="T14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337a87"/>
    </style:style>
    <style:style style:name="T15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8012b2"/>
    </style:style>
    <style:style style:name="T16" style:family="text">
      <style:text-properties fo:font-weight="normal" style:text-underline-style="none" style:text-underline-color="font-color" style:text-outline="false" style:text-position="0%" style:letter-kerning="false" fo:letter-spacing="normal" style:font-size-asian="11pt" style:font-size-complex="6.30000019073486pt" style:font-weight-asian="normal" style:font-weight-complex="normal" fo:color="#a61700"/>
    </style:style>
    <style:style style:name="T17" style:family="text">
      <style:text-properties style:font-weight-complex="normal" fo:color="#a61700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/>
    </style:style>
    <style:style style:name="T18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/>
    </style:style>
    <style:style style:name="T19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337a87"/>
    </style:style>
    <style:style style:name="T20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8012b2"/>
    </style:style>
    <style:style style:name="T21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a61700"/>
    </style:style>
    <style:style style:name="T22" style:family="text">
      <style:text-properties style:font-weight-complex="normal" style:text-outline="false" style:text-position="0%" style:letter-kerning="false" fo:letter-spacing="normal" style:font-size-asian="11pt" style:font-size-complex="6.30000019073486pt" style:font-weight-asian="normal" style:text-underline-style="none" style:text-underline-color="font-color" fo:color="#a61700" fo:font-weight="normal" style:text-line-through-type="none" fo:font-style="normal" fo:text-shadow="none" style:font-style-asian="normal" style:font-style-complex="normal" style:text-emphasize="none"/>
    </style:style>
    <style:style style:name="T23" style:family="text">
      <style:text-properties style:font-size-asian="16pt" style:font-size-complex="9.10000038146973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style:country-asian="none" style:country-complex="none" style:font-size-asian="11pt" style:font-size-complex="6.30000019073486pt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LGBT+ Physicists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10" table:default-cell-style-name="ce2"/>
        <table:table-column table:style-name="co1" table:default-cell-style-name="ce2"/>
        <table:table-column table:style-name="co11" table:default-cell-style-name="ce2"/>
        <table:table-column table:style-name="co10" table:default-cell-style-name="ce2"/>
        <table:table-column table:style-name="co12" table:default-cell-style-name="ce9"/>
        <table:table-column table:style-name="co13" table:default-cell-style-name="ce9"/>
        <table:table-column table:style-name="co14" table:default-cell-style-name="ce2"/>
        <table:table-column table:style-name="co1" table:number-columns-repeated="100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&lt;h3&gt; <text:s text:c="3"/>LGBT+ Physicists <text:s text:c="3"/>&lt;/h3&gt;</text:p>
          </table:table-cell>
          <table:covered-table-cell table:number-columns-repeated="4"/>
          <table:table-cell table:style-name="ce1" table:number-columns-repeated="5"/>
          <table:table-cell table:number-columns-repeated="4"/>
          <table:table-cell table:style-name="ce11" office:value-type="string" calcext:value-type="string">
            <text:p>Total People:</text:p>
          </table:table-cell>
          <table:table-cell table:style-name="ce12" table:formula="of:=SUM([.Q3:.Q300])" office:value-type="float" office:value="70" calcext:value-type="float">
            <text:p>70</text:p>
          </table:table-cell>
          <table:table-cell table:style-name="ce13" office:value-type="string" calcext:value-type="string" table:number-columns-spanned="1" table:number-rows-spanned="3">
            <text:p>Affirmed information is correct (6/25/2013)</text:p>
          </table:table-cell>
          <table:table-cell table:style-name="ce13" office:value-type="string" calcext:value-type="string" table:number-columns-spanned="1" table:number-rows-spanned="3">
            <text:p>Affirmed information is correct (6/26/2014)</text:p>
          </table:table-cell>
          <table:table-cell table:style-name="ce11" office:value-type="string" calcext:value-type="string">
            <text:p>Total Confirmed: </text:p>
          </table:table-cell>
          <table:table-cell table:style-name="ce12" table:formula="of:=COUNTIF([.S4:.S300];&quot;Yes&quot;)" office:value-type="float" office:value="50" calcext:value-type="float">
            <text:p>50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3" office:value-type="string" calcext:value-type="string" table:number-columns-spanned="5" table:number-rows-spanned="1">
            <text:p>&lt;table border="1" style="text-align: center;" class="sortable"&gt;</text:p>
          </table:table-cell>
          <table:covered-table-cell table:number-columns-repeated="4"/>
          <table:table-cell table:style-name="ce1" table:number-columns-repeated="5"/>
          <table:table-cell table:number-columns-repeated="6"/>
          <table:covered-table-cell table:number-columns-repeated="2"/>
          <table:table-cell table:style-name="ce11" office:value-type="string" calcext:value-type="string">
            <text:p>% Confirmed: </text:p>
          </table:table-cell>
          <table:table-cell table:style-name="ce12" table:formula="of:=[.U1]/[.Q1]*100" office:value-type="float" office:value="71.4285714285714" calcext:value-type="float">
            <text:p>71.43</text:p>
          </table:table-cell>
          <table:table-cell table:number-columns-repeated="1003"/>
        </table:table-row>
        <table:table-row table:style-name="ro2">
          <table:table-cell table:style-name="ce1"/>
          <table:table-cell table:style-name="ce3" office:value-type="string" calcext:value-type="string">
            <text:p>&lt;tr&gt;&lt;th&gt;</text:p>
          </table:table-cell>
          <table:table-cell table:style-name="ce3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Contact Information</text:p>
          </table:table-cell>
          <table:table-cell table:style-name="ce3" office:value-type="string" calcext:value-type="string">
            <text:p>&lt;/th&gt;&lt;/tr&gt;</text:p>
          </table:table-cell>
          <table:table-cell/>
          <table:table-cell table:style-name="ce9" office:value-type="string" calcext:value-type="string">
            <text:p>Date Added</text:p>
          </table:table-cell>
          <table:table-cell table:style-name="ce9" office:value-type="string" calcext:value-type="string">
            <text:p>Last Date Modified</text:p>
          </table:table-cell>
          <table:table-cell table:style-name="ce9" office:value-type="string" calcext:value-type="string">
            <text:p>Date Removed</text:p>
          </table:table-cell>
          <table:table-cell table:style-name="ce9" office:value-type="string" calcext:value-type="string">
            <text:p>Contact E-mail</text:p>
          </table:table-cell>
          <table:table-cell office:value-type="string" calcext:value-type="string">
            <text:p>Counting Purposes</text:p>
          </table:table-cell>
          <table:covered-table-cell table:number-columns-repeated="2"/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Ackerm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Agnes Scott Colleg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G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drnicoleackerman.com/" xlink:type="simple">http://www.drnicoleackerman.com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01" calcext:value-type="date">
            <text:p>07/01/13</text:p>
          </table:table-cell>
          <table:table-cell table:style-name="ce9" table:number-columns-repeated="2"/>
          <table:table-cell office:value-type="string" calcext:value-type="string">
            <text:p><text:a xlink:href="mailto:drnicoleackerman@gmail.com" xlink:type="simple">drnicoleackerman@gmail.com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mes</text:p>
          </table:table-cell>
          <table:table-cell table:style-name="ce4" office:value-type="string" calcext:value-type="string">
            <text:p>Antonagli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aantonaglia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2-14" calcext:value-type="date">
            <text:p>02/14/14</text:p>
          </table:table-cell>
          <table:table-cell table:style-name="ce9" table:number-columns-repeated="2"/>
          <table:table-cell office:value-type="string" calcext:value-type="string">
            <text:p><text:a xlink:href="mailto:jaantonaglia@gmail.com" xlink:type="simple">jaantonaglia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Ather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Department of Physics and Astronomy, Tufts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tatherton.phy.tufts.edu/" xlink:type="simple">http://tatherton.phy.tufts.edu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 table:number-columns-repeated="2"/>
          <table:table-cell office:value-type="string" calcext:value-type="string">
            <text:p><text:a xlink:href="mailto:Timothy.Atherton@tufts.edu" xlink:type="simple">Timothy.Atherton@tuft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ristopher</text:p>
          </table:table-cell>
          <table:table-cell table:style-name="ce4" office:value-type="string" calcext:value-type="string">
            <text:p>Aub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Fordham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&lt;a href="http://faculty.fordham.edu/caubin/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caubin@fordham.edu" xlink:type="simple">caubin@fordham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3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Barranc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Professor, Dept. of Physics and Astronomy, San Francisc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7" office:value-type="string" calcext:value-type="string">
            <text:p>&lt;a href="http://<text:a xlink:href="http://www.physics.sfsu.edu/~barranco" xlink:type="simple">www.physics.sfsu.edu/~barranco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17" calcext:value-type="date">
            <text:p>01/17/13</text:p>
          </table:table-cell>
          <table:table-cell table:style-name="ce10" office:value-type="date" office:date-value="2013-06-25" calcext:value-type="date">
            <text:p>06/25/13</text:p>
          </table:table-cell>
          <table:table-cell table:style-name="ce9"/>
          <table:table-cell office:value-type="string" calcext:value-type="string">
            <text:p><text:a xlink:href="mailto:barranco@sfsu.edu" xlink:type="simple">barranco@sfs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am&amp;oacute;n S.</text:p>
          </table:table-cell>
          <table:table-cell table:style-name="ce4" office:value-type="string" calcext:value-type="string">
            <text:p>Barthelem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Fulbright Scholar, University of Jyv&amp;auml;skyl&amp;auml;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FI; JYV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homepages.wmich.edu/~rzy9613/" xlink:type="simple">http://homepages.wmich.edu/~rzy9613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ramon.s.barthelemy@wmich.edu" xlink:type="simple">ramon.s.barthelemy@wmich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nne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lbenj.w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13" calcext:value-type="date">
            <text:p>05/13/13</text:p>
          </table:table-cell>
          <table:table-cell table:style-name="ce9" table:number-columns-repeated="2"/>
          <table:table-cell office:value-type="string" calcext:value-type="string">
            <text:p><text:a xlink:href="mailto:albenj.w@gmail.com" xlink:type="simple">albenj.w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obin</text:p>
          </table:table-cell>
          <table:table-cell table:style-name="ce4" office:value-type="string" calcext:value-type="string">
            <text:p>Bjorkqui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Corne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lepp.cornell.edu/~rb532/" xlink:type="simple">http://www.lepp.cornell.edu/~rb532/</text:a>"&gt;Website&lt;/a&gt;, rb532 [at] cornel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rb532@cornell.edu" xlink:type="simple">rb532@cornell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Omer</text:p>
          </table:table-cell>
          <table:table-cell table:style-name="ce4" office:value-type="string" calcext:value-type="string">
            <text:p>Blae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, Department of Physics, University of California, Santa Barbar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http://web.physics.ucsb.edu/~blaes/ 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04" calcext:value-type="date">
            <text:p>03/04/13</text:p>
          </table:table-cell>
          <table:table-cell table:style-name="ce9" table:number-columns-repeated="2"/>
          <table:table-cell office:value-type="string" calcext:value-type="string">
            <text:p><text:a xlink:href="mailto:blaes@physics.ucsb.edu" xlink:type="simple">blaes@physics.ucsb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teven</text:p>
          </table:table-cell>
          <table:table-cell table:style-name="ce4" office:value-type="string" calcext:value-type="string">
            <text:p>Bogg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and Chair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berkeley.edu/people/faculty/steven-boggs" xlink:type="simple">http://physics.berkeley.edu/people/faculty/steven-boggs</text:a>"&gt;Website&lt;/a&gt;, boggs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1" calcext:value-type="date">
            <text:p>03/11/15</text:p>
          </table:table-cell>
          <table:table-cell table:style-name="ce9" table:number-columns-repeated="2"/>
          <table:table-cell office:value-type="string" calcext:value-type="string">
            <text:p><text:a xlink:href="mailto:boggs@berkeley.edu" xlink:type="simple">boggs@berkeley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aron</text:p>
          </table:table-cell>
          <table:table-cell table:style-name="ce4" office:value-type="string" calcext:value-type="string">
            <text:p>Brad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C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s://www.physics.berkeley.edu/research/crommie/" xlink:type="simple">https://www.physics.berkeley.edu/research/crommie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abradle2@berkeley.edu" xlink:type="simple">abradle2@berkeley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Bryan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Teaching Assistant, University of Texas at Arl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TX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hristopher.bryant [at] mavs.ut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9-10" calcext:value-type="date">
            <text:p>09/10/12</text:p>
          </table:table-cell>
          <table:table-cell table:style-name="ce9" table:number-columns-repeated="2"/>
          <table:table-cell office:value-type="string" calcext:value-type="string">
            <text:p><text:a xlink:href="mailto:christopher.bryant@mavs.uta.edu" xlink:type="simple">christopher.bryant@mavs.uta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Cocci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ndergraduate, Drexe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sgc47 [at] drexe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3" calcext:value-type="date">
            <text:p>04/13/15</text:p>
          </table:table-cell>
          <table:table-cell table:style-name="ce9" table:number-columns-repeated="2"/>
          <table:table-cell office:value-type="string" calcext:value-type="string">
            <text:p><text:a xlink:href="mailto:sgc47@drexel.edu" xlink:type="simple">sgc47@drexel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el</text:p>
          </table:table-cell>
          <table:table-cell table:style-name="ce4" office:value-type="string" calcext:value-type="string">
            <text:p>Corb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Research Associate, University of Colorado Bould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O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oel.corbo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08" calcext:value-type="date">
            <text:p>01/08/15</text:p>
          </table:table-cell>
          <table:table-cell table:style-name="ce9" table:number-columns-repeated="2"/>
          <table:table-cell office:value-type="string" calcext:value-type="string">
            <text:p><text:a xlink:href="mailto:joel.corbo@colorado.edu" xlink:type="simple">joel.corbo@colorado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.</text:p>
          </table:table-cell>
          <table:table-cell table:style-name="ce4" office:value-type="string" calcext:value-type="string">
            <text:p>Daetwyl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Technician, Physics Department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6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28" calcext:value-type="date">
            <text:p>01/28/13</text:p>
          </table:table-cell>
          <table:table-cell table:style-name="ce9" table:number-columns-repeated="2"/>
          <table:table-cell office:value-type="string" calcext:value-type="string">
            <text:p><text:a xlink:href="mailto:daetwylc@umd.edu" xlink:type="simple">daetwylc@umd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Darl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tommyd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tommyd@berkeley.edu" xlink:type="simple">tommyd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drian P.</text:p>
          </table:table-cell>
          <table:table-cell table:style-name="ce4" office:value-type="string" calcext:value-type="string">
            <text:p>Defant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Akr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pd9 pat[ zips.uakro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adrian.defante@gmail.com" xlink:type="simple">adrian.defante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Zachary</text:p>
          </table:table-cell>
          <table:table-cell table:style-name="ce4" office:value-type="string" calcext:value-type="string">
            <text:p>Dell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Illinois Urbana-Champaig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dell2 [at] illinoi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dell2@illinois.edu" xlink:type="simple">dell2@illinoi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Dounas-Fraz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Research Associate, University of Colorado Bould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O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dimitri.dounasfrazer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2-05" calcext:value-type="date">
            <text:p>12/05/14</text:p>
          </table:table-cell>
          <table:table-cell table:style-name="ce9" table:number-columns-repeated="2"/>
          <table:table-cell office:value-type="string" calcext:value-type="string">
            <text:p><text:a xlink:href="mailto:dimitri.dounasfrazer@colorado.edu" xlink:type="simple">dimitri.dounasfrazer@colorado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Emily</text:p>
          </table:table-cell>
          <table:table-cell table:style-name="ce4" office:value-type="string" calcext:value-type="string">
            <text:p>Dragowsk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enior Research Associate/Adjunct Associate Professor, Case Western Reserv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dragowsky [at] cas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12-07" calcext:value-type="date">
            <text:p>12/07/12</text:p>
          </table:table-cell>
          <table:table-cell table:style-name="ce9" table:number-columns-repeated="2"/>
          <table:table-cell office:value-type="string" calcext:value-type="string">
            <text:p><text:a xlink:href="mailto:dragowsky@case.edu" xlink:type="simple">dragowsky@case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Fal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ohn Hopkins University, Dept.s of Materials Science and Engineering, Physics and Astronomy, and Mechanical Engineering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materials.jhu.edu/f/mf" xlink:type="simple">http://materials.jhu.edu/f/mf</text:a>"&gt;Website&lt;/a&gt;, mfalk [at] jh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 table:number-columns-repeated="2"/>
          <table:table-cell office:value-type="string" calcext:value-type="string">
            <text:p><text:a xlink:href="mailto:mfalk@jhu.edu" xlink:type="simple">mfalk@jh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4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avannah</text:p>
          </table:table-cell>
          <table:table-cell table:style-name="ce4" office:value-type="string" calcext:value-type="string">
            <text:p>Garm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Osaka Prefectur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A; &lt;br&gt;大阪市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9" calcext:value-type="date">
            <text:p>07/29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vhsingularity@gmail.com" xlink:type="simple">vhsingularity@gmail.com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rah</text:p>
          </table:table-cell>
          <table:table-cell table:style-name="ce4" office:value-type="string" calcext:value-type="string">
            <text:p>Ga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incipal Investigator, Institute for Theoretical Physics, Technische Universit&amp;auml;t Wie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T; WIE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hep.itp.tuwien.ac.at/~mgary" xlink:type="simple">http://hep.itp.tuwien.ac.at/~mgary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mirah.gary@gmail.com" xlink:type="simple">mirah.gary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Harvey-Smit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taff Astronomer, CSIRO Astronomy &amp; Space Scienc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U; NSW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lisaharveysmith.com/" xlink:type="simple">http://lisaharveysmith.com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2-11" calcext:value-type="date">
            <text:p>12/11/13</text:p>
          </table:table-cell>
          <table:table-cell table:style-name="ce9" table:number-columns-repeated="2"/>
          <table:table-cell office:value-type="string" calcext:value-type="string">
            <text:p><text:a xlink:href="mailto:lisa.harvey-smith@csiro.au" xlink:type="simple">lisa.harvey-smith@csiro.a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Ned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C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ned.henry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 table:number-columns-repeated="2"/>
          <table:table-cell office:value-type="string" calcext:value-type="string">
            <text:p><text:a xlink:href="mailto:ned.henry@gmail.com" xlink:type="simple">ned.henry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eredith </text:p>
          </table:table-cell>
          <table:table-cell table:style-name="ce4" office:value-type="string" calcext:value-type="string">
            <text:p>Henstridg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henst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mhenst@umich.edu" xlink:type="simple">mhenst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nice</text:p>
          </table:table-cell>
          <table:table-cell table:style-name="ce4" office:value-type="string" calcext:value-type="string">
            <text:p>Hick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Deputy Division Director, Division of Materials Research, National Science Foundati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V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mhicks728 [at] yahoo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09" calcext:value-type="date">
            <text:p>08/09/12</text:p>
          </table:table-cell>
          <table:table-cell table:style-name="ce9" table:number-columns-repeated="2"/>
          <table:table-cell office:value-type="string" calcext:value-type="string">
            <text:p><text:a xlink:href="mailto:jmhicks728@yahoo.com" xlink:type="simple">jmhicks728@yahoo.com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Bradley</text:p>
          </table:table-cell>
          <table:table-cell table:style-name="ce4" office:value-type="string" calcext:value-type="string">
            <text:p>Hick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Masters Student, University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yeldarbskich [at] gmail.com or hickbb0 [at] wf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9" calcext:value-type="date">
            <text:p>04/09/14</text:p>
          </table:table-cell>
          <table:table-cell table:style-name="ce9" table:number-columns-repeated="2"/>
          <table:table-cell office:value-type="string" calcext:value-type="string">
            <text:p><text:a xlink:href="mailto:yeldarbskich@gmail.com" xlink:type="simple">yeldarbskich@gmail.com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ari Alison</text:p>
          </table:table-cell>
          <table:table-cell table:style-name="ce4" office:value-type="string" calcext:value-type="string">
            <text:p>Hodg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CIT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hodge.kari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hodge.kari@gmail.com" xlink:type="simple">hodge.kari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. E.</text:p>
          </table:table-cell>
          <table:table-cell table:style-name="ce4" office:value-type="string" calcext:value-type="string">
            <text:p>Ho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Teaching Assistant, FAU Spacetime Physics Group (FAUST), Department of Physics, Charles E. Schmidt College of Science, Florida Atlantic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F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fau.academia.edu/MEHogan" xlink:type="simple">http://fau.academia.edu/MEHogan</text:a>"&gt;Website&lt;/a&gt;, mhogan14 [at] fa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31" calcext:value-type="date">
            <text:p>07/31/12</text:p>
          </table:table-cell>
          <table:table-cell table:style-name="ce9" table:number-columns-repeated="2"/>
          <table:table-cell office:value-type="string" calcext:value-type="string">
            <text:p><text:a xlink:href="mailto:mhogan14@fau.edu" xlink:type="simple">mhogan14@fau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Hilary</text:p>
          </table:table-cell>
          <table:table-cell table:style-name="ce4" office:value-type="string" calcext:value-type="string">
            <text:p>Jack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hiljack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hiljacks@gmail.com" xlink:type="simple">hiljack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yriam</text:p>
          </table:table-cell>
          <table:table-cell table:style-name="ce4" office:value-type="string" calcext:value-type="string">
            <text:p>Johns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Northwester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yriamJohnson2012 [at] u.northwester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jjohnson6@gmail.com" xlink:type="simple">jjohnson6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imberlee J.</text:p>
          </table:table-cell>
          <table:table-cell table:style-name="ce4" office:value-type="string" calcext:value-type="string">
            <text:p>Kearfot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, Nuclear Engineering and Radiological Science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kearfortt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kearfott@umich.edu" xlink:type="simple">kearfott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Edward</text:p>
          </table:table-cell>
          <table:table-cell table:style-name="ce4" office:value-type="string" calcext:value-type="string">
            <text:p>Kinn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of Physics, University of Colorad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edward.kinney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10-03" calcext:value-type="date">
            <text:p>10/03/12</text:p>
          </table:table-cell>
          <table:table-cell table:style-name="ce9" table:number-columns-repeated="2"/>
          <table:table-cell office:value-type="string" calcext:value-type="string">
            <text:p><text:a xlink:href="mailto:edward.kinney@colorado.edu" xlink:type="simple">edward.kinney@colorado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hauna</text:p>
          </table:table-cell>
          <table:table-cell table:style-name="ce4" office:value-type="string" calcext:value-type="string">
            <text:p>Kravec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 – Sand Dieg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kravec [at] physics.ucs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9-11" calcext:value-type="date">
            <text:p>09/11/12</text:p>
          </table:table-cell>
          <table:table-cell table:style-name="ce9" table:number-columns-repeated="2"/>
          <table:table-cell office:value-type="string" calcext:value-type="string">
            <text:p>(Need new e-mail)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risten</text:p>
          </table:table-cell>
          <table:table-cell table:style-name="ce4" office:value-type="string" calcext:value-type="string">
            <text:p>Lars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Professor, Western Washing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W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wwu.edu/physics/faculty/larson.shtml" xlink:type="simple">http://www.wwu.edu/physics/faculty/larson.shtml</text:a>"&gt;Website&lt;/a&gt;, kristen.larson [at] ww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8-28" calcext:value-type="date">
            <text:p>08/28/13</text:p>
          </table:table-cell>
          <table:table-cell table:style-name="ce9" table:number-columns-repeated="2"/>
          <table:table-cell office:value-type="string" calcext:value-type="string">
            <text:p><text:a xlink:href="mailto:kristen.larson@wwu.edu" xlink:type="simple">kristen.larson@ww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tephen</text:p>
          </table:table-cell>
          <table:table-cell table:style-name="ce4" office:value-type="string" calcext:value-type="string">
            <text:p>Lawrenc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and Chair Emeritus, Department of Physics and Astronomy, Hofstr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eople.hofstra.edu/Stephen_S_Lawrence/" xlink:type="simple">http://people.hofstra.edu/Stephen_S_Lawrence/</text:a>"&gt;Website&lt;/a&gt;, stephen.lawrence [at] hofstr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9-30" calcext:value-type="date">
            <text:p>09/30/13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stephen.s.lawrence@hofstra.edu" xlink:type="simple">stephen.s.lawrence@hofstra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Lindsay</text:p>
          </table:table-cell>
          <table:table-cell table:style-name="ce4" office:value-type="string" calcext:value-type="string">
            <text:p>LeBlanc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Department of Physics, University of Albert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A; AB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ualberta.ca/~ljleblan" xlink:type="simple">http://www.ualberta.ca/~ljleblan</text:a>"&gt;Website&lt;/a&gt;, lindsay.leblanc [at] ualberta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10" office:value-type="date" office:date-value="2013-06-25" calcext:value-type="date">
            <text:p>06/25/13</text:p>
          </table:table-cell>
          <table:table-cell table:style-name="ce9"/>
          <table:table-cell office:value-type="string" calcext:value-type="string">
            <text:p><text:a xlink:href="mailto:lindsay.leblanc@ualberta.ca" xlink:type="simple">lindsay.leblanc@ualberta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Elena</text:p>
          </table:table-cell>
          <table:table-cell table:style-name="ce4" office:value-type="string" calcext:value-type="string">
            <text:p>Long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Research Associate, University of New Hampshir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nuclear.unh.edu/~elong" xlink:type="simple">http://nuclear.unh.edu/~elong</text:a> "&gt;Website&lt;/a&gt;, elena.long [at] un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3-02-08" calcext:value-type="date">
            <text:p>02/08/13</text:p>
          </table:table-cell>
          <table:table-cell table:style-name="ce9"/>
          <table:table-cell office:value-type="string" calcext:value-type="string">
            <text:p><text:a xlink:href="mailto:elena.long@unh.edu" xlink:type="simple">elena.long@un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argaret</text:p>
          </table:table-cell>
          <table:table-cell table:style-name="ce4" office:value-type="string" calcext:value-type="string">
            <text:p>Lutz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lutz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23" calcext:value-type="date">
            <text:p>10/23/14</text:p>
          </table:table-cell>
          <table:table-cell table:style-name="ce9" table:number-columns-repeated="2"/>
          <table:table-cell office:value-type="string" calcext:value-type="string">
            <text:p><text:a xlink:href="mailto:mlutz@physics.umass.edu" xlink:type="simple">mlutz@physics.umas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Laura</text:p>
          </table:table-cell>
          <table:table-cell table:style-name="ce4" office:value-type="string" calcext:value-type="string">
            <text:p>McCulloug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of Physics, University of Wisconsin-Stou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uwstout.edu/faculty/mcculloughl/index.cfm" xlink:type="simple">http://www.uwstout.edu/faculty/mcculloughl/index.cfm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mcculloughl@uwstout.edu" xlink:type="simple">mcculloughl@uwstout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Grant</text:p>
          </table:table-cell>
          <table:table-cell table:style-name="ce4" office:value-type="string" calcext:value-type="string">
            <text:p>Meador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 Doc, Max Planck Institute for Gravitational Physics, Albert Einstein Institut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DE; N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gdmeador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7" calcext:value-type="date">
            <text:p>04/07/14</text:p>
          </table:table-cell>
          <table:table-cell table:style-name="ce9" table:number-columns-repeated="2"/>
          <table:table-cell office:value-type="string" calcext:value-type="string">
            <text:p><text:a xlink:href="mailto:gdmeadors@gmail.com" xlink:type="simple">gdmeadors@gmail.com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tefano</text:p>
          </table:table-cell>
          <table:table-cell table:style-name="ce4" office:value-type="string" calcext:value-type="string">
            <text:p>Meschiari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W. J. McDonald Fellow, U.T. Aust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J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stefanom.org/" xlink:type="simple">http://stefanom.org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2-24" calcext:value-type="date">
            <text:p>02/24/14</text:p>
          </table:table-cell>
          <table:table-cell table:style-name="ce9" table:number-columns-repeated="2"/>
          <table:table-cell office:value-type="string" calcext:value-type="string">
            <text:p><text:a xlink:href="mailto:stefano@astro.as.utexas.edu" xlink:type="simple">stefano@astro.as.utexas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eremy</text:p>
          </table:table-cell>
          <table:table-cell table:style-name="ce4" office:value-type="string" calcext:value-type="string">
            <text:p>Moc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 – Davi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eremy.a.mock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8" calcext:value-type="date">
            <text:p>04/08/14</text:p>
          </table:table-cell>
          <table:table-cell table:style-name="ce9" table:number-columns-repeated="2"/>
          <table:table-cell office:value-type="string" calcext:value-type="string">
            <text:p><text:a xlink:href="mailto:jeremy.a.mock@gmail.com" xlink:type="simple">jeremy.a.mock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erstin</text:p>
          </table:table-cell>
          <table:table-cell table:style-name="ce4" office:value-type="string" calcext:value-type="string">
            <text:p>Nordstrom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Mount Holyoke College, Department of Physic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knordstr [at] mtholyok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2" calcext:value-type="date">
            <text:p>07/22/13</text:p>
          </table:table-cell>
          <table:table-cell table:style-name="ce10" office:value-type="date" office:date-value="2014-06-27" calcext:value-type="date">
            <text:p>06/27/14</text:p>
          </table:table-cell>
          <table:table-cell table:style-name="ce9"/>
          <table:table-cell office:value-type="string" calcext:value-type="string">
            <text:p><text:a xlink:href="mailto:knordstr@gmail.com" xlink:type="simple">knordstr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Veronica K. Berglyd</text:p>
          </table:table-cell>
          <table:table-cell table:style-name="ce4" office:value-type="string" calcext:value-type="string">
            <text:p>Olse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h.D. Candidate in Accelerator Physics, University of Oslo / CER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NO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mn.uio.no/fysikk/english/people/aca/vkbo" xlink:type="simple">http://www.mn.uio.no/fysikk/english/people/aca/vkbo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8-28" calcext:value-type="date">
            <text:p>08/28/13</text:p>
          </table:table-cell>
          <table:table-cell table:style-name="ce9" table:number-columns-repeated="2"/>
          <table:table-cell office:value-type="string" calcext:value-type="string">
            <text:p><text:a xlink:href="mailto:v.k.b.olsen@fys.uio.no" xlink:type="simple">v.k.b.olsen@fys.uio.no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ebecca</text:p>
          </table:table-cell>
          <table:table-cell table:style-name="ce4" office:value-type="string" calcext:value-type="string">
            <text:p>Oppenheim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urator, Professor, Chair, Department of Astrophysics, American Museum of National His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research.amnh.org/users/bro" xlink:type="simple">http://research.amnh.org/users/bro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24" calcext:value-type="date">
            <text:p>03/24/15</text:p>
          </table:table-cell>
          <table:table-cell table:style-name="ce9" table:number-columns-repeated="2"/>
          <table:table-cell office:value-type="string" calcext:value-type="string">
            <text:p><text:a xlink:href="mailto:bro@amnh.org" xlink:type="simple">bro@amnh.org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Gil</text:p>
          </table:table-cell>
          <table:table-cell table:style-name="ce4" office:value-type="string" calcext:value-type="string">
            <text:p>Paz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Physics, Department of Physics and Astronomy, Wayne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clas.wayne.edu/faculty/profile.php?id=91602" xlink:type="simple">http://physics.clas.wayne.edu/faculty/profile.php?id=91602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22" calcext:value-type="date">
            <text:p>08/22/12</text:p>
          </table:table-cell>
          <table:table-cell table:style-name="ce9" table:number-columns-repeated="2"/>
          <table:table-cell office:value-type="string" calcext:value-type="string">
            <text:p><text:a xlink:href="mailto:gilpaz@wayne.edu" xlink:type="simple">gilpaz@wayne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ristopher</text:p>
          </table:table-cell>
          <table:table-cell table:style-name="ce4" office:value-type="string" calcext:value-type="string">
            <text:p>Peas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pease53 [at] o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08" calcext:value-type="date">
            <text:p>03/08/15</text:p>
          </table:table-cell>
          <table:table-cell table:style-name="ce9" table:number-columns-repeated="2"/>
          <table:table-cell office:value-type="string" calcext:value-type="string">
            <text:p><text:a xlink:href="mailto:pease.53@buckeyemail.osu.edu" xlink:type="simple">pease.53@buckeyemail.os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manda</text:p>
          </table:table-cell>
          <table:table-cell table:style-name="ce5" office:value-type="string" calcext:value-type="string">
            <text:p>Pee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Toront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; ON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http://ap.io/home"&gt;Website&lt;/a&gt;, amanda.peet [at] utoronto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4-26" calcext:value-type="date">
            <text:p>04/26/13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Default"/>
          <table:table-cell table:style-name="ce12" office:value-type="string" calcext:value-type="string">
            <text:p><text:a xlink:href="mailto:amanda.peet@utoronto.ca" xlink:type="simple">amanda.peet@utoronto.ca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onica</text:p>
          </table:table-cell>
          <table:table-cell table:style-name="ce4" office:value-type="string" calcext:value-type="string">
            <text:p>Plisc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Director of Education and Diversity, AP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plisch [at] aps.org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3-18" calcext:value-type="date">
            <text:p>03/18/14</text:p>
          </table:table-cell>
          <table:table-cell table:style-name="ce9" table:number-columns-repeated="2"/>
          <table:table-cell office:value-type="string" calcext:value-type="string">
            <text:p><text:a xlink:href="mailto:plisch@aps.org" xlink:type="simple">plisch@aps.org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Chanda</text:p>
          </table:table-cell>
          <table:table-cell table:style-name="ce4" office:value-type="string" calcext:value-type="string">
            <text:p>Prescod-Weinstei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Fellow, MIT and Member of American Astronomical Society's Working Group for LGBTIQ Equal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handa [at] mit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chanda@mit.edu" xlink:type="simple">chanda@mit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edona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sedona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sedona@berkeley.edu" xlink:type="simple">sedona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effery</text:p>
          </table:table-cell>
          <table:table-cell table:style-name="ce4" office:value-type="string" calcext:value-type="string">
            <text:p>Prou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cprouty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jcprouty@berkeley.edu" xlink:type="simple">jcprouty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Ramsey-Musolf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 of Physics, University of Massachusetts-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&lt;a href="<text:a xlink:href="http://people.umass.edu/mjrm/" xlink:type="simple">http://people.umass.edu/mjrm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mjrm@physics.umass.edu" xlink:type="simple">mjrm@physics.umas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celyn</text:p>
          </table:table-cell>
          <table:table-cell table:style-name="ce4" office:value-type="string" calcext:value-type="string">
            <text:p>Read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California State University Fuller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fullerton.edu/~jread/" xlink:type="simple">http://physics.fullerton.edu/~jread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 table:number-columns-repeated="2"/>
          <table:table-cell office:value-type="string" calcext:value-type="string">
            <text:p><text:a xlink:href="mailto:jread@fullerton.edu" xlink:type="simple">jread@fullerton.edu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Katie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Field Representative for U.S. Senator Martin Heinric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M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richardson.physic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richardson.physics@gmail.com" xlink:type="simple">richardson.physics@gmail.com</text:a> 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ne </text:p>
          </table:table-cell>
          <table:table-cell table:style-name="ce4" office:value-type="string" calcext:value-type="string">
            <text:p>Rigb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trophysicist, NASA Goddard Space Flight Cent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DC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janerigby.net/" xlink:type="simple">http://www.janerigby.net</text:a>"&gt;Website&lt;/a&gt;, Jane.Rigby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31" calcext:value-type="date">
            <text:p>07/31/12</text:p>
          </table:table-cell>
          <table:table-cell table:style-name="ce10" office:value-type="date" office:date-value="2014-06-26" calcext:value-type="date">
            <text:p>06/26/14</text:p>
          </table:table-cell>
          <table:table-cell table:style-name="ce9"/>
          <table:table-cell office:value-type="string" calcext:value-type="string">
            <text:p><text:a xlink:href="mailto:Jane.Rigby@gmail.com" xlink:type="simple">Jane.Rigby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Debraj</text:p>
          </table:table-cell>
          <table:table-cell table:style-name="ce4" office:value-type="string" calcext:value-type="string">
            <text:p>Ro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Researcher, Institute of Physics, Pontificia Universidad Cat&amp;oacute;lica de Valpara&amp;iacute;so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L; V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debraj.roy [at] ucv.cl and mrdebraj [at] gmail.com 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10" office:value-type="date" office:date-value="2015-04-13" calcext:value-type="date">
            <text:p>04/13/15</text:p>
          </table:table-cell>
          <table:table-cell table:style-name="ce9"/>
          <table:table-cell office:value-type="string" calcext:value-type="string">
            <text:p><text:a xlink:href="mailto:mrdebraj@gmail.com" xlink:type="simple">mrdebraj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lejandro</text:p>
          </table:table-cell>
          <table:table-cell table:style-name="ce4" office:value-type="string" calcext:value-type="string">
            <text:p>Ruiz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lejandro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alejandro@berkeley.edu" xlink:type="simple">alejandro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Salev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Yal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T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julia.salevan [at] yal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9-26" calcext:value-type="date">
            <text:p>09/26/13</text:p>
          </table:table-cell>
          <table:table-cell table:style-name="ce9" table:number-columns-repeated="2"/>
          <table:table-cell office:value-type="string" calcext:value-type="string">
            <text:p><text:a xlink:href="mailto:julia.salevan@yale.edu" xlink:type="simple">julia.salevan@yal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oseph</text:p>
          </table:table-cell>
          <table:table-cell table:style-name="ce4" office:value-type="string" calcext:value-type="string">
            <text:p>Schic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ociate Professor, Physics Department, Villanov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P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http://www72.homepage.villanova.edu/joseph.schick/"&gt;Website&lt;/a&gt;, joseph.schick [at] villanov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11-26" calcext:value-type="date">
            <text:p>11/26/12</text:p>
          </table:table-cell>
          <table:table-cell table:style-name="ce9" table:number-columns-repeated="2"/>
          <table:table-cell office:value-type="string" calcext:value-type="string">
            <text:p><text:a xlink:href="mailto:joseph.schick@villanova.edu" xlink:type="simple">joseph.schick@villanova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Brian</text:p>
          </table:table-cell>
          <table:table-cell table:style-name="ce4" office:value-type="string" calcext:value-type="string">
            <text:p>Shuv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 Doctoral Researcher, Perimeter Institute for Theoretical Physic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CA; ON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s://perimeterinstitute.ca/people/brian-shuve" xlink:type="simple">https://perimeterinstitute.ca/people/brian-shuve</text:a>"&gt;Website&lt;/a&gt; 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5-27" calcext:value-type="date">
            <text:p>05/27/14</text:p>
          </table:table-cell>
          <table:table-cell table:style-name="ce9" table:number-columns-repeated="2"/>
          <table:table-cell office:value-type="string" calcext:value-type="string">
            <text:p><text:a xlink:href="mailto:bshuve@perimeterinstitute.ca" xlink:type="simple">bshuve@perimeterinstitute.ca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Sievert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 Doc, Brookhaven National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sievert[at] bnl.gov, sievertmd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7" calcext:value-type="date">
            <text:p>04/07/14</text:p>
          </table:table-cell>
          <table:table-cell table:style-name="ce10" office:value-type="date" office:date-value="2015-03-11" calcext:value-type="date">
            <text:p>03/11/15</text:p>
          </table:table-cell>
          <table:table-cell table:style-name="ce9"/>
          <table:table-cell office:value-type="string" calcext:value-type="string">
            <text:p><text:a xlink:href="mailto:sievertmd@gmail.com" xlink:type="simple">sievertmd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lex</text:p>
          </table:table-cell>
          <table:table-cell table:style-name="ce4" office:value-type="string" calcext:value-type="string">
            <text:p>Taked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atakeda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 table:number-columns-repeated="2"/>
          <table:table-cell office:value-type="string" calcext:value-type="string">
            <text:p><text:a xlink:href="mailto:atakeda@berkeley.edu" xlink:type="simple">atakeda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Veatc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 of Biophysics and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veatch.biop.lsa.umich.edu/" xlink:type="simple">http://veatch.biop.lsa.umich.edu/</text:a>"&gt;Website&lt;/a&gt;, sveatch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sveatch@umich.edu" xlink:type="simple">sveatch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ndrea</text:p>
          </table:table-cell>
          <table:table-cell table:style-name="ce4" office:value-type="string" calcext:value-type="string">
            <text:p>Welsh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Georgia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G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www.physics.gatech.edu/~awelsh8/" xlink:type="simple">http://www.physics.gatech.edu/~awelsh8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17" calcext:value-type="date">
            <text:p>01/17/15</text:p>
          </table:table-cell>
          <table:table-cell table:style-name="ce9" table:number-columns-repeated="2"/>
          <table:table-cell office:value-type="string" calcext:value-type="string">
            <text:p><text:a xlink:href="mailto:awelsh8@gatech.edu" xlink:type="simple">awelsh8@gate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Ryan</text:p>
          </table:table-cell>
          <table:table-cell table:style-name="ce4" office:value-type="string" calcext:value-type="string">
            <text:p>Whitcomb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ryankwhi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 table:number-columns-repeated="2"/>
          <table:table-cell office:value-type="string" calcext:value-type="string">
            <text:p><text:a xlink:href="mailto:ryankwhi@umich.edu" xlink:type="simple">ryankwhi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ndrew</text:p>
          </table:table-cell>
          <table:table-cell table:style-name="ce4" office:value-type="string" calcext:value-type="string">
            <text:p>Yeat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h.D. Candidate, Department of Physics &amp; California NanoSystems Institute, U.C. Santa Barbara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&lt;a href="<text:a xlink:href="http://physics.ucsb.edu/~ayeats" xlink:type="simple">http://physics.ucsb.edu/~ayeats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14" calcext:value-type="date">
            <text:p>03/14/13</text:p>
          </table:table-cell>
          <table:table-cell table:style-name="ce9" table:number-columns-repeated="2"/>
          <table:table-cell office:value-type="string" calcext:value-type="string">
            <text:p><text:a xlink:href="mailto:andrewlyeats@gmail.com" xlink:type="simple">andrewlyeats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Zhang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Prince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NJ</text:p>
          </table:table-cell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sz3 [at] princeto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28" calcext:value-type="date">
            <text:p>03/28/13</text:p>
          </table:table-cell>
          <table:table-cell table:style-name="ce9" table:number-columns-repeated="2"/>
          <table:table-cell office:value-type="string" calcext:value-type="string">
            <text:p><text:a xlink:href="mailto:sz3@princeton.edu" xlink:type="simple">sz3@princeton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6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1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0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lly Physicists" table:style-name="ta1" table:print="false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9" table:default-cell-style-name="ce2"/>
        <table:table-column table:style-name="co21" table:default-cell-style-name="ce2"/>
        <table:table-column table:style-name="co19" table:default-cell-style-name="ce2"/>
        <table:table-column table:style-name="co22" table:default-cell-style-name="ce2"/>
        <table:table-column table:style-name="co9" table:default-cell-style-name="ce2"/>
        <table:table-column table:style-name="co1" table:number-columns-repeated="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1" table:default-cell-style-name="ce2"/>
        <table:table-column table:style-name="co26" table:default-cell-style-name="ce9"/>
        <table:table-column table:style-name="co27" table:default-cell-style-name="ce9"/>
        <table:table-column table:style-name="co28" table:default-cell-style-name="ce2"/>
        <table:table-column table:style-name="co1" table:number-columns-repeated="100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1" office:value-type="string" calcext:value-type="string" table:number-columns-spanned="5" table:number-rows-spanned="1">
            <text:p>&lt;h3&gt; <text:s text:c="3"/>Ally Physicists <text:s text:c="3"/>&lt;/h3&gt;</text:p>
          </table:table-cell>
          <table:covered-table-cell table:number-columns-repeated="4"/>
          <table:table-cell table:style-name="ce1" table:number-columns-repeated="5"/>
          <table:table-cell/>
          <table:table-cell table:style-name="ce18" table:number-columns-repeated="2"/>
          <table:table-cell table:style-name="ce20"/>
          <table:table-cell table:style-name="ce21" office:value-type="string" calcext:value-type="string">
            <text:p>Total People:</text:p>
          </table:table-cell>
          <table:table-cell table:style-name="ce26" table:formula="of:=SUM([.Q3:.Q299])" office:value-type="float" office:value="154" calcext:value-type="float">
            <text:p>154</text:p>
          </table:table-cell>
          <table:table-cell table:style-name="ce27" office:value-type="string" calcext:value-type="string" table:number-columns-spanned="1" table:number-rows-spanned="3">
            <text:p>Affirmed information is correct (6/25/2013)</text:p>
          </table:table-cell>
          <table:table-cell table:style-name="ce27" office:value-type="string" calcext:value-type="string" table:number-columns-spanned="1" table:number-rows-spanned="3">
            <text:p>Affirmed information is correct (6/26/2014)</text:p>
          </table:table-cell>
          <table:table-cell table:style-name="ce21" office:value-type="string" calcext:value-type="string">
            <text:p>Total Confirmed: </text:p>
          </table:table-cell>
          <table:table-cell table:style-name="ce12" table:formula="of:=COUNTIF([.S4:.S299];&quot;Yes&quot;)" office:value-type="float" office:value="128" calcext:value-type="float">
            <text:p>128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&lt;table border="1" style="text-align: center;" class="sortable"&gt;</text:p>
          </table:table-cell>
          <table:covered-table-cell table:number-columns-repeated="4"/>
          <table:table-cell table:style-name="ce1" table:number-columns-repeated="5"/>
          <table:table-cell/>
          <table:table-cell table:style-name="ce18" table:number-columns-repeated="2"/>
          <table:table-cell table:style-name="ce20"/>
          <table:table-cell table:style-name="ce18" table:number-columns-repeated="2"/>
          <table:covered-table-cell table:number-columns-repeated="2" table:style-name="ce19"/>
          <table:table-cell table:style-name="ce21" office:value-type="string" calcext:value-type="string">
            <text:p>% Confirmed: </text:p>
          </table:table-cell>
          <table:table-cell table:style-name="ce12" table:formula="of:=[.U1]/[.Q1]*100" office:value-type="float" office:value="83.1168831168831" calcext:value-type="float">
            <text:p>83.12</text:p>
          </table:table-cell>
          <table:table-cell table:number-columns-repeated="1003"/>
        </table:table-row>
        <table:table-row table:style-name="ro1">
          <table:table-cell table:style-name="ce1"/>
          <table:table-cell table:style-name="ce3" office:value-type="string" calcext:value-type="string">
            <text:p>&lt;tr&gt;&lt;th&gt;</text:p>
          </table:table-cell>
          <table:table-cell table:style-name="ce3" office:value-type="string" calcext:value-type="string">
            <text:p>Name</text:p>
          </table:table-cell>
          <table:table-cell table:style-name="ce1"/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&lt;/th&gt;&lt;th&gt;</text:p>
          </table:table-cell>
          <table:table-cell table:style-name="ce3" office:value-type="string" calcext:value-type="string">
            <text:p>Contact Information</text:p>
          </table:table-cell>
          <table:table-cell table:style-name="ce3" office:value-type="string" calcext:value-type="string">
            <text:p>&lt;/th&gt;&lt;/tr&gt;</text:p>
          </table:table-cell>
          <table:table-cell/>
          <table:table-cell table:style-name="ce19" office:value-type="string" calcext:value-type="string">
            <text:p>Date Added</text:p>
          </table:table-cell>
          <table:table-cell table:style-name="ce19" office:value-type="string" calcext:value-type="string">
            <text:p>Date Modified</text:p>
          </table:table-cell>
          <table:table-cell table:style-name="ce19" office:value-type="string" calcext:value-type="string">
            <text:p>Date Removed</text:p>
          </table:table-cell>
          <table:table-cell table:style-name="ce22" office:value-type="string" calcext:value-type="string">
            <text:p>Contact E-mail</text:p>
          </table:table-cell>
          <table:table-cell table:style-name="ce19" office:value-type="string" calcext:value-type="string">
            <text:p>Count</text:p>
          </table:table-cell>
          <table:covered-table-cell table:number-columns-repeated="2" table:style-name="ce19"/>
          <table:table-cell table:style-name="ce18"/>
          <table:table-cell table:number-columns-repeated="1004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ristine</text:p>
          </table:table-cell>
          <table:table-cell table:style-name="ce5" office:value-type="string" calcext:value-type="string">
            <text:p>Aidal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lsa.umich.edu/physics/directory/faculty/ci.aidalachristine_ci.detail" xlink:type="simple">http://www.lsa.umich.edu/physics/directory/faculty/ci.aidalachristine_ci.detail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2-17" calcext:value-type="date">
            <text:p>12/17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aidala@umich.edu" xlink:type="simple">caidala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vid S.</text:p>
          </table:table-cell>
          <table:table-cell table:style-name="ce5" office:value-type="string" calcext:value-type="string">
            <text:p>Armstro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hancellor Professor and Chair of Physics, College of William &amp; Ma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V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<text:a xlink:href="http://physics.wm.edu/~armd" xlink:type="simple">http://physics.wm.edu/~armd</text:a>"&gt;Website&lt;/a&gt;,  armd [at] physics.wm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01" calcext:value-type="date">
            <text:p>07/0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md@physics.wm.edu" xlink:type="simple">armd@physics.wm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Arr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ysicist and Group Leader, Argonne National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ohna [at] anl.gov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9" calcext:value-type="date">
            <text:p>04/09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hna@anl.gov" xlink:type="simple">johna@anl.gov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Atzm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mse.engin.umich.edu/people/atzmon" xlink:type="simple">http://www.mse.engin.umich.edu/people/atzmon</text:a>"&gt;Website 1&lt;/a&gt;, &lt;a href="<text:a xlink:href="http://www.engin.umich.edu/ners/people/faculty/michael-atzmon" xlink:type="simple">http://www.engin.umich.edu/ners/people/faculty/michael-atzmon</text:a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 table:number-columns-repeated="2"/>
          <table:table-cell office:value-type="string" calcext:value-type="string">
            <text:p><text:a xlink:href="mailto:atzmon@umich.edu" xlink:type="simple">atzmon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alleh</text:p>
          </table:table-cell>
          <table:table-cell table:style-name="ce5" office:value-type="string" calcext:value-type="string">
            <text:p>Bal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alleh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alleh@berkeley.edu" xlink:type="simple">halleh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hiladitya</text:p>
          </table:table-cell>
          <table:table-cell table:style-name="ce5" office:value-type="string" calcext:value-type="string">
            <text:p>Banerj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Scholar, James Franck Institute, University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hiladityab [at] uchicag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hiladityab@uchicago.edu" xlink:type="simple">shiladityab@uchicago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ylan</text:p>
          </table:table-cell>
          <table:table-cell table:style-name="ce5" office:value-type="string" calcext:value-type="string">
            <text:p>Bargtei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New York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bargteil [at] ny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0-11" calcext:value-type="date">
            <text:p>10/1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bargteil@nyu.edu" xlink:type="simple">dbargteil@nyu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ad</text:p>
          </table:table-cell>
          <table:table-cell table:style-name="ce5" office:value-type="string" calcext:value-type="string">
            <text:p>Bark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rad.barker.berkeley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rad.barker.berkeley@gmail.com" xlink:type="simple">brad.barker.berkeley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ckenzie</text:p>
          </table:table-cell>
          <table:table-cell table:style-name="ce5" office:value-type="string" calcext:value-type="string">
            <text:p>Barton-Rowledg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 in Theoretical Particle Physics, University of Wash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dbr [at] uw.edu, mbartonrowledge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9-21" calcext:value-type="date">
            <text:p>09/2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dbr@uw.edu" xlink:type="simple">mdbr@uw.edu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</text:p>
          </table:table-cell>
          <table:table-cell table:style-name="ce5" office:value-type="string" calcext:value-type="string">
            <text:p>Bechoef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Dept. of Physics, Simon Fraser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; B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sfu.ca/chaos/" xlink:type="simple">http://www.sfu.ca/chaos/</text:a>"&gt;Website&lt;/a&gt;, johnb [at] sfu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hnb@sfu.ca" xlink:type="simple">johnb@sfu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niel</text:p>
          </table:table-cell>
          <table:table-cell table:style-name="ce5" office:value-type="string" calcext:value-type="string">
            <text:p>Bell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Fellow, School of Engineering and Applied Sciences, Harvard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beller [at] seas.harvar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span text:style-name="T24"><text:a xlink:href="mailto:dbeller@seas.harvard.edu" xlink:type="simple">dbeller@seas.harvard.edu</text:a></text:span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tt</text:p>
          </table:table-cell>
          <table:table-cell table:style-name="ce5" office:value-type="string" calcext:value-type="string">
            <text:p>Belli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Siena Colleg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http://</text:span><text:span text:style-name="T4"><text:a xlink:href="http://www.mattbellis.com/" xlink:type="simple">www.mattbellis.com</text:a></text:span><text:span text:style-name="T4">"</text:span><text:span text:style-name="T5">&gt;</text:span><text:span text:style-name="T2">Website</text:span><text:span text:style-name="T5">&lt;/a&gt;, mbellis [at] siena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bellis@siena.edu" xlink:type="simple">mbellis@sien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Farzan</text:p>
          </table:table-cell>
          <table:table-cell table:style-name="ce5" office:value-type="string" calcext:value-type="string">
            <text:p>Beroz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Prince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J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arzan [at] princeto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4-08" calcext:value-type="date">
            <text:p>04/0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farzan@princeton.edu" xlink:type="simple">farzan@princeto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dmund</text:p>
          </table:table-cell>
          <table:table-cell table:style-name="ce5" office:value-type="string" calcext:value-type="string">
            <text:p>Bertsching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Institute Community and Equity Officer, MI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5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text:span text:style-name="T9"><text:a xlink:href="http://web.mit.edu/physics/people/faculty/bertschinger_edmund.html" xlink:type="simple">http://web.mit.edu/physics/people/faculty/bertschinger_edmund.html</text:a></text:span><text:span text:style-name="T10">"</text:span><text:span text:style-name="T11">&gt;</text:span><text:span text:style-name="T7">Website</text:span><text:span text:style-name="T11">&lt;/a&gt;, </text:span><text:span text:style-name="T10">edbert [at] mit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06" calcext:value-type="date">
            <text:p>01/06/13</text:p>
          </table:table-cell>
          <table:table-cell table:style-name="ce10" office:value-type="date" office:date-value="2013-06-26" calcext:value-type="date">
            <text:p>06/26/13</text:p>
          </table:table-cell>
          <table:table-cell table:style-name="Default"/>
          <table:table-cell table:style-name="ce9" office:value-type="string" calcext:value-type="string">
            <text:p><text:a xlink:href="mailto:edbert@mit.edu" xlink:type="simple">edbert@mit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en</text:p>
          </table:table-cell>
          <table:table-cell table:style-name="ce5" office:value-type="string" calcext:value-type="string">
            <text:p>Bloom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 and Chief Major Adviser, Department of Physics and Astronomy, University of Nebraska-Lincol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E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http://physics.unl.edu/~bloom"&gt;Website&lt;/a&gt;, kenbloom [at] un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9" calcext:value-type="date">
            <text:p>05/29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enbloom@unl.edu" xlink:type="simple">kenbloom@unl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Blu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 of Physics, Miami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blueJM [at] miamiO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9-28" calcext:value-type="date">
            <text:p>09/28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lueJM@miamiOH.edu" xlink:type="simple">blueJM@miamiO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tefan</text:p>
          </table:table-cell>
          <table:table-cell table:style-name="ce5" office:value-type="string" calcext:value-type="string">
            <text:p>Boettch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ysics Department, Emory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G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emory.edu/faculty/boettcher/" xlink:type="simple">http://www.physics.emory.edu/faculty/boettcher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boettc@emory.edu" xlink:type="simple">sboettc@emor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mie</text:p>
          </table:table-cell>
          <table:table-cell table:style-name="ce4" office:value-type="string" calcext:value-type="string">
            <text:p>Bougher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h.D. Candidate and Graduate Assistant, University of Louisville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K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jamie.bougher [at] louisvill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amie.bougher@louisville.edu" xlink:type="simple">jamie.bougher@louisvill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Brau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Massachusetts,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brau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2-08" calcext:value-type="date">
            <text:p>12/08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brau@physics.umass.edu" xlink:type="simple">bbrau@physics.umas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ean</text:p>
          </table:table-cell>
          <table:table-cell table:style-name="ce5" office:value-type="string" calcext:value-type="string">
            <text:p>Bry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Case Western Reserv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5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text:span text:style-name="T9"><text:a xlink:href="http://cmb.phys.case.edu/~sbryan" xlink:type="simple">http://cmb.phys.case.edu/~sbryan</text:a></text:span><text:span text:style-name="T10">"</text:span><text:span text:style-name="T11">&gt;</text:span><text:span text:style-name="T7">Website</text:span><text:span text:style-name="T11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24" calcext:value-type="date">
            <text:p>08/24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ean.bryan@case.edu" xlink:type="simple">sean.bryan@cas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abriel S.</text:p>
          </table:table-cell>
          <table:table-cell table:style-name="ce5" office:value-type="string" calcext:value-type="string">
            <text:p>Caballero-Robled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Investigator, Cinvestav Monterr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MX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.a.caballero.robledo@gmail.com" xlink:type="simple">g.a.caballero.robledo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Candel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Massachusett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candela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andela@physics.umass.edu" xlink:type="simple">candela@physics.umas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adley J.</text:p>
          </table:table-cell>
          <table:table-cell table:style-name="ce5" office:value-type="string" calcext:value-type="string">
            <text:p>Cask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ean, College of Arts and Sciences, University of Wisconsin-River Fal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radley.j.caskey [at] uwrf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11" calcext:value-type="date">
            <text:p>07/11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radley.j.caskey@uwrf.edu" xlink:type="simple">Bradley.j.caskey@uwrf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oracio E.</text:p>
          </table:table-cell>
          <table:table-cell table:style-name="ce5" office:value-type="string" calcext:value-type="string">
            <text:p>Castill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 and Astronomy, Ohio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.ohiou.edu/~castillo/" xlink:type="simple">http://www.phy.ohiou.edu/~castillo/</text:a>"&gt;Website&lt;/a&gt;, castillh [at] ohi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astillh@ohio.edu" xlink:type="simple">castillh@ohio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. Sekhar </text:p>
          </table:table-cell>
          <table:table-cell table:style-name="ce4" office:value-type="string" calcext:value-type="string">
            <text:p>Chivukul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Dean and Professor of Physic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12">&lt;a</text:span><text:span text:style-name="T13"> </text:span><text:span text:style-name="T14">href</text:span><text:span text:style-name="T13">=</text:span><text:span text:style-name="T15">"</text:span><text:span text:style-name="T15"><text:a xlink:href="http://www.pa.msu.edu/~sekhar" xlink:type="simple">http://www.pa.msu.edu/~sekhar</text:a></text:span><text:span text:style-name="T15">"</text:span><text:span text:style-name="T16">&gt;</text:span><text:span text:style-name="T13">Website</text:span><text:span text:style-name="T16">&lt;/a&gt;, sekhar [at] msu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ekhar@msu.edu" xlink:type="simple">sekhar@msu.edu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arren</text:p>
          </table:table-cell>
          <table:table-cell table:style-name="ce5" office:value-type="string" calcext:value-type="string">
            <text:p>Christens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of Physics, North Dakota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warren.christensen [at] nd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21" calcext:value-type="date">
            <text:p>04/21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arren.christensen@ndsu.edu" xlink:type="simple">warren.christensen@nds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im</text:p>
          </table:table-cell>
          <table:table-cell table:style-name="ce5" office:value-type="string" calcext:value-type="string">
            <text:p>Chupp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hupp@umich.edu" xlink:type="simple">chupp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Jacinta</text:p>
          </table:table-cell>
          <table:table-cell table:style-name="ce4" office:value-type="string" calcext:value-type="string">
            <text:p>Conrad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Dept. of Chemical Engineering, University of Housto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TX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conradlab.chee.uh.edu/" xlink:type="simple">http://conradlab.chee.uh.edu</text:a>"&gt;Website&lt;/a&gt;, jcconrad [at] u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 table:number-columns-repeated="2"/>
          <table:table-cell office:value-type="string" calcext:value-type="string">
            <text:p><text:a xlink:href="mailto:jcconrad@Central.UH.EDU" xlink:type="simple">jcconrad@Central.U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onica</text:p>
          </table:table-cell>
          <table:table-cell table:style-name="ce5" office:value-type="string" calcext:value-type="string">
            <text:p>Coo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Georgia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G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cook27 [at] g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1" calcext:value-type="date">
            <text:p>03/11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ook27@gsu.edu" xlink:type="simple">mcook27@gs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di</text:p>
          </table:table-cell>
          <table:table-cell table:style-name="ce5" office:value-type="string" calcext:value-type="string">
            <text:p>Coo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SMU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TX</text:p>
          </table:table-cell>
          <table:table-cell table:style-name="ce4" office:value-type="string" calcext:value-type="string">
            <text:p>&lt;/td&gt;&lt;td&gt;</text:p>
          </table:table-cell>
          <table:table-cell table:style-name="ce15" office:value-type="string" calcext:value-type="string">
            <text:p><text:span text:style-name="T17">&lt;a</text:span><text:span text:style-name="T18"> </text:span><text:span text:style-name="T19">href</text:span><text:span text:style-name="T18">=</text:span><text:span text:style-name="T20">"</text:span><text:span text:style-name="T20"><text:a xlink:href="http://www.physics.smu.edu/cooley" xlink:type="simple">http://www.physics.smu.edu/cooley</text:a></text:span><text:span text:style-name="T20">"</text:span><text:span text:style-name="T21">&gt;</text:span><text:span text:style-name="T18">Website</text:span><text:span text:style-name="T21">&lt;/a&gt;</text:span><text:span text:style-name="T22">, cooley [at] physics.smu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10" office:value-type="date" office:date-value="2014-06-24" calcext:value-type="date">
            <text:p>06/24/14</text:p>
          </table:table-cell>
          <table:table-cell table:style-name="Default"/>
          <table:table-cell table:style-name="ce9" office:value-type="string" calcext:value-type="string">
            <text:p><text:a xlink:href="mailto:cooley@physics.smu.edu" xlink:type="simple">cooley@physics.smu.edu</text:a>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Copenhav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ric.copenhaver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ic.copenhaver@berkeley.edu" xlink:type="simple">eric.copenhaver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amantha</text:p>
          </table:table-cell>
          <table:table-cell table:style-name="ce5" office:value-type="string" calcext:value-type="string">
            <text:p>Dal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Mechanical Engineering, Dept. of Materials Science and Engineering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amdaly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amdaly@umich.edu" xlink:type="simple">samdaly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Danie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NC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http://nile.physics.ncsu.edu "&gt;Website&lt;/a&gt;, kdaniel [at] nc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daniel@ncsu.edu" xlink:type="simple">kdaniel@ncs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oumita</text:p>
          </table:table-cell>
          <table:table-cell table:style-name="ce5" office:value-type="string" calcext:value-type="string">
            <text:p>Da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Rochester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26" calcext:value-type="date">
            <text:p>01/2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odsps@rit.edu" xlink:type="simple">modsps@rit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arles</text:p>
          </table:table-cell>
          <table:table-cell table:style-name="ce5" office:value-type="string" calcext:value-type="string">
            <text:p>Da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Online Editor, Physics Toda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DC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</text:span><text:span text:style-name="T9"><text:a xlink:href="http://www.linkedin.com/pub/charles-day/4/70a/7b3" xlink:type="simple">http://www.linkedin.com/pub/charles-day/4/70a/7b3</text:a></text:span><text:span text:style-name="T10">"</text:span><text:span text:style-name="T11">&gt;</text:span><text:span text:style-name="T7">Website</text:span><text:span text:style-name="T11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10" calcext:value-type="date">
            <text:p>07/10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day@aip.org" xlink:type="simple">cday@aip.org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outer</text:p>
          </table:table-cell>
          <table:table-cell table:style-name="ce4" office:value-type="string" calcext:value-type="string">
            <text:p>Deconin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College of William and Ma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6"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http://www.wm.edu/as/physics/people/fulltimefaculty/deconinck_w.php"</text:span><text:span text:style-name="T5">&gt;</text:span><text:span text:style-name="T2">Website</text:span><text:span text:style-name="T5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deconinck@wm.edu" xlink:type="simple">wdeconinck@wm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DeGraffenrei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Department Chair, Department of Physics and Astronomy, California State University, Sacrament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egraff [at] csu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9-02" calcext:value-type="date">
            <text:p>09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egraff@ucsus.edu" xlink:type="simple">degraff@ucsu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ui</text:p>
          </table:table-cell>
          <table:table-cell table:style-name="ce5" office:value-type="string" calcext:value-type="string">
            <text:p>De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in Physics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sites.lsa.umich.edu/deng-lab/" xlink:type="simple">http://sites.lsa.umich.edu/deng-lab/</text:a>"&gt;Website&lt;/a&gt;, dengh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engh@umich.edu" xlink:type="simple">dengh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an</text:p>
          </table:table-cell>
          <table:table-cell table:style-name="ce5" office:value-type="string" calcext:value-type="string">
            <text:p>Den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, North Dakota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hysics.ndsu.edu/people/faculty/denton/" xlink:type="simple">http://physics.ndsu.edu/people/faculty/denton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lan.denton@ndsu.edu" xlink:type="simple">alan.denton@nds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nnet</text:p>
          </table:table-cell>
          <table:table-cell table:style-name="ce5" office:value-type="string" calcext:value-type="string">
            <text:p>Dickin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dickinson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dickinson@berkeley.edu" xlink:type="simple">jdickinson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Dimitriyev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Georgia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gatech.edu/~mdimitriyev3/" xlink:type="simple">http://www.physics.gatech.edu/~mdimitriyev3/</text:a>"&gt;Website&lt;/a&gt;, msdim [at] gate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dimitriyev3@gatech.edu" xlink:type="simple">mdimitriyev3@gate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arles R.</text:p>
          </table:table-cell>
          <table:table-cell table:style-name="ce5" office:value-type="string" calcext:value-type="string">
            <text:p>Doeri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www.lsa.umich.edu/physics/directory/faculty/ci.doeringcharles_ci.detail" xlink:type="simple">https://www.lsa.umich.edu/physics/directory/faculty/ci.doeringcharles_ci.detail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oering@umich.edu" xlink:type="simple">doering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ichelle</text:p>
          </table:table-cell>
          <table:table-cell table:style-name="ce5" office:value-type="string" calcext:value-type="string">
            <text:p>Dolinsk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rexe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olinski [at] drexe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1-29" calcext:value-type="date">
            <text:p>01/29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olinksi@drexel.edu" xlink:type="simple">dolinksi@drexel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. Paul</text:p>
          </table:table-cell>
          <table:table-cell table:style-name="ce5" office:value-type="string" calcext:value-type="string">
            <text:p>Drak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7" calcext:value-type="date">
            <text:p>04/07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pdrake@umich.edu" xlink:type="simple">rpdrake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en</text:p>
          </table:table-cell>
          <table:table-cell table:style-name="ce5" office:value-type="string" calcext:value-type="string">
            <text:p>Dreyfu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Associate, University of Maryland, College Par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reyfus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4" calcext:value-type="date">
            <text:p>04/14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reyfus@umd.edu" xlink:type="simple">dreyfus@um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Xiyu</text:p>
          </table:table-cell>
          <table:table-cell table:style-name="ce4" office:value-type="string" calcext:value-type="string">
            <text:p>Du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xiyudu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 table:number-columns-repeated="2"/>
          <table:table-cell office:value-type="string" calcext:value-type="string">
            <text:p><text:a xlink:href="mailto:xiyudu@umich.edu" xlink:type="simple">xiyudu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Duri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jdurian [at] physic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jdurian@physics.upenn.edu" xlink:type="simple">djdurian@physic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Wouter G.</text:p>
          </table:table-cell>
          <table:table-cell table:style-name="ce4" office:value-type="string" calcext:value-type="string">
            <text:p>Ellenbroek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Assistant Professor, Dept. of Applied Physics, Eindhoven University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N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.tue.nl/tps/" xlink:type="simple">http://www.phys.tue.nl/tps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w.g.ellenbroek@tue.nl" xlink:type="simple">w.g.ellenbroek@tue.nl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Arthur</text:p>
          </table:table-cell>
          <table:table-cell table:style-name="ce4" office:value-type="string" calcext:value-type="string">
            <text:p>Evans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Postdoctoral Research Associate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https://artioevans.wordpress.com/"&gt;Website&lt;/a&gt;, artio.evan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 table:number-columns-repeated="2"/>
          <table:table-cell office:value-type="string" calcext:value-type="string">
            <text:p><text:a xlink:href="mailto:artio.evans@gmail.com" xlink:type="simple">artio.evan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ugust E.</text:p>
          </table:table-cell>
          <table:table-cell table:style-name="ce5" office:value-type="string" calcext:value-type="string">
            <text:p>Evrar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 and Astronomy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vrard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vrard@umich.edu" xlink:type="simple">evrard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ichael</text:p>
          </table:table-cell>
          <table:table-cell table:style-name="ce5" office:value-type="string" calcext:value-type="string">
            <text:p>Fa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ichaelfang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ichaelfang@berkeley.edu" xlink:type="simple">michaelfang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jah</text:p>
          </table:table-cell>
          <table:table-cell table:style-name="ce5" office:value-type="string" calcext:value-type="string">
            <text:p>Flenn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Scientist, Chemistry Dept., Colorad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lennere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span text:style-name="T24"><text:a xlink:href="mailto:flennere@gmail.com" xlink:type="simple">flennere@gmail.com</text:a></text:span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Nadia</text:p>
          </table:table-cell>
          <table:table-cell table:style-name="ce5" office:value-type="string" calcext:value-type="string">
            <text:p>Fom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epartment of Physics and Astronomy, University of Tenness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TN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nfomin [at] utk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1-14" calcext:value-type="date">
            <text:p>11/1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nfomin@utk.edu" xlink:type="simple">nfomin@utk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Nancy</text:p>
          </table:table-cell>
          <table:table-cell table:style-name="ce5" office:value-type="string" calcext:value-type="string">
            <text:p>Ford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, Simon Fraser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; B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sfu.ca/fordelab" xlink:type="simple">http://www.sfu.ca/fordelab</text:a>"&gt;Website&lt;/a&gt;, nforde [at] sfu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nforde@sfu.ca" xlink:type="simple">nforde@sfu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Forre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tevefor@umich.edu" xlink:type="simple">stevefor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zabeth</text:p>
          </table:table-cell>
          <table:table-cell table:style-name="ce5" office:value-type="string" calcext:value-type="string">
            <text:p>Free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School of Art Institute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agentaphysic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17" calcext:value-type="date">
            <text:p>01/17/13</text:p>
          </table:table-cell>
          <table:table-cell table:style-name="ce10" office:value-type="date" office:date-value="2013-05-24" calcext:value-type="date">
            <text:p>05/24/13</text:p>
          </table:table-cell>
          <table:table-cell table:style-name="Default"/>
          <table:table-cell table:style-name="ce9" office:value-type="string" calcext:value-type="string">
            <text:p><text:a xlink:href="mailto:magentaphysics@gmail.com" xlink:type="simple">magentaphysic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04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seph</text:p>
          </table:table-cell>
          <table:table-cell table:style-name="ce5" office:value-type="string" calcext:value-type="string">
            <text:p>Fritchm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ritchman.3 [at] os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7" calcext:value-type="date">
            <text:p>04/07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seph.fritch@gmail.com" xlink:type="simple">joseph.fritch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llory</text:p>
          </table:table-cell>
          <table:table-cell table:style-name="ce5" office:value-type="string" calcext:value-type="string">
            <text:p>Fuh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uhstma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fuhstm@gmail.com" xlink:type="simple">fuhstm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annalore</text:p>
          </table:table-cell>
          <table:table-cell table:style-name="ce5" office:value-type="string" calcext:value-type="string">
            <text:p>Gerling-Dunsmor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California Institute of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annalorejoy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5-15" calcext:value-type="date">
            <text:p>05/15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annalorejoy@gmail.com" xlink:type="simple">hannalorejoy@gmail.com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upa</text:p>
          </table:table-cell>
          <table:table-cell table:style-name="ce5" office:value-type="string" calcext:value-type="string">
            <text:p>Gilber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”<text:a xlink:href="http://home.physics.wisc.edu/gilbert/" xlink:type="simple">http://home.physics.wisc.edu/gilbert/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7" calcext:value-type="date">
            <text:p>07/27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upa@physics.wisc.edu" xlink:type="simple">pupa@physics.wisc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Laura</text:p>
          </table:table-cell>
          <table:table-cell table:style-name="ce5" office:value-type="string" calcext:value-type="string">
            <text:p>Gladston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Wisconsin, 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gladstone [at] wisc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6" calcext:value-type="date">
            <text:p>06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ladstone@wisc.edu" xlink:type="simple">gladstone@wisc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haron</text:p>
          </table:table-cell>
          <table:table-cell table:style-name="ce5" office:value-type="string" calcext:value-type="string">
            <text:p>Glotz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engin.umich.edu/dept/cheme/people/glotzer.html" xlink:type="simple">http://www.engin.umich.edu/dept/cheme/people/glotzer.html</text:a>"&gt;Website&lt;/a&gt;, sglotzer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08" calcext:value-type="date">
            <text:p>03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glotzer@umich.edu" xlink:type="simple">sglotzer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enee Michelle</text:p>
          </table:table-cell>
          <table:table-cell table:style-name="ce5" office:value-type="string" calcext:value-type="string">
            <text:p>Goertz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Education Programs Manager, American Physical Socie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3" calcext:value-type="date">
            <text:p>04/13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oertzen@aps.org" xlink:type="simple">goertzen@aps.org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arl</text:p>
          </table:table-cell>
          <table:table-cell table:style-name="ce5" office:value-type="string" calcext:value-type="string">
            <text:p>Goodri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Dept.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cpgoodri [at] sa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pgoodri@sas.upenn.edu" xlink:type="simple">cpgoodri@sa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Harp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ichigan, Ann H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arperic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span text:style-name="T24"><text:a xlink:href="mailto:harperic@umich.edu" xlink:type="simple">harperic@umich.edu</text:a></text:span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ack</text:p>
          </table:table-cell>
          <table:table-cell table:style-name="ce5" office:value-type="string" calcext:value-type="string">
            <text:p>Harri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Yal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T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ack.harris [at] yal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8-21" calcext:value-type="date">
            <text:p>08/21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ack.harris@yale.edu" xlink:type="simple">jack.harris@yal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Hender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Virgi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7" office:value-type="string" calcext:value-type="string">
            <text:p><text:span text:style-name="T23">wrh3xg [at] </text:span><text:span text:style-name="T23"><text:a xlink:href="http://virginia.edu/" xlink:type="simple">virginia.edu</text:a>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9" calcext:value-type="date">
            <text:p>07/29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rh3xg@virginia.edu" xlink:type="simple">wrh3xg@virgini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tthew F.</text:p>
          </table:table-cell>
          <table:table-cell table:style-name="ce5" office:value-type="string" calcext:value-type="string">
            <text:p>Hernd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http://www.hep.wisc.edu/~herndon/"&gt;Website&lt;/a&gt;, herndon [at] hep.wisc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6" calcext:value-type="date">
            <text:p>07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erndon@hep.wisc.edu" xlink:type="simple">herndon@hep.wisc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Hes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Research, Joint Quantum Institute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pwhess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2" calcext:value-type="date">
            <text:p>04/12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aul.w.hess@gmail.com" xlink:type="simple">paul.w.hess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uglas</text:p>
          </table:table-cell>
          <table:table-cell table:style-name="ce5" office:value-type="string" calcext:value-type="string">
            <text:p>Higinbotham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Staff Scientist, Jefferson Lab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oug [at] jlab.org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6-04" calcext:value-type="date">
            <text:p>06/0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oug@jlab.org" xlink:type="simple">doug@jlab.org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ilary M.</text:p>
          </table:table-cell>
          <table:table-cell table:style-name="ce5" office:value-type="string" calcext:value-type="string">
            <text:p>Hu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hurst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4" calcext:value-type="date">
            <text:p>04/14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hurst@umd.edu" xlink:type="simple">hhurst@um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jendra </text:p>
          </table:table-cell>
          <table:table-cell table:style-name="ce5" office:value-type="string" calcext:value-type="string">
            <text:p>Ja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Illinois, Urbana-Champaig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pacojain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1-17" calcext:value-type="date">
            <text:p>01/17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acojain@gmail.com" xlink:type="simple">pacojain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r. Martine</text:p>
          </table:table-cell>
          <table:table-cell table:style-name="ce5" office:value-type="string" calcext:value-type="string">
            <text:p>Kalk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MIT Lincoln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6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artine.kalke@gmail.com" xlink:type="simple">martine.kalke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ndall</text:p>
          </table:table-cell>
          <table:table-cell table:style-name="ce5" office:value-type="string" calcext:value-type="string">
            <text:p>Kami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Dept.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amien [at] 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amien@physics.upenn.edu" xlink:type="simple">kamien@physics.upenn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Lisa</text:p>
          </table:table-cell>
          <table:table-cell table:style-name="ce5" office:value-type="string" calcext:value-type="string">
            <text:p>Kaufm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Indian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N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ljkauf [at] indiana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8-09" calcext:value-type="date">
            <text:p>08/09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ljkauf@indiana.edu" xlink:type="simple">ljkauf@indian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Hridesh</text:p>
          </table:table-cell>
          <table:table-cell table:style-name="ce5" office:value-type="string" calcext:value-type="string">
            <text:p>Ked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hicag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hridesh [at] uchicag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hridesh@uchicago.edu" xlink:type="simple">hridesh@uchicago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my</text:p>
          </table:table-cell>
          <table:table-cell table:style-name="ce5" office:value-type="string" calcext:value-type="string">
            <text:p>Kees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Assistant Professor, Department of Physics, West Virginia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V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my.keesee [at] mail.wv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0" calcext:value-type="date">
            <text:p>05/20/13</text:p>
          </table:table-cell>
          <table:table-cell table:style-name="ce9"/>
          <table:table-cell table:style-name="Default"/>
          <table:table-cell table:style-name="ce23" office:value-type="string" calcext:value-type="string">
            <text:p><text:span text:style-name="T25"><text:a xlink:href="mailto:amy.keesee@mail.wvu.edu" xlink:type="simple">amy.keesee@mail.wvu.edu</text:a></text:span><text:span text:style-name="T25"> </text:span>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ren</text:p>
          </table:table-cell>
          <table:table-cell table:style-name="ce5" office:value-type="string" calcext:value-type="string">
            <text:p>Ki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Teaching Professor, University of Missour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O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ingkar [at] missouri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5" calcext:value-type="date">
            <text:p>06/25/13</text:p>
          </table:table-cell>
          <table:table-cell table:style-name="ce9"/>
          <table:table-cell table:style-name="Default"/>
          <table:table-cell table:style-name="ce24" office:value-type="string" calcext:value-type="string">
            <text:p><text:a xlink:href="mailto:kingkar@missouri.edu" xlink:type="simple">kingkar@missouri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am</text:p>
          </table:table-cell>
          <table:table-cell table:style-name="ce5" office:value-type="string" calcext:value-type="string">
            <text:p>Koh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ohn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ohn@berkeley.edu" xlink:type="simple">kohn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oul</text:p>
          </table:table-cell>
          <table:table-cell table:style-name="ce5" office:value-type="string" calcext:value-type="string">
            <text:p>Kopelm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umich.edu/~koplab" xlink:type="simple">www.umich.edu/~koplab</text:a>"&gt;Website&lt;/a&gt;, kopelman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7" calcext:value-type="date">
            <text:p>04/07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opelman@umich.edu" xlink:type="simple">kopelman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arolyn</text:p>
          </table:table-cell>
          <table:table-cell table:style-name="ce5" office:value-type="string" calcext:value-type="string">
            <text:p>Kuranz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Research Scientist, Center for Radiative Shock Hydrodynam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ckuranz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kuranz@umich.edu" xlink:type="simple">ckuranz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agliyan</text:p>
          </table:table-cell>
          <table:table-cell table:style-name="ce5" office:value-type="string" calcext:value-type="string">
            <text:p>Kurda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irector of Applied Physics, Professor of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urdak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urdak@umich.edu" xlink:type="simple">kurdak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achel</text:p>
          </table:table-cell>
          <table:table-cell table:style-name="ce5" office:value-type="string" calcext:value-type="string">
            <text:p>L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rmlee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2" calcext:value-type="date">
            <text:p>04/12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mlee@mail.umd.edu" xlink:type="simple">rmlee@mail.um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ylvia</text:p>
          </table:table-cell>
          <table:table-cell table:style-name="ce5" office:value-type="string" calcext:value-type="string">
            <text:p>Lew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ylviakl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ylviakl@berkeley.edu" xlink:type="simple">sylviakl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rielle</text:p>
          </table:table-cell>
          <table:table-cell table:style-name="ce5" office:value-type="string" calcext:value-type="string">
            <text:p>Littl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riellelittle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iellelittle@berkeley.edu" xlink:type="simple">ariellelittle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Littlewoo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irector, Argonne National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IL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pblittlewood [at] anl.gov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blittlewood@anl.gov" xlink:type="simple">pblittlewood@anl.gov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sse</text:p>
          </table:table-cell>
          <table:table-cell table:style-name="ce5" office:value-type="string" calcext:value-type="string">
            <text:p>Livez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esse.livezey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esse.livezey@berkeley.edu" xlink:type="simple">jesse.livezey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ndrea J.</text:p>
          </table:table-cell>
          <table:table-cell table:style-name="ce5" office:value-type="string" calcext:value-type="string">
            <text:p>Lu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Hepburn Professor of Physics, Dept.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upenn.edu/liugroup/" xlink:type="simple">http://www.physics.upenn.edu/liugroup/</text:a>"&gt;Website&lt;/a&gt;, ajliu [at] physic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jliu@physics.upenn.edu" xlink:type="simple">ajliu@physic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. Lisa</text:p>
          </table:table-cell>
          <table:table-cell table:style-name="ce5" office:value-type="string" calcext:value-type="string">
            <text:p>Mannin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ysics Department, Syracus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manning [at] syr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manning@syr.edu" xlink:type="simple">mmanning@syr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 </text:p>
          </table:table-cell>
          <table:table-cell table:style-name="ce5" office:value-type="string" calcext:value-type="string">
            <text:p>Mansfiel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esident of the Microscopy Society of America, Associate Director of the North Campus Electron Microbeam Analysis Laboratory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emalwww.engin.umich.edu/" xlink:type="simple">http://emalwww.engin.umich.edu/</text:a>"&gt;Website&lt;/a&gt;, jfmjfm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fmjfm@umich.edu" xlink:type="simple">jfmjfm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. Christina</text:p>
          </table:table-cell>
          <table:table-cell table:style-name="ce5" office:value-type="string" calcext:value-type="string">
            <text:p>Marchett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Syracus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mcmarche.expressions.syr.edu/" xlink:type="simple">https://mcmarche.expressions.syr.edu</text:a>"&gt;Website&lt;/a&gt;, mcmarche [at] syr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5" calcext:value-type="date">
            <text:p>04/05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marche@syr.edu" xlink:type="simple">mcmarche@syr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uy</text:p>
          </table:table-cell>
          <table:table-cell table:style-name="ce5" office:value-type="string" calcext:value-type="string">
            <text:p>Marcu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John Hopkins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guygmarcus.com/" xlink:type="simple">http://www.guygmarcus.com</text:a>"&gt;Website&lt;/a&gt;, guygmarcus [at] jh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0" calcext:value-type="date">
            <text:p>03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uygmarcus@jhu.edu" xlink:type="simple">guygmarcus@jhu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tephen</text:p>
          </table:table-cell>
          <table:table-cell table:style-name="ce5" office:value-type="string" calcext:value-type="string">
            <text:p>Marti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martis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martis@berkeley.edu" xlink:type="simple">smartis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ames</text:p>
          </table:table-cell>
          <table:table-cell table:style-name="ce5" office:value-type="string" calcext:value-type="string">
            <text:p>Maxwel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Senior Postdoctoral Associate, MIT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dmax [at] mit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3-18" calcext:value-type="date">
            <text:p>03/18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dmax@mit.edu" xlink:type="simple">jdmax@mit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ndrew</text:p>
          </table:table-cell>
          <table:table-cell table:style-name="ce5" office:value-type="string" calcext:value-type="string">
            <text:p>McAllist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D Candidate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cala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ala@umich.edu" xlink:type="simple">mcala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n</text:p>
          </table:table-cell>
          <table:table-cell table:style-name="ce5" office:value-type="string" calcext:value-type="string">
            <text:p>McCamm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Mad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mccammon [at] physics.wisc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7-26" calcext:value-type="date">
            <text:p>07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cammon@physics.wisc.edu" xlink:type="simple">mccammon@physics.wisc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aul</text:p>
          </table:table-cell>
          <table:table-cell table:style-name="ce5" office:value-type="string" calcext:value-type="string">
            <text:p>McGuir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Associate, Corne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cguirk [at] cornel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6" calcext:value-type="date">
            <text:p>06/26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cguirk@cornell.edu" xlink:type="simple">mcguirk@cornell.edu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imothy</text:p>
          </table:table-cell>
          <table:table-cell table:style-name="ce5" office:value-type="string" calcext:value-type="string">
            <text:p>McKa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Astronomy, and Education, Director of the LSA Honors Program, E&lt;sup&gt;2&lt;/sup&gt; Project Direct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”<text:a xlink:href="https://www.lsa.umich.edu/physics/directory/faculty/ci.mckaytimothy_ci.detail" xlink:type="simple">https://www.lsa.umich.edu/physics/directory/faculty/ci.mckaytimothy_ci.detail</text:a>"&gt;Website&lt;/a&gt;, tamckay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tamckay@umich.edu" xlink:type="simple">tamckay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cey</text:p>
          </table:table-cell>
          <table:table-cell table:style-name="ce5" office:value-type="string" calcext:value-type="string">
            <text:p>Meak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klmeaker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0-08" calcext:value-type="date">
            <text:p>10/0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lmeaker@berkeley.edu" xlink:type="simple">klmeaker@berkeley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ex</text:p>
          </table:table-cell>
          <table:table-cell table:style-name="ce5" office:value-type="string" calcext:value-type="string">
            <text:p>Mellni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Corne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rm282 [at] cornell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2-24" calcext:value-type="date">
            <text:p>02/2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m282@cornell.edu" xlink:type="simple">arm282@cornell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. Alan</text:p>
          </table:table-cell>
          <table:table-cell table:style-name="ce5" office:value-type="string" calcext:value-type="string">
            <text:p>Middle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Chair, Syracus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hysics.syr.edu/~aam" xlink:type="simple">http://physics.syr.edu/~aam</text:a>"&gt;Website&lt;/a&gt;, aamiddle [at] syr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amiddle@syr.edu" xlink:type="simple">aamiddle@syr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lman</text:p>
          </table:table-cell>
          <table:table-cell table:style-name="ce5" office:value-type="string" calcext:value-type="string">
            <text:p>Migl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National Institute of Standards and Technolog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nist.gov/mml/msed/complex_fluids/" xlink:type="simple">http://www.nist.gov/mml/msed/complex_fluids/</text:a>"&gt;Website&lt;/a&gt;, kalman.migler [at] nist.gov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alman.migler@nist.gov" xlink:type="simple">kalman.migler@nist.gov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anna Mirecki</text:p>
          </table:table-cell>
          <table:table-cell table:style-name="ce5" office:value-type="string" calcext:value-type="string">
            <text:p>Millunchi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Materials Science and Engineering, Academic Director of MSTEM Academy in Engineering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oannamm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oannamm@umich.edu" xlink:type="simple">joannamm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irag</text:p>
          </table:table-cell>
          <table:table-cell table:style-name="ce5" office:value-type="string" calcext:value-type="string">
            <text:p>Mod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odichirag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odichirag@berkeley.edu" xlink:type="simple">modichirag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rk</text:p>
          </table:table-cell>
          <table:table-cell table:style-name="ce5" office:value-type="string" calcext:value-type="string">
            <text:p>Moldwi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Space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moldwin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moldwin@umich.edu" xlink:type="simple">mmoldwin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Ian A.</text:p>
          </table:table-cell>
          <table:table-cell table:style-name="ce5" office:value-type="string" calcext:value-type="string">
            <text:p>Morri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Fellow, Department of Physics, McGil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; Q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mcgill.ca/~imorrison/" xlink:type="simple">http://www.physics.mcgill.ca/~imorrison/</text:a>"&gt;Website&lt;/a&gt;, imorrison [at] physics.mcgill.ca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1-14" calcext:value-type="date">
            <text:p>11/1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imorrison@physics.mcgill.ca" xlink:type="simple">imorrison@physics.mcgill.ca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eoff</text:p>
          </table:table-cell>
          <table:table-cell table:style-name="ce5" office:value-type="string" calcext:value-type="string">
            <text:p>Nune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uPont Central Resear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DE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geoffrey.nunes [at] dupont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nunesjr@gmail.com" xlink:type="simple">gnunesjr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Peter</text:p>
          </table:table-cell>
          <table:table-cell table:style-name="ce5" office:value-type="string" calcext:value-type="string">
            <text:p>Olmste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Chair, Georget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D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pdo7 [at] georgetow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do7@georgetown.edu" xlink:type="simple">pdo7@georgetow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lena</text:p>
          </table:table-cell>
          <table:table-cell table:style-name="ce5" office:value-type="string" calcext:value-type="string">
            <text:p>Opp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 and Chair of Physics, George Washingto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D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kopper [at] gw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8" calcext:value-type="date">
            <text:p>04/08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kopper@gwu.edu" xlink:type="simple">akopper@gwu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ristina M.</text:p>
          </table:table-cell>
          <table:table-cell table:style-name="ce5" office:value-type="string" calcext:value-type="string">
            <text:p>Oth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of Physics, Wesleya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T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othonlab.research.wesleyan.edu"&gt;Website&lt;/a&gt;, cothon [at] wesleya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othon@wesleyan.edu" xlink:type="simple">cothon@wesleya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iana</text:p>
          </table:table-cell>
          <table:table-cell table:style-name="ce5" office:value-type="string" calcext:value-type="string">
            <text:p>Parno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Research Felow, University of Washing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dparno [at] uw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31" calcext:value-type="date">
            <text:p>07/31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parno@uw.edu" xlink:type="simple">dparno@uw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riel</text:p>
          </table:table-cell>
          <table:table-cell table:style-name="ce5" office:value-type="string" calcext:value-type="string">
            <text:p>Pau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evelopment Coordinator for the PhET Interactive Simulations Project, University of Colorado Bould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O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riel.paul [at] colorado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2-29" calcext:value-type="date">
            <text:p>12/29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riel.paul@colorado.edu" xlink:type="simple">ariel.paul@colorado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Sarah</text:p>
          </table:table-cell>
          <table:table-cell table:style-name="ce5" office:value-type="string" calcext:value-type="string">
            <text:p>Perr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ept. of Chemical Engineering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umass.edu/perry/" xlink:type="simple">http://www.umass.edu/perry/</text:a>“&gt;Website&lt;/a&gt;, perrys [at] engin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perrys@engin.umass.edu" xlink:type="simple">perrys@engin.umas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ecky</text:p>
          </table:table-cell>
          <table:table-cell table:style-name="ce5" office:value-type="string" calcext:value-type="string">
            <text:p>Peters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 of Electrical Engineering and Computer Science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sites.google.com/a/umich.edu/petersonlab/" xlink:type="simple">https://sites.google.com/a/umich.edu/petersonlab/</text:a>"&gt;Website&lt;/a&gt;, blpeters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lpeters@umich.edu" xlink:type="simple">blpeters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homas R.</text:p>
          </table:table-cell>
          <table:table-cell table:style-name="ce5" office:value-type="string" calcext:value-type="string">
            <text:p>Power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School of Engineering and Department of Physics, Br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R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thomas_powers [at] brow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thomas_powers@brown.edu" xlink:type="simple">thomas_powers@brow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n De</text:p>
          </table:table-cell>
          <table:table-cell table:style-name="ce5" office:value-type="string" calcext:value-type="string">
            <text:p>Pre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 of Physics, St. Mary's College of Marylan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faculty.smcm.edu/ekdepree" xlink:type="simple">http://faculty.smcm.edu/ekdepree</text:a>"&gt;Website&lt;/a&gt;, ekdepree [at] smcm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4-09" calcext:value-type="date">
            <text:p>04/09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kdepree@smcm.edu" xlink:type="simple">ekdepree@smcm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ennan C.</text:p>
          </table:table-cell>
          <table:table-cell table:style-name="ce5" office:value-type="string" calcext:value-type="string">
            <text:p>Purs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NSF Fellow, Ph.D. Candidate, 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pursley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pursley@umich.edu" xlink:type="simple">bpursley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abriel S.</text:p>
          </table:table-cell>
          <table:table-cell table:style-name="ce5" office:value-type="string" calcext:value-type="string">
            <text:p>Redn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Brandeis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s://sites.google.com/a/brandeis.edu/gredner/" xlink:type="simple">https://sites.google.com/a/brandeis.edu/gredner/</text:a>"&gt;Website&lt;/a&gt;, gredner [at] brandei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redner@brandeis.edu" xlink:type="simple">gredner@brandei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nnifer</text:p>
          </table:table-cell>
          <table:table-cell table:style-name="ce5" office:value-type="string" calcext:value-type="string">
            <text:p>Ros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Dept. of Physics, University of Massachusetts Amhers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eople.umass.edu/rossj/Home.html" xlink:type="simple">http://people.umass.edu/rossj/Home.html</text:a>"&gt;Website&lt;/a&gt;, rossj [at] physics.umas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ossj@physics.umass.edu" xlink:type="simple">rossj@physics.umass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mily</text:p>
          </table:table-cell>
          <table:table-cell table:style-name="ce5" office:value-type="string" calcext:value-type="string">
            <text:p>Russel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Institute Fellow, Institute for Computational and Experimental Research, Br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/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mily_Russell@post.harvard.edu" xlink:type="simple">Emily_Russell@post.harvar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Natan</text:p>
          </table:table-cell>
          <table:table-cell table:style-name="ce5" office:value-type="string" calcext:value-type="string">
            <text:p>Samue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octoral Candidate, Florida International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FL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&lt;a href="<text:a xlink:href="http://fiu.academia.edu/NatanSamuels" xlink:type="simple">http://fiu.academia.edu/NatanSamuels</text:a>"&gt;Website&lt;/a&gt;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10-04" calcext:value-type="date">
            <text:p>10/04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nsamu002@fiu.edu" xlink:type="simple">nsamu002@fiu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ahrud</text:p>
          </table:table-cell>
          <table:table-cell table:style-name="ce5" office:value-type="string" calcext:value-type="string">
            <text:p>Sayraf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ahrud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ahrud@berkeley.edu" xlink:type="simple">mahrud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ate</text:p>
          </table:table-cell>
          <table:table-cell table:style-name="ce5" office:value-type="string" calcext:value-type="string">
            <text:p>Scholber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Duk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C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chol [at] phy.duke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1-14" calcext:value-type="date">
            <text:p>11/14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chol@phy.duke.edu" xlink:type="simple">schol@phy.duke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avid</text:p>
          </table:table-cell>
          <table:table-cell table:style-name="ce5" office:value-type="string" calcext:value-type="string">
            <text:p>Se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Ottaw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A; ON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avid.sean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avid.sean@gmail.com" xlink:type="simple">david.sean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Robin</text:p>
          </table:table-cell>
          <table:table-cell table:style-name="ce5" office:value-type="string" calcext:value-type="string">
            <text:p>Seling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, Chemical Physics Interdisciplinary Program, Liquid Crystal Institute, Kent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http://www.kent.edu/cas/cpip/~rselinge/</text:span><text:span text:style-name="T10">"</text:span><text:span text:style-name="T11">&gt;</text:span><text:span text:style-name="T7">Website</text:span><text:span text:style-name="T11">&lt;/a&gt;, </text:span><text:span text:style-name="T10">rseling [at] kent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2-08" calcext:value-type="date">
            <text:p>02/0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rseling@kent.edu" xlink:type="simple">rseling@kent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Francesca</text:p>
          </table:table-cell>
          <table:table-cell table:style-name="ce5" office:value-type="string" calcext:value-type="string">
            <text:p>Serr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P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fraserra [at] sa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fraserra@sas.upenn.edu" xlink:type="simple">fraserra@sas.upenn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n</text:p>
          </table:table-cell>
          <table:table-cell table:style-name="ce5" office:value-type="string" calcext:value-type="string">
            <text:p>Siegel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Mechanical Engineering Dept. and Applied Physics Program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djsiege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djsiege@umich.edu" xlink:type="simple">djsiege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esse L.</text:p>
          </table:table-cell>
          <table:table-cell table:style-name="ce5" office:value-type="string" calcext:value-type="string">
            <text:p>Silverberg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ostdoctoral Scholar, Wyss Institute for Biologically Inspired Engineering, Harvard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esse.silverberg [at] wyss.harvar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esse.silverberg@wyss.harvard.edu" xlink:type="simple">jesse.silverberg@wyss.harvar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zabeth H. </text:p>
          </table:table-cell>
          <table:table-cell table:style-name="ce5" office:value-type="string" calcext:value-type="string">
            <text:p>Simmon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ean and University Distinguished Professor of Physics, Michigan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1">&lt;a</text:span><text:span text:style-name="T2"> </text:span><text:span text:style-name="T3">href</text:span><text:span text:style-name="T2">=</text:span><text:span text:style-name="T4">"</text:span><text:span text:style-name="T4"><text:a xlink:href="http://www.pa.msu.edu/~esimmons/" xlink:type="simple">http://www.pa.msu.edu/~esimmons/</text:a></text:span><text:span text:style-name="T4">"</text:span><text:span text:style-name="T5">&gt;</text:span><text:span text:style-name="T2">Website</text:span><text:span text:style-name="T5">&lt;/a&gt;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6" calcext:value-type="date">
            <text:p>07/26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simmons@pa.msu.edu" xlink:type="simple">esimmons@pa.msu.edu</text:a></text:p>
          </table:table-cell>
          <table:table-cell table:style-name="ce9"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hnathan</text:p>
          </table:table-cell>
          <table:table-cell table:style-name="ce5" office:value-type="string" calcext:value-type="string">
            <text:p>Sla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Columbia Basin Colleg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slack334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2" calcext:value-type="date">
            <text:p>05/22/13</text:p>
          </table:table-cell>
          <table:table-cell table:style-name="ce10" office:value-type="date" office:date-value="2013-06-26" calcext:value-type="date">
            <text:p>06/26/13</text:p>
          </table:table-cell>
          <table:table-cell table:style-name="Default"/>
          <table:table-cell table:style-name="ce9" office:value-type="string" calcext:value-type="string">
            <text:p><text:a xlink:href="mailto:Jslack334@gmail.com" xlink:type="simple">Jslack334@gmail.com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William</text:p>
          </table:table-cell>
          <table:table-cell table:style-name="ce5" office:value-type="string" calcext:value-type="string">
            <text:p>Slato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Central Arkansa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AR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faculty.uca.edu/wvslaton/" xlink:type="simple">http://faculty.uca.edu/wvslaton/</text:a>”&gt;Website&lt;/a&gt;, wvslaton [at] jhu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3-12" calcext:value-type="date">
            <text:p>03/12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vslaton@uca.edu" xlink:type="simple">wvslaton@uca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ilo</text:p>
          </table:table-cell>
          <table:table-cell table:style-name="ce5" office:value-type="string" calcext:value-type="string">
            <text:p>Sleat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leator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leator@berkeley.edu" xlink:type="simple">sleator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ad</text:p>
          </table:table-cell>
          <table:table-cell table:style-name="ce5" office:value-type="string" calcext:value-type="string">
            <text:p>Smit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radcs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radcs@umich.edu" xlink:type="simple">bradcs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ngela</text:p>
          </table:table-cell>
          <table:table-cell table:style-name="ce5" office:value-type="string" calcext:value-type="string">
            <text:p>Spec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Astrophysics and Director of Astronomy, University of Missour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O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<text:span text:style-name="T6">&lt;a</text:span><text:span text:style-name="T7"> </text:span><text:span text:style-name="T8">href</text:span><text:span text:style-name="T7">=</text:span><text:span text:style-name="T9">"http://</text:span><text:span text:style-name="T9"><text:a xlink:href="http://www.missouri.edu/~speckan" xlink:type="simple">www.missouri.edu/~speckan</text:a></text:span><text:span text:style-name="T10">"</text:span><text:span text:style-name="T11">&gt;</text:span><text:span text:style-name="T7">Website</text:span><text:span text:style-name="T11">&lt;/a&gt;, </text:span><text:span text:style-name="T10">speckan [at] missouri.edu</text:span>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2-07-27" calcext:value-type="date">
            <text:p>07/27/12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peckan@missouri.edu" xlink:type="simple">speckan@missouri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onald</text:p>
          </table:table-cell>
          <table:table-cell table:style-name="ce5" office:value-type="string" calcext:value-type="string">
            <text:p>Spect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Hobart &amp; William Smith College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NY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people.hws.edu/spector" xlink:type="simple">http://people.hws.edu/spector</text:a>"&gt;Website&lt;/a&gt;, spector [at] hws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01-17" calcext:value-type="date">
            <text:p>01/17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pector@hws.edu" xlink:type="simple">spector@hws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lenn</text:p>
          </table:table-cell>
          <table:table-cell table:style-name="ce5" office:value-type="string" calcext:value-type="string">
            <text:p>Spicza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University of Wisconsin-River Fall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W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glenn.spiczak [at] uwrf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6-22" calcext:value-type="date">
            <text:p>06/22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lenn.spiczak@uwrf.edu" xlink:type="simple">glenn.spiczak@uwrf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Todd</text:p>
          </table:table-cell>
          <table:table-cell table:style-name="ce5" office:value-type="string" calcext:value-type="string">
            <text:p>Squire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and Vice Chair, Department of Chemical Engineering, University of Califor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squires [at] engineering.ucsb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squires@engineering.ucsb.edu" xlink:type="simple">squires@engineering.ucsb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</text:p>
          </table:table-cell>
          <table:table-cell table:style-name="ce5" office:value-type="string" calcext:value-type="string">
            <text:p>Suchyt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Ohio State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OH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ric.d.suchyta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ic.d.suchyta@gmail.com" xlink:type="simple">eric.d.suchyta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ison</text:p>
          </table:table-cell>
          <table:table-cell table:style-name="ce5" office:value-type="string" calcext:value-type="string">
            <text:p>Sween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Department of Physics and Astronomy, University of Pennsylvania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PA</text:p>
          </table:table-cell>
          <table:table-cell table:style-name="ce4" office:value-type="string" calcext:value-type="string">
            <text:p>&lt;/td&gt;&lt;td&gt;</text:p>
          </table:table-cell>
          <table:table-cell table:style-name="ce8" office:value-type="string" calcext:value-type="string">
            <text:p>alisonsw [at] physics.upenn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5-22" calcext:value-type="date">
            <text:p>05/22/13</text:p>
          </table:table-cell>
          <table:table-cell table:style-name="ce9"/>
          <table:table-cell table:style-name="Default"/>
          <table:table-cell table:style-name="ce25" office:value-type="string" calcext:value-type="string">
            <text:p><text:a xlink:href="mailto:alisonsw@physics.upenn.edu" xlink:type="simple">alisonsw@physics.upenn.edu</text:a> 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Uwe C.</text:p>
          </table:table-cell>
          <table:table-cell table:style-name="ce5" office:value-type="string" calcext:value-type="string">
            <text:p>T&amp;auml;ub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rofessor of Physics, Virginia Te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V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.vt.edu/~tauber/utaeuber.html" xlink:type="simple">www.phys.vt.edu/~tauber/utaeuber.html</text:a>"&gt;Website&lt;/a&gt;, tauber [at] vt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tauber@vt.edu" xlink:type="simple">tauber@vt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. Pasha</text:p>
          </table:table-cell>
          <table:table-cell table:style-name="ce5" office:value-type="string" calcext:value-type="string">
            <text:p>Tabatabai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eorgetown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.pasha.tabatabai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.pasha.tabatabai@gmail.com" xlink:type="simple">a.pasha.tabatabai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n</text:p>
          </table:table-cell>
          <table:table-cell table:style-name="ce5" office:value-type="string" calcext:value-type="string">
            <text:p>Teich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.D. Candidate, Applied Physics Program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rteich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teich@umich.edu" xlink:type="simple">erteich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Alec</text:p>
          </table:table-cell>
          <table:table-cell table:style-name="ce5" office:value-type="string" calcext:value-type="string">
            <text:p>Thoma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ociate Professor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agrt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agrt@umich.edu" xlink:type="simple">agrt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Toney</text:p>
          </table:table-cell>
          <table:table-cell table:style-name="ce4" office:value-type="string" calcext:value-type="string">
            <text:p>&lt;/td&gt;&lt;td&gt;</text:p>
          </table:table-cell>
          <table:table-cell table:style-name="ce4" office:value-type="string" calcext:value-type="string">
            <text:p>SLAC National Accelerator Laboratory</text:p>
          </table:table-cell>
          <table:table-cell table:style-name="ce4" office:value-type="string" calcext:value-type="string">
            <text:p>&lt;/td&gt;&lt;td&gt;</text:p>
          </table:table-cell>
          <table:table-cell table:style-name="ce4"/>
          <table:table-cell table:style-name="ce4" office:value-type="string" calcext:value-type="string">
            <text:p>&lt;/td&gt;&lt;td&gt;</text:p>
          </table:table-cell>
          <table:table-cell table:style-name="ce6" office:value-type="string" calcext:value-type="string">
            <text:p>mftoney [at] slac.stanfor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9" calcext:value-type="date">
            <text:p>04/09/15</text:p>
          </table:table-cell>
          <table:table-cell table:style-name="ce9" table:number-columns-repeated="2"/>
          <table:table-cell office:value-type="string" calcext:value-type="string">
            <text:p><text:a xlink:href="mailto:mftoney@slac.stanford.edu" xlink:type="simple">mftoney@slac.stanford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Joshua</text:p>
          </table:table-cell>
          <table:table-cell table:style-name="ce5" office:value-type="string" calcext:value-type="string">
            <text:p>Trac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Ohio State University (Previous)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jttracy56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jttracy56@gmail.com" xlink:type="simple">jttracy56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Chandra</text:p>
          </table:table-cell>
          <table:table-cell table:style-name="ce5" office:value-type="string" calcext:value-type="string">
            <text:p>Turpe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Associate and Instructor, University of Maryland, College Park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D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turpen [at] umd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4" calcext:value-type="date">
            <text:p>04/14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chandra.turpen@gmail.com" xlink:type="simple">chandra.turpen@gmail.com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Greg </text:p>
          </table:table-cell>
          <table:table-cell table:style-name="ce5" office:value-type="string" calcext:value-type="string">
            <text:p>van Ander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Research Investigator, Dept. of Chemical Engineering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” <text:a xlink:href="http://dazzy.engin.umich.edu/~grva" xlink:type="simple">http://dazzy.engin.umich.edu/~grva</text:a>”&gt;Website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10" calcext:value-type="date">
            <text:p>04/10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grva@umich.edu" xlink:type="simple">grva@umich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Melanie</text:p>
          </table:table-cell>
          <table:table-cell table:style-name="ce5" office:value-type="string" calcext:value-type="string">
            <text:p>Veal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melanie.veale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melanie.veale@berkeley.edu" xlink:type="simple">melanie.veale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Derek</text:p>
          </table:table-cell>
          <table:table-cell table:style-name="ce5" office:value-type="string" calcext:value-type="string">
            <text:p>Vigil-Flowe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Graduate Student, University of California, Berkele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vigil [at] berkele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4-10-02" calcext:value-type="date">
            <text:p>10/02/14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vigil@berkeley.edu" xlink:type="simple">vigil@berkele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ric R.</text:p>
          </table:table-cell>
          <table:table-cell table:style-name="ce5" office:value-type="string" calcext:value-type="string">
            <text:p>Weeks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Dobbs Professor and Chair, Department of Physics, Emory University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GA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&lt;a href="<text:a xlink:href="http://www.physics.emory.edu/~weeks/" xlink:type="simple">http://www.physics.emory.edu/~weeks/</text:a>"&gt;Website&lt;/a&gt;, erweeks [at] emory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8" calcext:value-type="date">
            <text:p>04/08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rweeks@emory.edu" xlink:type="simple">erweeks@emory.edu</text:a>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Louise</text:p>
          </table:table-cell>
          <table:table-cell table:style-name="ce5" office:value-type="string" calcext:value-type="string">
            <text:p>Willingal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/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wlouise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wlouise@umich.edu" xlink:type="simple">wlouise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Elie</text:p>
          </table:table-cell>
          <table:table-cell table:style-name="ce5" office:value-type="string" calcext:value-type="string">
            <text:p>Wolfe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Ph.D. Candidate and Graduate Assistant, University of Connecticut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CT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elupus [at] gmail.com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3-03-28" calcext:value-type="date">
            <text:p>03/28/13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elupus@gmail.com" xlink:type="simple">elupus@gmail.com</text:a></text:p>
          </table:table-cell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table:number-columns-repeated="1006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Kevin B.</text:p>
          </table:table-cell>
          <table:table-cell table:style-name="ce5" office:value-type="string" calcext:value-type="string">
            <text:p>Wood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Assistant Professor, Biophysics and Physics, University of Michiga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kbwood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kbwood@umich.edu" xlink:type="simple">kbwood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1">
          <table:table-cell table:style-name="ce1"/>
          <table:table-cell table:style-name="ce4" office:value-type="string" calcext:value-type="string">
            <text:p>&lt;tr&gt;&lt;td&gt;</text:p>
          </table:table-cell>
          <table:table-cell table:style-name="ce5" office:value-type="string" calcext:value-type="string">
            <text:p>Brian</text:p>
          </table:table-cell>
          <table:table-cell table:style-name="ce5" office:value-type="string" calcext:value-type="string">
            <text:p>Worthmann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niversity of Michigan, Ann Arbor</text:p>
          </table:table-cell>
          <table:table-cell table:style-name="ce4" office:value-type="string" calcext:value-type="string">
            <text:p>&lt;/td&gt;&lt;td&gt;</text:p>
          </table:table-cell>
          <table:table-cell table:style-name="ce5" office:value-type="string" calcext:value-type="string">
            <text:p>USA; MI</text:p>
          </table:table-cell>
          <table:table-cell table:style-name="ce4" office:value-type="string" calcext:value-type="string">
            <text:p>&lt;/td&gt;&lt;td&gt;</text:p>
          </table:table-cell>
          <table:table-cell table:style-name="ce14" office:value-type="string" calcext:value-type="string">
            <text:p>bworthma [at] umich.edu</text:p>
          </table:table-cell>
          <table:table-cell table:style-name="ce4" office:value-type="string" calcext:value-type="string">
            <text:p>&lt;/td&gt;&lt;/tr&gt;</text:p>
          </table:table-cell>
          <table:table-cell/>
          <table:table-cell table:style-name="ce10" office:value-type="date" office:date-value="2015-04-06" calcext:value-type="date">
            <text:p>04/06/15</text:p>
          </table:table-cell>
          <table:table-cell table:style-name="ce9"/>
          <table:table-cell table:style-name="Default"/>
          <table:table-cell table:style-name="ce9" office:value-type="string" calcext:value-type="string">
            <text:p><text:a xlink:href="mailto:bworthma@umich.edu" xlink:type="simple">bworthma@umich.edu</text:a> 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1005"/>
        </table:table-row>
        <table:table-row table:style-name="ro2" table:number-rows-repeated="1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alysis" table:style-name="ta1" table:print="false">
        <table:shapes>
          <draw:frame draw:z-index="0" draw:style-name="gr1" draw:text-style-name="P1" svg:width="9.7173in" svg:height="5.2709in" svg:x="6.3413in" svg:y="0in">
            <draw:object draw:notify-on-update-of-ranges="Analysis.A5:Analysis.A38 Analysis.D4:Analysis.D4 Analysis.D5:Analysis.D38 Analysis.E4:Analysis.E4 Analysis.E5:Analysis.E3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.4598in" svg:height="4.9047in" svg:x="6.2465in" svg:y="4.8732in">
            <draw:object draw:notify-on-update-of-ranges="Analysis.A5:Analysis.A38 Analysis.G4:Analysis.G4 Analysis.G5:Analysis.G38 Analysis.A5:Analysis.A38 Analysis.H4:Analysis.H4 Analysis.H5:Analysis.H38 Analysis.A5:Analysis.A38 Analysis.I4:Analysis.I4 Analysis.I5:Analysis.I38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31"/>
        <table:table-column table:style-name="co34" table:default-cell-style-name="ce31"/>
        <table:table-column table:style-name="co35" table:default-cell-style-name="ce31"/>
        <table:table-column table:style-name="co36" table:default-cell-style-name="ce31"/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32" office:value-type="string" calcext:value-type="string">
            <text:p>Grant Totals:</text:p>
          </table:table-cell>
          <table:table-cell table:style-name="ce31" table:formula="of:=SUM([.D5:.D100])" office:value-type="float" office:value="70" calcext:value-type="float">
            <text:p>70</text:p>
          </table:table-cell>
          <table:table-cell table:style-name="ce31" table:formula="of:=SUM([.E5:.E100])" office:value-type="float" office:value="154" calcext:value-type="float">
            <text:p>154</text:p>
          </table:table-cell>
          <table:table-cell table:style-name="ce31" table:formula="of:=SUM([.F5:.F100])" office:value-type="float" office:value="224" calcext:value-type="float">
            <text:p>22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Month</text:p>
          </table:table-cell>
          <table:table-cell table:style-name="ce28" office:value-type="string" calcext:value-type="string">
            <text:p>Year</text:p>
          </table:table-cell>
          <table:table-cell table:style-name="ce28" office:value-type="string" calcext:value-type="string">
            <text:p>LGBT+</text:p>
          </table:table-cell>
          <table:table-cell table:style-name="ce28" office:value-type="string" calcext:value-type="string">
            <text:p>Allies</text:p>
          </table:table-cell>
          <table:table-cell table:style-name="ce28" office:value-type="string" calcext:value-type="string">
            <text:p>Total</text:p>
          </table:table-cell>
          <table:table-cell table:style-name="ce28" office:value-type="string" calcext:value-type="string">
            <text:p>LGBT+ Int.</text:p>
          </table:table-cell>
          <table:table-cell table:style-name="ce28" office:value-type="string" calcext:value-type="string">
            <text:p>Allies Int.</text:p>
          </table:table-cell>
          <table:table-cell table:style-name="ce28" office:value-type="string" calcext:value-type="string">
            <text:p>Total Int.</text:p>
          </table:table-cell>
          <table:table-cell/>
        </table:table-row>
        <table:table-row table:style-name="ro1">
          <table:table-cell table:style-name="ce29" office:value-type="date" office:date-value="2012-07-01" calcext:value-type="date">
            <text:p>07/12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2012" calcext:value-type="float">
            <text:p>2012</text:p>
          </table:table-cell>
          <table:table-cell table:style-name="ce31" table:formula="of:=SUMPRODUCT(1*(MONTH(['LGBT+ Physicists'.$M$4:.$M$500])=[.B5])*(YEAR(['LGBT+ Physicists'.$M$4:.$M$500])=[.C5]))" office:value-type="float" office:value="19" calcext:value-type="float">
            <text:p>19</text:p>
          </table:table-cell>
          <table:table-cell table:style-name="ce34" table:formula="of:=SUMPRODUCT(1*(MONTH(['Ally Physicists'.$M$4:.$M$500])=[.B5])*(YEAR(['Ally Physicists'.$M$4:.$M$500])=[.C5]))" office:value-type="float" office:value="10" calcext:value-type="float">
            <text:p>10</text:p>
          </table:table-cell>
          <table:table-cell table:style-name="ce31" table:formula="of:=SUM([.D5:.E5])" office:value-type="float" office:value="29" calcext:value-type="float">
            <text:p>29</text:p>
          </table:table-cell>
          <table:table-cell table:formula="of:=[.D5]" office:value-type="float" office:value="19" calcext:value-type="float">
            <text:p>19</text:p>
          </table:table-cell>
          <table:table-cell table:formula="of:=[.E5]" office:value-type="float" office:value="10" calcext:value-type="float">
            <text:p>10</text:p>
          </table:table-cell>
          <table:table-cell table:formula="of:=[.F5]" office:value-type="float" office:value="29" calcext:value-type="float">
            <text:p>29</text:p>
          </table:table-cell>
          <table:table-cell/>
        </table:table-row>
        <table:table-row table:style-name="ro1">
          <table:table-cell table:style-name="ce29" office:value-type="date" office:date-value="2012-08-01" calcext:value-type="date">
            <text:p>08/12</text:p>
          </table:table-cell>
          <table:table-cell table:style-name="ce31" table:formula="of:=[.B5]+1" office:value-type="float" office:value="8" calcext:value-type="float">
            <text:p>8</text:p>
          </table:table-cell>
          <table:table-cell table:style-name="ce31" table:formula="of:=[.C5]" office:value-type="float" office:value="2012" calcext:value-type="float">
            <text:p>2012</text:p>
          </table:table-cell>
          <table:table-cell table:style-name="ce31" table:formula="of:=SUMPRODUCT(1*(MONTH(['LGBT+ Physicists'.$M$4:.$M$500])=[.B6])*(YEAR(['LGBT+ Physicists'.$M$4:.$M$500])=[.C6]))" office:value-type="float" office:value="2" calcext:value-type="float">
            <text:p>2</text:p>
          </table:table-cell>
          <table:table-cell table:style-name="ce34" table:formula="of:=SUMPRODUCT(1*(MONTH(['Ally Physicists'.$M$4:.$M$500])=[.B6])*(YEAR(['Ally Physicists'.$M$4:.$M$500])=[.C6]))" office:value-type="float" office:value="2" calcext:value-type="float">
            <text:p>2</text:p>
          </table:table-cell>
          <table:table-cell table:style-name="ce31" table:formula="of:=SUM([.D6:.E6])" office:value-type="float" office:value="4" calcext:value-type="float">
            <text:p>4</text:p>
          </table:table-cell>
          <table:table-cell table:formula="of:=[.G5]+[.D6]" office:value-type="float" office:value="21" calcext:value-type="float">
            <text:p>21</text:p>
          </table:table-cell>
          <table:table-cell table:formula="of:=[.H5]+[.E6]" office:value-type="float" office:value="12" calcext:value-type="float">
            <text:p>12</text:p>
          </table:table-cell>
          <table:table-cell table:formula="of:=[.I5]+[.F6]" office:value-type="float" office:value="33" calcext:value-type="float">
            <text:p>33</text:p>
          </table:table-cell>
          <table:table-cell/>
        </table:table-row>
        <table:table-row table:style-name="ro1">
          <table:table-cell table:style-name="ce29" office:value-type="date" office:date-value="2012-09-01" calcext:value-type="date">
            <text:p>09/12</text:p>
          </table:table-cell>
          <table:table-cell table:style-name="ce31" table:formula="of:=[.B6]+1" office:value-type="float" office:value="9" calcext:value-type="float">
            <text:p>9</text:p>
          </table:table-cell>
          <table:table-cell table:style-name="ce31" table:formula="of:=[.C6]" office:value-type="float" office:value="2012" calcext:value-type="float">
            <text:p>2012</text:p>
          </table:table-cell>
          <table:table-cell table:style-name="ce31" table:formula="of:=SUMPRODUCT(1*(MONTH(['LGBT+ Physicists'.$M$4:.$M$500])=[.B7])*(YEAR(['LGBT+ Physicists'.$M$4:.$M$500])=[.C7]))" office:value-type="float" office:value="2" calcext:value-type="float">
            <text:p>2</text:p>
          </table:table-cell>
          <table:table-cell table:style-name="ce34" table:formula="of:=SUMPRODUCT(1*(MONTH(['Ally Physicists'.$M$4:.$M$500])=[.B7])*(YEAR(['Ally Physicists'.$M$4:.$M$500])=[.C7]))" office:value-type="float" office:value="1" calcext:value-type="float">
            <text:p>1</text:p>
          </table:table-cell>
          <table:table-cell table:style-name="ce31" table:formula="of:=SUM([.D7:.E7])" office:value-type="float" office:value="3" calcext:value-type="float">
            <text:p>3</text:p>
          </table:table-cell>
          <table:table-cell table:formula="of:=[.G6]+[.D7]" office:value-type="float" office:value="23" calcext:value-type="float">
            <text:p>23</text:p>
          </table:table-cell>
          <table:table-cell table:formula="of:=[.H6]+[.E7]" office:value-type="float" office:value="13" calcext:value-type="float">
            <text:p>13</text:p>
          </table:table-cell>
          <table:table-cell table:formula="of:=[.I6]+[.F7]" office:value-type="float" office:value="36" calcext:value-type="float">
            <text:p>36</text:p>
          </table:table-cell>
          <table:table-cell/>
        </table:table-row>
        <table:table-row table:style-name="ro1">
          <table:table-cell table:style-name="ce29" office:value-type="date" office:date-value="2012-10-01" calcext:value-type="date">
            <text:p>10/12</text:p>
          </table:table-cell>
          <table:table-cell table:style-name="ce31" table:formula="of:=[.B7]+1" office:value-type="float" office:value="10" calcext:value-type="float">
            <text:p>10</text:p>
          </table:table-cell>
          <table:table-cell table:style-name="ce31" table:formula="of:=[.C7]" office:value-type="float" office:value="2012" calcext:value-type="float">
            <text:p>2012</text:p>
          </table:table-cell>
          <table:table-cell table:style-name="ce31" table:formula="of:=SUMPRODUCT(1*(MONTH(['LGBT+ Physicists'.$M$4:.$M$500])=[.B8])*(YEAR(['LGBT+ Physicists'.$M$4:.$M$500])=[.C8]))" office:value-type="float" office:value="1" calcext:value-type="float">
            <text:p>1</text:p>
          </table:table-cell>
          <table:table-cell table:style-name="ce34" table:formula="of:=SUMPRODUCT(1*(MONTH(['Ally Physicists'.$M$4:.$M$500])=[.B8])*(YEAR(['Ally Physicists'.$M$4:.$M$500])=[.C8]))" office:value-type="float" office:value="0" calcext:value-type="float">
            <text:p>0</text:p>
          </table:table-cell>
          <table:table-cell table:style-name="ce31" table:formula="of:=SUM([.D8:.E8])" office:value-type="float" office:value="1" calcext:value-type="float">
            <text:p>1</text:p>
          </table:table-cell>
          <table:table-cell table:formula="of:=[.G7]+[.D8]" office:value-type="float" office:value="24" calcext:value-type="float">
            <text:p>24</text:p>
          </table:table-cell>
          <table:table-cell table:formula="of:=[.H7]+[.E8]" office:value-type="float" office:value="13" calcext:value-type="float">
            <text:p>13</text:p>
          </table:table-cell>
          <table:table-cell table:formula="of:=[.I7]+[.F8]" office:value-type="float" office:value="37" calcext:value-type="float">
            <text:p>37</text:p>
          </table:table-cell>
          <table:table-cell/>
        </table:table-row>
        <table:table-row table:style-name="ro1">
          <table:table-cell table:style-name="ce29" office:value-type="date" office:date-value="2012-11-01" calcext:value-type="date">
            <text:p>11/12</text:p>
          </table:table-cell>
          <table:table-cell table:style-name="ce31" table:formula="of:=[.B8]+1" office:value-type="float" office:value="11" calcext:value-type="float">
            <text:p>11</text:p>
          </table:table-cell>
          <table:table-cell table:style-name="ce31" table:formula="of:=[.C8]" office:value-type="float" office:value="2012" calcext:value-type="float">
            <text:p>2012</text:p>
          </table:table-cell>
          <table:table-cell table:style-name="ce31" table:formula="of:=SUMPRODUCT(1*(MONTH(['LGBT+ Physicists'.$M$4:.$M$500])=[.B9])*(YEAR(['LGBT+ Physicists'.$M$4:.$M$500])=[.C9]))" office:value-type="float" office:value="1" calcext:value-type="float">
            <text:p>1</text:p>
          </table:table-cell>
          <table:table-cell table:style-name="ce34" table:formula="of:=SUMPRODUCT(1*(MONTH(['Ally Physicists'.$M$4:.$M$500])=[.B9])*(YEAR(['Ally Physicists'.$M$4:.$M$500])=[.C9]))" office:value-type="float" office:value="0" calcext:value-type="float">
            <text:p>0</text:p>
          </table:table-cell>
          <table:table-cell table:style-name="ce31" table:formula="of:=SUM([.D9:.E9])" office:value-type="float" office:value="1" calcext:value-type="float">
            <text:p>1</text:p>
          </table:table-cell>
          <table:table-cell table:formula="of:=[.G8]+[.D9]" office:value-type="float" office:value="25" calcext:value-type="float">
            <text:p>25</text:p>
          </table:table-cell>
          <table:table-cell table:formula="of:=[.H8]+[.E9]" office:value-type="float" office:value="13" calcext:value-type="float">
            <text:p>13</text:p>
          </table:table-cell>
          <table:table-cell table:formula="of:=[.I8]+[.F9]" office:value-type="float" office:value="38" calcext:value-type="float">
            <text:p>38</text:p>
          </table:table-cell>
          <table:table-cell/>
        </table:table-row>
        <table:table-row table:style-name="ro1">
          <table:table-cell table:style-name="ce29" office:value-type="date" office:date-value="2012-12-01" calcext:value-type="date">
            <text:p>12/12</text:p>
          </table:table-cell>
          <table:table-cell table:style-name="ce31" table:formula="of:=[.B9]+1" office:value-type="float" office:value="12" calcext:value-type="float">
            <text:p>12</text:p>
          </table:table-cell>
          <table:table-cell table:style-name="ce31" table:formula="of:=[.C9]" office:value-type="float" office:value="2012" calcext:value-type="float">
            <text:p>2012</text:p>
          </table:table-cell>
          <table:table-cell table:style-name="ce31" table:formula="of:=SUMPRODUCT(1*(MONTH(['LGBT+ Physicists'.$M$4:.$M$500])=[.B10])*(YEAR(['LGBT+ Physicists'.$M$4:.$M$500])=[.C10]))" office:value-type="float" office:value="1" calcext:value-type="float">
            <text:p>1</text:p>
          </table:table-cell>
          <table:table-cell table:style-name="ce34" table:formula="of:=SUMPRODUCT(1*(MONTH(['Ally Physicists'.$M$4:.$M$500])=[.B10])*(YEAR(['Ally Physicists'.$M$4:.$M$500])=[.C10]))" office:value-type="float" office:value="0" calcext:value-type="float">
            <text:p>0</text:p>
          </table:table-cell>
          <table:table-cell table:style-name="ce31" table:formula="of:=SUM([.D10:.E10])" office:value-type="float" office:value="1" calcext:value-type="float">
            <text:p>1</text:p>
          </table:table-cell>
          <table:table-cell table:formula="of:=[.G9]+[.D10]" office:value-type="float" office:value="26" calcext:value-type="float">
            <text:p>26</text:p>
          </table:table-cell>
          <table:table-cell table:formula="of:=[.H9]+[.E10]" office:value-type="float" office:value="13" calcext:value-type="float">
            <text:p>13</text:p>
          </table:table-cell>
          <table:table-cell table:formula="of:=[.I9]+[.F10]" office:value-type="float" office:value="39" calcext:value-type="float">
            <text:p>39</text:p>
          </table:table-cell>
          <table:table-cell/>
        </table:table-row>
        <table:table-row table:style-name="ro1">
          <table:table-cell table:style-name="ce30" office:value-type="date" office:date-value="2013-01-01" calcext:value-type="date">
            <text:p>01/1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13" calcext:value-type="float">
            <text:p>2013</text:p>
          </table:table-cell>
          <table:table-cell table:style-name="ce31" table:formula="of:=SUMPRODUCT(1*(MONTH(['LGBT+ Physicists'.$M$4:.$M$500])=[.B11])*(YEAR(['LGBT+ Physicists'.$M$4:.$M$500])=[.C11]))" office:value-type="float" office:value="2" calcext:value-type="float">
            <text:p>2</text:p>
          </table:table-cell>
          <table:table-cell table:style-name="ce34" table:formula="of:=SUMPRODUCT(1*(MONTH(['Ally Physicists'.$M$4:.$M$500])=[.B11])*(YEAR(['Ally Physicists'.$M$4:.$M$500])=[.C11]))" office:value-type="float" office:value="3" calcext:value-type="float">
            <text:p>3</text:p>
          </table:table-cell>
          <table:table-cell table:style-name="ce31" table:formula="of:=SUM([.D11:.E11])" office:value-type="float" office:value="5" calcext:value-type="float">
            <text:p>5</text:p>
          </table:table-cell>
          <table:table-cell table:formula="of:=[.G10]+[.D11]" office:value-type="float" office:value="28" calcext:value-type="float">
            <text:p>28</text:p>
          </table:table-cell>
          <table:table-cell table:formula="of:=[.H10]+[.E11]" office:value-type="float" office:value="16" calcext:value-type="float">
            <text:p>16</text:p>
          </table:table-cell>
          <table:table-cell table:formula="of:=[.I10]+[.F11]" office:value-type="float" office:value="44" calcext:value-type="float">
            <text:p>44</text:p>
          </table:table-cell>
          <table:table-cell/>
        </table:table-row>
        <table:table-row table:style-name="ro1">
          <table:table-cell table:style-name="ce30" table:formula="of:=[.A11]+31" office:value-type="date" office:date-value="2013-02-01" calcext:value-type="date">
            <text:p>02/13</text:p>
          </table:table-cell>
          <table:table-cell table:style-name="ce31" table:formula="of:=[.B11]+1" office:value-type="float" office:value="2" calcext:value-type="float">
            <text:p>2</text:p>
          </table:table-cell>
          <table:table-cell table:style-name="ce31" table:formula="of:=[.C11]" office:value-type="float" office:value="2013" calcext:value-type="float">
            <text:p>2013</text:p>
          </table:table-cell>
          <table:table-cell table:style-name="ce31" table:formula="of:=SUMPRODUCT(1*(MONTH(['LGBT+ Physicists'.$M$4:.$M$500])=[.B12])*(YEAR(['LGBT+ Physicists'.$M$4:.$M$500])=[.C12]))" office:value-type="float" office:value="0" calcext:value-type="float">
            <text:p>0</text:p>
          </table:table-cell>
          <table:table-cell table:style-name="ce34" table:formula="of:=SUMPRODUCT(1*(MONTH(['Ally Physicists'.$M$4:.$M$500])=[.B12])*(YEAR(['Ally Physicists'.$M$4:.$M$500])=[.C12]))" office:value-type="float" office:value="1" calcext:value-type="float">
            <text:p>1</text:p>
          </table:table-cell>
          <table:table-cell table:style-name="ce31" table:formula="of:=SUM([.D12:.E12])" office:value-type="float" office:value="1" calcext:value-type="float">
            <text:p>1</text:p>
          </table:table-cell>
          <table:table-cell table:formula="of:=[.G11]+[.D12]" office:value-type="float" office:value="28" calcext:value-type="float">
            <text:p>28</text:p>
          </table:table-cell>
          <table:table-cell table:formula="of:=[.H11]+[.E12]" office:value-type="float" office:value="17" calcext:value-type="float">
            <text:p>17</text:p>
          </table:table-cell>
          <table:table-cell table:formula="of:=[.I11]+[.F12]" office:value-type="float" office:value="45" calcext:value-type="float">
            <text:p>45</text:p>
          </table:table-cell>
          <table:table-cell/>
        </table:table-row>
        <table:table-row table:style-name="ro1">
          <table:table-cell table:style-name="ce30" office:value-type="date" office:date-value="2013-03-01" calcext:value-type="date">
            <text:p>03/13</text:p>
          </table:table-cell>
          <table:table-cell table:style-name="ce31" table:formula="of:=[.B12]+1" office:value-type="float" office:value="3" calcext:value-type="float">
            <text:p>3</text:p>
          </table:table-cell>
          <table:table-cell table:style-name="ce31" table:formula="of:=[.C12]" office:value-type="float" office:value="2013" calcext:value-type="float">
            <text:p>2013</text:p>
          </table:table-cell>
          <table:table-cell table:style-name="ce31" table:formula="of:=SUMPRODUCT(1*(MONTH(['LGBT+ Physicists'.$M$4:.$M$500])=[.B13])*(YEAR(['LGBT+ Physicists'.$M$4:.$M$500])=[.C13]))" office:value-type="float" office:value="3" calcext:value-type="float">
            <text:p>3</text:p>
          </table:table-cell>
          <table:table-cell table:style-name="ce34" table:formula="of:=SUMPRODUCT(1*(MONTH(['Ally Physicists'.$M$4:.$M$500])=[.B13])*(YEAR(['Ally Physicists'.$M$4:.$M$500])=[.C13]))" office:value-type="float" office:value="1" calcext:value-type="float">
            <text:p>1</text:p>
          </table:table-cell>
          <table:table-cell table:style-name="ce31" table:formula="of:=SUM([.D13:.E13])" office:value-type="float" office:value="4" calcext:value-type="float">
            <text:p>4</text:p>
          </table:table-cell>
          <table:table-cell table:formula="of:=[.G12]+[.D13]" office:value-type="float" office:value="31" calcext:value-type="float">
            <text:p>31</text:p>
          </table:table-cell>
          <table:table-cell table:formula="of:=[.H12]+[.E13]" office:value-type="float" office:value="18" calcext:value-type="float">
            <text:p>18</text:p>
          </table:table-cell>
          <table:table-cell table:formula="of:=[.I12]+[.F13]" office:value-type="float" office:value="49" calcext:value-type="float">
            <text:p>49</text:p>
          </table:table-cell>
          <table:table-cell/>
        </table:table-row>
        <table:table-row table:style-name="ro1">
          <table:table-cell table:style-name="ce30" table:formula="of:=[.A13]+31" office:value-type="date" office:date-value="2013-04-01" calcext:value-type="date">
            <text:p>04/13</text:p>
          </table:table-cell>
          <table:table-cell table:style-name="ce31" table:formula="of:=[.B13]+1" office:value-type="float" office:value="4" calcext:value-type="float">
            <text:p>4</text:p>
          </table:table-cell>
          <table:table-cell table:style-name="ce31" table:formula="of:=[.C13]" office:value-type="float" office:value="2013" calcext:value-type="float">
            <text:p>2013</text:p>
          </table:table-cell>
          <table:table-cell table:style-name="ce31" table:formula="of:=SUMPRODUCT(1*(MONTH(['LGBT+ Physicists'.$M$4:.$M$500])=[.B14])*(YEAR(['LGBT+ Physicists'.$M$4:.$M$500])=[.C14]))" office:value-type="float" office:value="1" calcext:value-type="float">
            <text:p>1</text:p>
          </table:table-cell>
          <table:table-cell table:style-name="ce34" table:formula="of:=SUMPRODUCT(1*(MONTH(['Ally Physicists'.$M$4:.$M$500])=[.B14])*(YEAR(['Ally Physicists'.$M$4:.$M$500])=[.C14]))" office:value-type="float" office:value="1" calcext:value-type="float">
            <text:p>1</text:p>
          </table:table-cell>
          <table:table-cell table:style-name="ce31" table:formula="of:=SUM([.D14:.E14])" office:value-type="float" office:value="2" calcext:value-type="float">
            <text:p>2</text:p>
          </table:table-cell>
          <table:table-cell table:formula="of:=[.G13]+[.D14]" office:value-type="float" office:value="32" calcext:value-type="float">
            <text:p>32</text:p>
          </table:table-cell>
          <table:table-cell table:formula="of:=[.H13]+[.E14]" office:value-type="float" office:value="19" calcext:value-type="float">
            <text:p>19</text:p>
          </table:table-cell>
          <table:table-cell table:formula="of:=[.I13]+[.F14]" office:value-type="float" office:value="51" calcext:value-type="float">
            <text:p>51</text:p>
          </table:table-cell>
          <table:table-cell/>
        </table:table-row>
        <table:table-row table:style-name="ro1">
          <table:table-cell table:style-name="ce30" office:value-type="date" office:date-value="2013-05-01" calcext:value-type="date">
            <text:p>05/13</text:p>
          </table:table-cell>
          <table:table-cell table:style-name="ce31" table:formula="of:=[.B14]+1" office:value-type="float" office:value="5" calcext:value-type="float">
            <text:p>5</text:p>
          </table:table-cell>
          <table:table-cell table:style-name="ce31" table:formula="of:=[.C14]" office:value-type="float" office:value="2013" calcext:value-type="float">
            <text:p>2013</text:p>
          </table:table-cell>
          <table:table-cell table:style-name="ce31" table:formula="of:=SUMPRODUCT(1*(MONTH(['LGBT+ Physicists'.$M$4:.$M$500])=[.B15])*(YEAR(['LGBT+ Physicists'.$M$4:.$M$500])=[.C15]))" office:value-type="float" office:value="1" calcext:value-type="float">
            <text:p>1</text:p>
          </table:table-cell>
          <table:table-cell table:style-name="ce34" table:formula="of:=SUMPRODUCT(1*(MONTH(['Ally Physicists'.$M$4:.$M$500])=[.B15])*(YEAR(['Ally Physicists'.$M$4:.$M$500])=[.C15]))" office:value-type="float" office:value="4" calcext:value-type="float">
            <text:p>4</text:p>
          </table:table-cell>
          <table:table-cell table:style-name="ce31" table:formula="of:=SUM([.D15:.E15])" office:value-type="float" office:value="5" calcext:value-type="float">
            <text:p>5</text:p>
          </table:table-cell>
          <table:table-cell table:formula="of:=[.G14]+[.D15]" office:value-type="float" office:value="33" calcext:value-type="float">
            <text:p>33</text:p>
          </table:table-cell>
          <table:table-cell table:formula="of:=[.H14]+[.E15]" office:value-type="float" office:value="23" calcext:value-type="float">
            <text:p>23</text:p>
          </table:table-cell>
          <table:table-cell table:formula="of:=[.I14]+[.F15]" office:value-type="float" office:value="56" calcext:value-type="float">
            <text:p>56</text:p>
          </table:table-cell>
          <table:table-cell/>
        </table:table-row>
        <table:table-row table:style-name="ro1">
          <table:table-cell table:style-name="ce30" table:formula="of:=[.A15]+31" office:value-type="date" office:date-value="2013-06-01" calcext:value-type="date">
            <text:p>06/13</text:p>
          </table:table-cell>
          <table:table-cell table:style-name="ce31" table:formula="of:=[.B15]+1" office:value-type="float" office:value="6" calcext:value-type="float">
            <text:p>6</text:p>
          </table:table-cell>
          <table:table-cell table:style-name="ce31" table:formula="of:=[.C15]" office:value-type="float" office:value="2013" calcext:value-type="float">
            <text:p>2013</text:p>
          </table:table-cell>
          <table:table-cell table:style-name="ce31" table:formula="of:=SUMPRODUCT(1*(MONTH(['LGBT+ Physicists'.$M$4:.$M$500])=[.B16])*(YEAR(['LGBT+ Physicists'.$M$4:.$M$500])=[.C16]))" office:value-type="float" office:value="0" calcext:value-type="float">
            <text:p>0</text:p>
          </table:table-cell>
          <table:table-cell table:style-name="ce34" table:formula="of:=SUMPRODUCT(1*(MONTH(['Ally Physicists'.$M$4:.$M$500])=[.B16])*(YEAR(['Ally Physicists'.$M$4:.$M$500])=[.C16]))" office:value-type="float" office:value="4" calcext:value-type="float">
            <text:p>4</text:p>
          </table:table-cell>
          <table:table-cell table:style-name="ce31" table:formula="of:=SUM([.D16:.E16])" office:value-type="float" office:value="4" calcext:value-type="float">
            <text:p>4</text:p>
          </table:table-cell>
          <table:table-cell table:formula="of:=[.G15]+[.D16]" office:value-type="float" office:value="33" calcext:value-type="float">
            <text:p>33</text:p>
          </table:table-cell>
          <table:table-cell table:formula="of:=[.H15]+[.E16]" office:value-type="float" office:value="27" calcext:value-type="float">
            <text:p>27</text:p>
          </table:table-cell>
          <table:table-cell table:formula="of:=[.I15]+[.F16]" office:value-type="float" office:value="60" calcext:value-type="float">
            <text:p>60</text:p>
          </table:table-cell>
          <table:table-cell/>
        </table:table-row>
        <table:table-row table:style-name="ro1">
          <table:table-cell table:style-name="ce30" office:value-type="date" office:date-value="2013-07-01" calcext:value-type="date">
            <text:p>07/13</text:p>
          </table:table-cell>
          <table:table-cell table:style-name="ce31" table:formula="of:=[.B16]+1" office:value-type="float" office:value="7" calcext:value-type="float">
            <text:p>7</text:p>
          </table:table-cell>
          <table:table-cell table:style-name="ce31" table:formula="of:=[.C16]" office:value-type="float" office:value="2013" calcext:value-type="float">
            <text:p>2013</text:p>
          </table:table-cell>
          <table:table-cell table:style-name="ce31" table:formula="of:=SUMPRODUCT(1*(MONTH(['LGBT+ Physicists'.$M$4:.$M$500])=[.B17])*(YEAR(['LGBT+ Physicists'.$M$4:.$M$500])=[.C17]))" office:value-type="float" office:value="2" calcext:value-type="float">
            <text:p>2</text:p>
          </table:table-cell>
          <table:table-cell table:style-name="ce34" table:formula="of:=SUMPRODUCT(1*(MONTH(['Ally Physicists'.$M$4:.$M$500])=[.B17])*(YEAR(['Ally Physicists'.$M$4:.$M$500])=[.C17]))" office:value-type="float" office:value="6" calcext:value-type="float">
            <text:p>6</text:p>
          </table:table-cell>
          <table:table-cell table:style-name="ce31" table:formula="of:=SUM([.D17:.E17])" office:value-type="float" office:value="8" calcext:value-type="float">
            <text:p>8</text:p>
          </table:table-cell>
          <table:table-cell table:formula="of:=[.G16]+[.D17]" office:value-type="float" office:value="35" calcext:value-type="float">
            <text:p>35</text:p>
          </table:table-cell>
          <table:table-cell table:formula="of:=[.H16]+[.E17]" office:value-type="float" office:value="33" calcext:value-type="float">
            <text:p>33</text:p>
          </table:table-cell>
          <table:table-cell table:formula="of:=[.I16]+[.F17]" office:value-type="float" office:value="68" calcext:value-type="float">
            <text:p>68</text:p>
          </table:table-cell>
          <table:table-cell/>
        </table:table-row>
        <table:table-row table:style-name="ro1">
          <table:table-cell table:style-name="ce30" office:value-type="date" office:date-value="2013-08-01" calcext:value-type="date">
            <text:p>08/13</text:p>
          </table:table-cell>
          <table:table-cell table:style-name="ce31" table:formula="of:=[.B17]+1" office:value-type="float" office:value="8" calcext:value-type="float">
            <text:p>8</text:p>
          </table:table-cell>
          <table:table-cell table:style-name="ce31" table:formula="of:=[.C17]" office:value-type="float" office:value="2013" calcext:value-type="float">
            <text:p>2013</text:p>
          </table:table-cell>
          <table:table-cell table:style-name="ce31" table:formula="of:=SUMPRODUCT(1*(MONTH(['LGBT+ Physicists'.$M$4:.$M$500])=[.B18])*(YEAR(['LGBT+ Physicists'.$M$4:.$M$500])=[.C18]))" office:value-type="float" office:value="2" calcext:value-type="float">
            <text:p>2</text:p>
          </table:table-cell>
          <table:table-cell table:style-name="ce34" table:formula="of:=SUMPRODUCT(1*(MONTH(['Ally Physicists'.$M$4:.$M$500])=[.B18])*(YEAR(['Ally Physicists'.$M$4:.$M$500])=[.C18]))" office:value-type="float" office:value="0" calcext:value-type="float">
            <text:p>0</text:p>
          </table:table-cell>
          <table:table-cell table:style-name="ce31" table:formula="of:=SUM([.D18:.E18])" office:value-type="float" office:value="2" calcext:value-type="float">
            <text:p>2</text:p>
          </table:table-cell>
          <table:table-cell table:formula="of:=[.G17]+[.D18]" office:value-type="float" office:value="37" calcext:value-type="float">
            <text:p>37</text:p>
          </table:table-cell>
          <table:table-cell table:formula="of:=[.H17]+[.E18]" office:value-type="float" office:value="33" calcext:value-type="float">
            <text:p>33</text:p>
          </table:table-cell>
          <table:table-cell table:formula="of:=[.I17]+[.F18]" office:value-type="float" office:value="70" calcext:value-type="float">
            <text:p>70</text:p>
          </table:table-cell>
          <table:table-cell/>
        </table:table-row>
        <table:table-row table:style-name="ro1">
          <table:table-cell table:style-name="ce30" table:formula="of:=[.A18]+31" office:value-type="date" office:date-value="2013-09-01" calcext:value-type="date">
            <text:p>09/13</text:p>
          </table:table-cell>
          <table:table-cell table:style-name="ce31" table:formula="of:=[.B18]+1" office:value-type="float" office:value="9" calcext:value-type="float">
            <text:p>9</text:p>
          </table:table-cell>
          <table:table-cell table:style-name="ce31" table:formula="of:=[.C18]" office:value-type="float" office:value="2013" calcext:value-type="float">
            <text:p>2013</text:p>
          </table:table-cell>
          <table:table-cell table:style-name="ce31" table:formula="of:=SUMPRODUCT(1*(MONTH(['LGBT+ Physicists'.$M$4:.$M$500])=[.B19])*(YEAR(['LGBT+ Physicists'.$M$4:.$M$500])=[.C19]))" office:value-type="float" office:value="2" calcext:value-type="float">
            <text:p>2</text:p>
          </table:table-cell>
          <table:table-cell table:style-name="ce34" table:formula="of:=SUMPRODUCT(1*(MONTH(['Ally Physicists'.$M$4:.$M$500])=[.B19])*(YEAR(['Ally Physicists'.$M$4:.$M$500])=[.C19]))" office:value-type="float" office:value="1" calcext:value-type="float">
            <text:p>1</text:p>
          </table:table-cell>
          <table:table-cell table:style-name="ce31" table:formula="of:=SUM([.D19:.E19])" office:value-type="float" office:value="3" calcext:value-type="float">
            <text:p>3</text:p>
          </table:table-cell>
          <table:table-cell table:formula="of:=[.G18]+[.D19]" office:value-type="float" office:value="39" calcext:value-type="float">
            <text:p>39</text:p>
          </table:table-cell>
          <table:table-cell table:formula="of:=[.H18]+[.E19]" office:value-type="float" office:value="34" calcext:value-type="float">
            <text:p>34</text:p>
          </table:table-cell>
          <table:table-cell table:formula="of:=[.I18]+[.F19]" office:value-type="float" office:value="73" calcext:value-type="float">
            <text:p>73</text:p>
          </table:table-cell>
          <table:table-cell/>
        </table:table-row>
        <table:table-row table:style-name="ro1">
          <table:table-cell table:style-name="ce30" office:value-type="date" office:date-value="2013-10-01" calcext:value-type="date">
            <text:p>10/13</text:p>
          </table:table-cell>
          <table:table-cell table:style-name="ce31" table:formula="of:=[.B19]+1" office:value-type="float" office:value="10" calcext:value-type="float">
            <text:p>10</text:p>
          </table:table-cell>
          <table:table-cell table:style-name="ce31" table:formula="of:=[.C19]" office:value-type="float" office:value="2013" calcext:value-type="float">
            <text:p>2013</text:p>
          </table:table-cell>
          <table:table-cell table:style-name="ce31" table:formula="of:=SUMPRODUCT(1*(MONTH(['LGBT+ Physicists'.$M$4:.$M$500])=[.B20])*(YEAR(['LGBT+ Physicists'.$M$4:.$M$500])=[.C20]))" office:value-type="float" office:value="0" calcext:value-type="float">
            <text:p>0</text:p>
          </table:table-cell>
          <table:table-cell table:style-name="ce34" table:formula="of:=SUMPRODUCT(1*(MONTH(['Ally Physicists'.$M$4:.$M$500])=[.B20])*(YEAR(['Ally Physicists'.$M$4:.$M$500])=[.C20]))" office:value-type="float" office:value="3" calcext:value-type="float">
            <text:p>3</text:p>
          </table:table-cell>
          <table:table-cell table:style-name="ce31" table:formula="of:=SUM([.D20:.E20])" office:value-type="float" office:value="3" calcext:value-type="float">
            <text:p>3</text:p>
          </table:table-cell>
          <table:table-cell table:formula="of:=[.G19]+[.D20]" office:value-type="float" office:value="39" calcext:value-type="float">
            <text:p>39</text:p>
          </table:table-cell>
          <table:table-cell table:formula="of:=[.H19]+[.E20]" office:value-type="float" office:value="37" calcext:value-type="float">
            <text:p>37</text:p>
          </table:table-cell>
          <table:table-cell table:formula="of:=[.I19]+[.F20]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30" office:value-type="date" office:date-value="2013-11-01" calcext:value-type="date">
            <text:p>11/13</text:p>
          </table:table-cell>
          <table:table-cell table:style-name="ce31" table:formula="of:=[.B20]+1" office:value-type="float" office:value="11" calcext:value-type="float">
            <text:p>11</text:p>
          </table:table-cell>
          <table:table-cell table:style-name="ce31" table:formula="of:=[.C20]" office:value-type="float" office:value="2013" calcext:value-type="float">
            <text:p>2013</text:p>
          </table:table-cell>
          <table:table-cell table:style-name="ce31" table:formula="of:=SUMPRODUCT(1*(MONTH(['LGBT+ Physicists'.$M$4:.$M$500])=[.B21])*(YEAR(['LGBT+ Physicists'.$M$4:.$M$500])=[.C21]))" office:value-type="float" office:value="0" calcext:value-type="float">
            <text:p>0</text:p>
          </table:table-cell>
          <table:table-cell table:style-name="ce34" table:formula="of:=SUMPRODUCT(1*(MONTH(['Ally Physicists'.$M$4:.$M$500])=[.B21])*(YEAR(['Ally Physicists'.$M$4:.$M$500])=[.C21]))" office:value-type="float" office:value="0" calcext:value-type="float">
            <text:p>0</text:p>
          </table:table-cell>
          <table:table-cell table:style-name="ce31" table:formula="of:=SUM([.D21:.E21])" office:value-type="float" office:value="0" calcext:value-type="float">
            <text:p>0</text:p>
          </table:table-cell>
          <table:table-cell table:formula="of:=[.G20]+[.D21]" office:value-type="float" office:value="39" calcext:value-type="float">
            <text:p>39</text:p>
          </table:table-cell>
          <table:table-cell table:formula="of:=[.H20]+[.E21]" office:value-type="float" office:value="37" calcext:value-type="float">
            <text:p>37</text:p>
          </table:table-cell>
          <table:table-cell table:formula="of:=[.I20]+[.F21]" office:value-type="float" office:value="76" calcext:value-type="float">
            <text:p>76</text:p>
          </table:table-cell>
          <table:table-cell/>
        </table:table-row>
        <table:table-row table:style-name="ro1">
          <table:table-cell table:style-name="ce30" office:value-type="date" office:date-value="2013-12-01" calcext:value-type="date">
            <text:p>12/13</text:p>
          </table:table-cell>
          <table:table-cell table:style-name="ce31" table:formula="of:=[.B21]+1" office:value-type="float" office:value="12" calcext:value-type="float">
            <text:p>12</text:p>
          </table:table-cell>
          <table:table-cell table:style-name="ce31" table:formula="of:=[.C21]" office:value-type="float" office:value="2013" calcext:value-type="float">
            <text:p>2013</text:p>
          </table:table-cell>
          <table:table-cell table:style-name="ce31" table:formula="of:=SUMPRODUCT(1*(MONTH(['LGBT+ Physicists'.$M$4:.$M$500])=[.B22])*(YEAR(['LGBT+ Physicists'.$M$4:.$M$500])=[.C22]))" office:value-type="float" office:value="1" calcext:value-type="float">
            <text:p>1</text:p>
          </table:table-cell>
          <table:table-cell table:style-name="ce34" table:formula="of:=SUMPRODUCT(1*(MONTH(['Ally Physicists'.$M$4:.$M$500])=[.B22])*(YEAR(['Ally Physicists'.$M$4:.$M$500])=[.C22]))" office:value-type="float" office:value="1" calcext:value-type="float">
            <text:p>1</text:p>
          </table:table-cell>
          <table:table-cell table:style-name="ce31" table:formula="of:=SUM([.D22:.E22])" office:value-type="float" office:value="2" calcext:value-type="float">
            <text:p>2</text:p>
          </table:table-cell>
          <table:table-cell table:formula="of:=[.G21]+[.D22]" office:value-type="float" office:value="40" calcext:value-type="float">
            <text:p>40</text:p>
          </table:table-cell>
          <table:table-cell table:formula="of:=[.H21]+[.E22]" office:value-type="float" office:value="38" calcext:value-type="float">
            <text:p>38</text:p>
          </table:table-cell>
          <table:table-cell table:formula="of:=[.I21]+[.F22]" office:value-type="float" office:value="78" calcext:value-type="float">
            <text:p>78</text:p>
          </table:table-cell>
          <table:table-cell/>
        </table:table-row>
        <table:table-row table:style-name="ro1">
          <table:table-cell table:style-name="ce30" table:formula="of:=[.A22]+31" office:value-type="date" office:date-value="2014-01-01" calcext:value-type="date">
            <text:p>01/1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14" calcext:value-type="float">
            <text:p>2014</text:p>
          </table:table-cell>
          <table:table-cell table:style-name="ce31" table:formula="of:=SUMPRODUCT(1*(MONTH(['LGBT+ Physicists'.$M$4:.$M$500])=[.B23])*(YEAR(['LGBT+ Physicists'.$M$4:.$M$500])=[.C23]))" office:value-type="float" office:value="0" calcext:value-type="float">
            <text:p>0</text:p>
          </table:table-cell>
          <table:table-cell table:style-name="ce34" table:formula="of:=SUMPRODUCT(1*(MONTH(['Ally Physicists'.$M$4:.$M$500])=[.B23])*(YEAR(['Ally Physicists'.$M$4:.$M$500])=[.C23]))" office:value-type="float" office:value="1" calcext:value-type="float">
            <text:p>1</text:p>
          </table:table-cell>
          <table:table-cell table:style-name="ce31" table:formula="of:=SUM([.D23:.E23])" office:value-type="float" office:value="1" calcext:value-type="float">
            <text:p>1</text:p>
          </table:table-cell>
          <table:table-cell table:formula="of:=[.G22]+[.D23]" office:value-type="float" office:value="40" calcext:value-type="float">
            <text:p>40</text:p>
          </table:table-cell>
          <table:table-cell table:formula="of:=[.H22]+[.E23]" office:value-type="float" office:value="39" calcext:value-type="float">
            <text:p>39</text:p>
          </table:table-cell>
          <table:table-cell table:formula="of:=[.I22]+[.F23]" office:value-type="float" office:value="79" calcext:value-type="float">
            <text:p>79</text:p>
          </table:table-cell>
          <table:table-cell/>
        </table:table-row>
        <table:table-row table:style-name="ro1">
          <table:table-cell table:style-name="ce30" table:formula="of:=[.A23]+31" office:value-type="date" office:date-value="2014-02-01" calcext:value-type="date">
            <text:p>02/14</text:p>
          </table:table-cell>
          <table:table-cell table:style-name="ce31" table:formula="of:=[.B23]+1" office:value-type="float" office:value="2" calcext:value-type="float">
            <text:p>2</text:p>
          </table:table-cell>
          <table:table-cell table:style-name="ce31" table:formula="of:=[.C23]" office:value-type="float" office:value="2014" calcext:value-type="float">
            <text:p>2014</text:p>
          </table:table-cell>
          <table:table-cell table:style-name="ce31" table:formula="of:=SUMPRODUCT(1*(MONTH(['LGBT+ Physicists'.$M$4:.$M$500])=[.B24])*(YEAR(['LGBT+ Physicists'.$M$4:.$M$500])=[.C24]))" office:value-type="float" office:value="2" calcext:value-type="float">
            <text:p>2</text:p>
          </table:table-cell>
          <table:table-cell table:style-name="ce34" table:formula="of:=SUMPRODUCT(1*(MONTH(['Ally Physicists'.$M$4:.$M$500])=[.B24])*(YEAR(['Ally Physicists'.$M$4:.$M$500])=[.C24]))" office:value-type="float" office:value="1" calcext:value-type="float">
            <text:p>1</text:p>
          </table:table-cell>
          <table:table-cell table:style-name="ce31" table:formula="of:=SUM([.D24:.E24])" office:value-type="float" office:value="3" calcext:value-type="float">
            <text:p>3</text:p>
          </table:table-cell>
          <table:table-cell table:formula="of:=[.G23]+[.D24]" office:value-type="float" office:value="42" calcext:value-type="float">
            <text:p>42</text:p>
          </table:table-cell>
          <table:table-cell table:formula="of:=[.H23]+[.E24]" office:value-type="float" office:value="40" calcext:value-type="float">
            <text:p>40</text:p>
          </table:table-cell>
          <table:table-cell table:formula="of:=[.I23]+[.F24]" office:value-type="float" office:value="82" calcext:value-type="float">
            <text:p>82</text:p>
          </table:table-cell>
          <table:table-cell/>
        </table:table-row>
        <table:table-row table:style-name="ro1">
          <table:table-cell table:style-name="ce30" office:value-type="date" office:date-value="2014-03-01" calcext:value-type="date">
            <text:p>03/14</text:p>
          </table:table-cell>
          <table:table-cell table:style-name="ce31" table:formula="of:=[.B24]+1" office:value-type="float" office:value="3" calcext:value-type="float">
            <text:p>3</text:p>
          </table:table-cell>
          <table:table-cell table:style-name="ce31" table:formula="of:=[.C24]" office:value-type="float" office:value="2014" calcext:value-type="float">
            <text:p>2014</text:p>
          </table:table-cell>
          <table:table-cell table:style-name="ce31" table:formula="of:=SUMPRODUCT(1*(MONTH(['LGBT+ Physicists'.$M$4:.$M$500])=[.B25])*(YEAR(['LGBT+ Physicists'.$M$4:.$M$500])=[.C25]))" office:value-type="float" office:value="1" calcext:value-type="float">
            <text:p>1</text:p>
          </table:table-cell>
          <table:table-cell table:style-name="ce34" table:formula="of:=SUMPRODUCT(1*(MONTH(['Ally Physicists'.$M$4:.$M$500])=[.B25])*(YEAR(['Ally Physicists'.$M$4:.$M$500])=[.C25]))" office:value-type="float" office:value="1" calcext:value-type="float">
            <text:p>1</text:p>
          </table:table-cell>
          <table:table-cell table:style-name="ce31" table:formula="of:=SUM([.D25:.E25])" office:value-type="float" office:value="2" calcext:value-type="float">
            <text:p>2</text:p>
          </table:table-cell>
          <table:table-cell table:formula="of:=[.G24]+[.D25]" office:value-type="float" office:value="43" calcext:value-type="float">
            <text:p>43</text:p>
          </table:table-cell>
          <table:table-cell table:formula="of:=[.H24]+[.E25]" office:value-type="float" office:value="41" calcext:value-type="float">
            <text:p>41</text:p>
          </table:table-cell>
          <table:table-cell table:formula="of:=[.I24]+[.F25]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30" office:value-type="date" office:date-value="2014-04-01" calcext:value-type="date">
            <text:p>04/14</text:p>
          </table:table-cell>
          <table:table-cell table:style-name="ce31" table:formula="of:=[.B25]+1" office:value-type="float" office:value="4" calcext:value-type="float">
            <text:p>4</text:p>
          </table:table-cell>
          <table:table-cell table:style-name="ce31" table:formula="of:=[.C25]" office:value-type="float" office:value="2014" calcext:value-type="float">
            <text:p>2014</text:p>
          </table:table-cell>
          <table:table-cell table:style-name="ce31" table:formula="of:=SUMPRODUCT(1*(MONTH(['LGBT+ Physicists'.$M$4:.$M$500])=[.B26])*(YEAR(['LGBT+ Physicists'.$M$4:.$M$500])=[.C26]))" office:value-type="float" office:value="4" calcext:value-type="float">
            <text:p>4</text:p>
          </table:table-cell>
          <table:table-cell table:style-name="ce34" table:formula="of:=SUMPRODUCT(1*(MONTH(['Ally Physicists'.$M$4:.$M$500])=[.B26])*(YEAR(['Ally Physicists'.$M$4:.$M$500])=[.C26]))" office:value-type="float" office:value="4" calcext:value-type="float">
            <text:p>4</text:p>
          </table:table-cell>
          <table:table-cell table:style-name="ce31" table:formula="of:=SUM([.D26:.E26])" office:value-type="float" office:value="8" calcext:value-type="float">
            <text:p>8</text:p>
          </table:table-cell>
          <table:table-cell table:formula="of:=[.G25]+[.D26]" office:value-type="float" office:value="47" calcext:value-type="float">
            <text:p>47</text:p>
          </table:table-cell>
          <table:table-cell table:formula="of:=[.H25]+[.E26]" office:value-type="float" office:value="45" calcext:value-type="float">
            <text:p>45</text:p>
          </table:table-cell>
          <table:table-cell table:formula="of:=[.I25]+[.F26]" office:value-type="float" office:value="92" calcext:value-type="float">
            <text:p>92</text:p>
          </table:table-cell>
          <table:table-cell/>
        </table:table-row>
        <table:table-row table:style-name="ro1">
          <table:table-cell table:style-name="ce30" office:value-type="date" office:date-value="2014-05-01" calcext:value-type="date">
            <text:p>05/14</text:p>
          </table:table-cell>
          <table:table-cell table:style-name="ce31" table:formula="of:=[.B26]+1" office:value-type="float" office:value="5" calcext:value-type="float">
            <text:p>5</text:p>
          </table:table-cell>
          <table:table-cell table:style-name="ce31" table:formula="of:=[.C26]" office:value-type="float" office:value="2014" calcext:value-type="float">
            <text:p>2014</text:p>
          </table:table-cell>
          <table:table-cell table:style-name="ce31" table:formula="of:=SUMPRODUCT(1*(MONTH(['LGBT+ Physicists'.$M$4:.$M$500])=[.B27])*(YEAR(['LGBT+ Physicists'.$M$4:.$M$500])=[.C27]))" office:value-type="float" office:value="1" calcext:value-type="float">
            <text:p>1</text:p>
          </table:table-cell>
          <table:table-cell table:style-name="ce34" table:formula="of:=SUMPRODUCT(1*(MONTH(['Ally Physicists'.$M$4:.$M$500])=[.B27])*(YEAR(['Ally Physicists'.$M$4:.$M$500])=[.C27]))" office:value-type="float" office:value="1" calcext:value-type="float">
            <text:p>1</text:p>
          </table:table-cell>
          <table:table-cell table:style-name="ce31" table:formula="of:=SUM([.D27:.E27])" office:value-type="float" office:value="2" calcext:value-type="float">
            <text:p>2</text:p>
          </table:table-cell>
          <table:table-cell table:formula="of:=[.G26]+[.D27]" office:value-type="float" office:value="48" calcext:value-type="float">
            <text:p>48</text:p>
          </table:table-cell>
          <table:table-cell table:formula="of:=[.H26]+[.E27]" office:value-type="float" office:value="46" calcext:value-type="float">
            <text:p>46</text:p>
          </table:table-cell>
          <table:table-cell table:formula="of:=[.I26]+[.F27]" office:value-type="float" office:value="94" calcext:value-type="float">
            <text:p>94</text:p>
          </table:table-cell>
          <table:table-cell/>
        </table:table-row>
        <table:table-row table:style-name="ro1">
          <table:table-cell table:style-name="ce30" table:formula="of:=[.A27]+31" office:value-type="date" office:date-value="2014-06-01" calcext:value-type="date">
            <text:p>06/14</text:p>
          </table:table-cell>
          <table:table-cell table:style-name="ce31" table:formula="of:=[.B27]+1" office:value-type="float" office:value="6" calcext:value-type="float">
            <text:p>6</text:p>
          </table:table-cell>
          <table:table-cell table:style-name="ce31" table:formula="of:=[.C27]" office:value-type="float" office:value="2014" calcext:value-type="float">
            <text:p>2014</text:p>
          </table:table-cell>
          <table:table-cell table:style-name="ce31" table:formula="of:=SUMPRODUCT(1*(MONTH(['LGBT+ Physicists'.$M$4:.$M$500])=[.B28])*(YEAR(['LGBT+ Physicists'.$M$4:.$M$500])=[.C28]))" office:value-type="float" office:value="0" calcext:value-type="float">
            <text:p>0</text:p>
          </table:table-cell>
          <table:table-cell table:style-name="ce34" table:formula="of:=SUMPRODUCT(1*(MONTH(['Ally Physicists'.$M$4:.$M$500])=[.B28])*(YEAR(['Ally Physicists'.$M$4:.$M$500])=[.C28]))" office:value-type="float" office:value="1" calcext:value-type="float">
            <text:p>1</text:p>
          </table:table-cell>
          <table:table-cell table:style-name="ce31" table:formula="of:=SUM([.D28:.E28])" office:value-type="float" office:value="1" calcext:value-type="float">
            <text:p>1</text:p>
          </table:table-cell>
          <table:table-cell table:formula="of:=[.G27]+[.D28]" office:value-type="float" office:value="48" calcext:value-type="float">
            <text:p>48</text:p>
          </table:table-cell>
          <table:table-cell table:formula="of:=[.H27]+[.E28]" office:value-type="float" office:value="47" calcext:value-type="float">
            <text:p>47</text:p>
          </table:table-cell>
          <table:table-cell table:formula="of:=[.I27]+[.F28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30" office:value-type="date" office:date-value="2014-07-01" calcext:value-type="date">
            <text:p>07/14</text:p>
          </table:table-cell>
          <table:table-cell table:style-name="ce31" table:formula="of:=[.B28]+1" office:value-type="float" office:value="7" calcext:value-type="float">
            <text:p>7</text:p>
          </table:table-cell>
          <table:table-cell table:style-name="ce31" table:formula="of:=[.C28]" office:value-type="float" office:value="2014" calcext:value-type="float">
            <text:p>2014</text:p>
          </table:table-cell>
          <table:table-cell table:style-name="ce31" table:formula="of:=SUMPRODUCT(1*(MONTH(['LGBT+ Physicists'.$M$4:.$M$500])=[.B29])*(YEAR(['LGBT+ Physicists'.$M$4:.$M$500])=[.C29]))" office:value-type="float" office:value="0" calcext:value-type="float">
            <text:p>0</text:p>
          </table:table-cell>
          <table:table-cell table:style-name="ce34" table:formula="of:=SUMPRODUCT(1*(MONTH(['Ally Physicists'.$M$4:.$M$500])=[.B29])*(YEAR(['Ally Physicists'.$M$4:.$M$500])=[.C29]))" office:value-type="float" office:value="0" calcext:value-type="float">
            <text:p>0</text:p>
          </table:table-cell>
          <table:table-cell table:style-name="ce31" table:formula="of:=SUM([.D29:.E29])" office:value-type="float" office:value="0" calcext:value-type="float">
            <text:p>0</text:p>
          </table:table-cell>
          <table:table-cell table:formula="of:=[.G28]+[.D29]" office:value-type="float" office:value="48" calcext:value-type="float">
            <text:p>48</text:p>
          </table:table-cell>
          <table:table-cell table:formula="of:=[.H28]+[.E29]" office:value-type="float" office:value="47" calcext:value-type="float">
            <text:p>47</text:p>
          </table:table-cell>
          <table:table-cell table:formula="of:=[.I28]+[.F29]" office:value-type="float" office:value="95" calcext:value-type="float">
            <text:p>95</text:p>
          </table:table-cell>
          <table:table-cell/>
        </table:table-row>
        <table:table-row table:style-name="ro1">
          <table:table-cell table:style-name="ce30" table:formula="of:=[.A29]+31" office:value-type="date" office:date-value="2014-08-01" calcext:value-type="date">
            <text:p>08/14</text:p>
          </table:table-cell>
          <table:table-cell table:style-name="ce31" table:formula="of:=[.B29]+1" office:value-type="float" office:value="8" calcext:value-type="float">
            <text:p>8</text:p>
          </table:table-cell>
          <table:table-cell table:style-name="ce31" table:formula="of:=[.C29]" office:value-type="float" office:value="2014" calcext:value-type="float">
            <text:p>2014</text:p>
          </table:table-cell>
          <table:table-cell table:style-name="ce31" table:formula="of:=SUMPRODUCT(1*(MONTH(['LGBT+ Physicists'.$M$4:.$M$500])=[.B30])*(YEAR(['LGBT+ Physicists'.$M$4:.$M$500])=[.C30]))" office:value-type="float" office:value="0" calcext:value-type="float">
            <text:p>0</text:p>
          </table:table-cell>
          <table:table-cell table:style-name="ce34" table:formula="of:=SUMPRODUCT(1*(MONTH(['Ally Physicists'.$M$4:.$M$500])=[.B30])*(YEAR(['Ally Physicists'.$M$4:.$M$500])=[.C30]))" office:value-type="float" office:value="1" calcext:value-type="float">
            <text:p>1</text:p>
          </table:table-cell>
          <table:table-cell table:style-name="ce31" table:formula="of:=SUM([.D30:.E30])" office:value-type="float" office:value="1" calcext:value-type="float">
            <text:p>1</text:p>
          </table:table-cell>
          <table:table-cell table:formula="of:=[.G29]+[.D30]" office:value-type="float" office:value="48" calcext:value-type="float">
            <text:p>48</text:p>
          </table:table-cell>
          <table:table-cell table:formula="of:=[.H29]+[.E30]" office:value-type="float" office:value="48" calcext:value-type="float">
            <text:p>48</text:p>
          </table:table-cell>
          <table:table-cell table:formula="of:=[.I29]+[.F30]" office:value-type="float" office:value="96" calcext:value-type="float">
            <text:p>96</text:p>
          </table:table-cell>
          <table:table-cell/>
        </table:table-row>
        <table:table-row table:style-name="ro1">
          <table:table-cell table:style-name="ce30" table:formula="of:=[.A30]+31" office:value-type="date" office:date-value="2014-09-01" calcext:value-type="date">
            <text:p>09/14</text:p>
          </table:table-cell>
          <table:table-cell table:style-name="ce31" table:formula="of:=[.B30]+1" office:value-type="float" office:value="9" calcext:value-type="float">
            <text:p>9</text:p>
          </table:table-cell>
          <table:table-cell table:style-name="ce31" table:formula="of:=[.C30]" office:value-type="float" office:value="2014" calcext:value-type="float">
            <text:p>2014</text:p>
          </table:table-cell>
          <table:table-cell table:style-name="ce31" table:formula="of:=SUMPRODUCT(1*(MONTH(['LGBT+ Physicists'.$M$4:.$M$500])=[.B31])*(YEAR(['LGBT+ Physicists'.$M$4:.$M$500])=[.C31]))" office:value-type="float" office:value="0" calcext:value-type="float">
            <text:p>0</text:p>
          </table:table-cell>
          <table:table-cell table:style-name="ce34" table:formula="of:=SUMPRODUCT(1*(MONTH(['Ally Physicists'.$M$4:.$M$500])=[.B31])*(YEAR(['Ally Physicists'.$M$4:.$M$500])=[.C31]))" office:value-type="float" office:value="1" calcext:value-type="float">
            <text:p>1</text:p>
          </table:table-cell>
          <table:table-cell table:style-name="ce31" table:formula="of:=SUM([.D31:.E31])" office:value-type="float" office:value="1" calcext:value-type="float">
            <text:p>1</text:p>
          </table:table-cell>
          <table:table-cell table:formula="of:=[.G30]+[.D31]" office:value-type="float" office:value="48" calcext:value-type="float">
            <text:p>48</text:p>
          </table:table-cell>
          <table:table-cell table:formula="of:=[.H30]+[.E31]" office:value-type="float" office:value="49" calcext:value-type="float">
            <text:p>49</text:p>
          </table:table-cell>
          <table:table-cell table:formula="of:=[.I30]+[.F31]" office:value-type="float" office:value="97" calcext:value-type="float">
            <text:p>97</text:p>
          </table:table-cell>
          <table:table-cell/>
        </table:table-row>
        <table:table-row table:style-name="ro1">
          <table:table-cell table:style-name="ce30" office:value-type="date" office:date-value="2014-10-01" calcext:value-type="date">
            <text:p>10/14</text:p>
          </table:table-cell>
          <table:table-cell table:style-name="ce31" table:formula="of:=[.B31]+1" office:value-type="float" office:value="10" calcext:value-type="float">
            <text:p>10</text:p>
          </table:table-cell>
          <table:table-cell table:style-name="ce31" table:formula="of:=[.C31]" office:value-type="float" office:value="2014" calcext:value-type="float">
            <text:p>2014</text:p>
          </table:table-cell>
          <table:table-cell table:style-name="ce31" table:formula="of:=SUMPRODUCT(1*(MONTH(['LGBT+ Physicists'.$M$4:.$M$500])=[.B32])*(YEAR(['LGBT+ Physicists'.$M$4:.$M$500])=[.C32]))" office:value-type="float" office:value="8" calcext:value-type="float">
            <text:p>8</text:p>
          </table:table-cell>
          <table:table-cell table:style-name="ce34" table:formula="of:=SUMPRODUCT(1*(MONTH(['Ally Physicists'.$M$4:.$M$500])=[.B32])*(YEAR(['Ally Physicists'.$M$4:.$M$500])=[.C32]))" office:value-type="float" office:value="15" calcext:value-type="float">
            <text:p>15</text:p>
          </table:table-cell>
          <table:table-cell table:style-name="ce31" table:formula="of:=SUM([.D32:.E32])" office:value-type="float" office:value="23" calcext:value-type="float">
            <text:p>23</text:p>
          </table:table-cell>
          <table:table-cell table:formula="of:=[.G31]+[.D32]" office:value-type="float" office:value="56" calcext:value-type="float">
            <text:p>56</text:p>
          </table:table-cell>
          <table:table-cell table:formula="of:=[.H31]+[.E32]" office:value-type="float" office:value="64" calcext:value-type="float">
            <text:p>64</text:p>
          </table:table-cell>
          <table:table-cell table:formula="of:=[.I31]+[.F32]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30" table:formula="of:=[.A32]+31" office:value-type="date" office:date-value="2014-11-01" calcext:value-type="date">
            <text:p>11/14</text:p>
          </table:table-cell>
          <table:table-cell table:style-name="ce31" table:formula="of:=[.B32]+1" office:value-type="float" office:value="11" calcext:value-type="float">
            <text:p>11</text:p>
          </table:table-cell>
          <table:table-cell table:style-name="ce31" table:formula="of:=[.C32]" office:value-type="float" office:value="2014" calcext:value-type="float">
            <text:p>2014</text:p>
          </table:table-cell>
          <table:table-cell table:style-name="ce31" table:formula="of:=SUMPRODUCT(1*(MONTH(['LGBT+ Physicists'.$M$4:.$M$500])=[.B33])*(YEAR(['LGBT+ Physicists'.$M$4:.$M$500])=[.C33]))" office:value-type="float" office:value="0" calcext:value-type="float">
            <text:p>0</text:p>
          </table:table-cell>
          <table:table-cell table:style-name="ce34" table:formula="of:=SUMPRODUCT(1*(MONTH(['Ally Physicists'.$M$4:.$M$500])=[.B33])*(YEAR(['Ally Physicists'.$M$4:.$M$500])=[.C33]))" office:value-type="float" office:value="3" calcext:value-type="float">
            <text:p>3</text:p>
          </table:table-cell>
          <table:table-cell table:style-name="ce31" table:formula="of:=SUM([.D33:.E33])" office:value-type="float" office:value="3" calcext:value-type="float">
            <text:p>3</text:p>
          </table:table-cell>
          <table:table-cell table:formula="of:=[.G32]+[.D33]" office:value-type="float" office:value="56" calcext:value-type="float">
            <text:p>56</text:p>
          </table:table-cell>
          <table:table-cell table:formula="of:=[.H32]+[.E33]" office:value-type="float" office:value="67" calcext:value-type="float">
            <text:p>67</text:p>
          </table:table-cell>
          <table:table-cell table:formula="of:=[.I32]+[.F33]" office:value-type="float" office:value="123" calcext:value-type="float">
            <text:p>123</text:p>
          </table:table-cell>
          <table:table-cell/>
        </table:table-row>
        <table:table-row table:style-name="ro1">
          <table:table-cell table:style-name="ce30" office:value-type="date" office:date-value="2014-12-01" calcext:value-type="date">
            <text:p>12/14</text:p>
          </table:table-cell>
          <table:table-cell table:style-name="ce31" table:formula="of:=[.B33]+1" office:value-type="float" office:value="12" calcext:value-type="float">
            <text:p>12</text:p>
          </table:table-cell>
          <table:table-cell table:style-name="ce31" table:formula="of:=[.C33]" office:value-type="float" office:value="2014" calcext:value-type="float">
            <text:p>2014</text:p>
          </table:table-cell>
          <table:table-cell table:style-name="ce31" table:formula="of:=SUMPRODUCT(1*(MONTH(['LGBT+ Physicists'.$M$4:.$M$500])=[.B34])*(YEAR(['LGBT+ Physicists'.$M$4:.$M$500])=[.C34]))" office:value-type="float" office:value="1" calcext:value-type="float">
            <text:p>1</text:p>
          </table:table-cell>
          <table:table-cell table:style-name="ce34" table:formula="of:=SUMPRODUCT(1*(MONTH(['Ally Physicists'.$M$4:.$M$500])=[.B34])*(YEAR(['Ally Physicists'.$M$4:.$M$500])=[.C34]))" office:value-type="float" office:value="2" calcext:value-type="float">
            <text:p>2</text:p>
          </table:table-cell>
          <table:table-cell table:style-name="ce31" table:formula="of:=SUM([.D34:.E34])" office:value-type="float" office:value="3" calcext:value-type="float">
            <text:p>3</text:p>
          </table:table-cell>
          <table:table-cell table:formula="of:=[.G33]+[.D34]" office:value-type="float" office:value="57" calcext:value-type="float">
            <text:p>57</text:p>
          </table:table-cell>
          <table:table-cell table:formula="of:=[.H33]+[.E34]" office:value-type="float" office:value="69" calcext:value-type="float">
            <text:p>69</text:p>
          </table:table-cell>
          <table:table-cell table:formula="of:=[.I33]+[.F34]" office:value-type="float" office:value="126" calcext:value-type="float">
            <text:p>126</text:p>
          </table:table-cell>
          <table:table-cell/>
        </table:table-row>
        <table:table-row table:style-name="ro1">
          <table:table-cell table:style-name="ce30" table:formula="of:=[.A34]+31" office:value-type="date" office:date-value="2015-01-01" calcext:value-type="date">
            <text:p>01/1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2015" calcext:value-type="float">
            <text:p>2015</text:p>
          </table:table-cell>
          <table:table-cell table:style-name="ce31" table:formula="of:=SUMPRODUCT(1*(MONTH(['LGBT+ Physicists'.$M$4:.$M$500])=[.B35])*(YEAR(['LGBT+ Physicists'.$M$4:.$M$500])=[.C35]))" office:value-type="float" office:value="2" calcext:value-type="float">
            <text:p>2</text:p>
          </table:table-cell>
          <table:table-cell table:style-name="ce34" table:formula="of:=SUMPRODUCT(1*(MONTH(['Ally Physicists'.$M$4:.$M$500])=[.B35])*(YEAR(['Ally Physicists'.$M$4:.$M$500])=[.C35]))" office:value-type="float" office:value="2" calcext:value-type="float">
            <text:p>2</text:p>
          </table:table-cell>
          <table:table-cell table:style-name="ce31" table:formula="of:=SUM([.D35:.E35])" office:value-type="float" office:value="4" calcext:value-type="float">
            <text:p>4</text:p>
          </table:table-cell>
          <table:table-cell table:formula="of:=[.G34]+[.D35]" office:value-type="float" office:value="59" calcext:value-type="float">
            <text:p>59</text:p>
          </table:table-cell>
          <table:table-cell table:formula="of:=[.H34]+[.E35]" office:value-type="float" office:value="71" calcext:value-type="float">
            <text:p>71</text:p>
          </table:table-cell>
          <table:table-cell table:formula="of:=[.I34]+[.F35]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30" table:formula="of:=[.A35]+31" office:value-type="date" office:date-value="2015-02-01" calcext:value-type="date">
            <text:p>02/15</text:p>
          </table:table-cell>
          <table:table-cell table:style-name="ce31" table:formula="of:=[.B35]+1" office:value-type="float" office:value="2" calcext:value-type="float">
            <text:p>2</text:p>
          </table:table-cell>
          <table:table-cell table:style-name="ce31" table:formula="of:=[.C35]" office:value-type="float" office:value="2015" calcext:value-type="float">
            <text:p>2015</text:p>
          </table:table-cell>
          <table:table-cell table:style-name="ce31" table:formula="of:=SUMPRODUCT(1*(MONTH(['LGBT+ Physicists'.$M$4:.$M$500])=[.B36])*(YEAR(['LGBT+ Physicists'.$M$4:.$M$500])=[.C36]))" office:value-type="float" office:value="0" calcext:value-type="float">
            <text:p>0</text:p>
          </table:table-cell>
          <table:table-cell table:style-name="ce34" table:formula="of:=SUMPRODUCT(1*(MONTH(['Ally Physicists'.$M$4:.$M$500])=[.B36])*(YEAR(['Ally Physicists'.$M$4:.$M$500])=[.C36]))" office:value-type="float" office:value="0" calcext:value-type="float">
            <text:p>0</text:p>
          </table:table-cell>
          <table:table-cell table:style-name="ce31" table:formula="of:=SUM([.D36:.E36])" office:value-type="float" office:value="0" calcext:value-type="float">
            <text:p>0</text:p>
          </table:table-cell>
          <table:table-cell table:formula="of:=[.G35]+[.D36]" office:value-type="float" office:value="59" calcext:value-type="float">
            <text:p>59</text:p>
          </table:table-cell>
          <table:table-cell table:formula="of:=[.H35]+[.E36]" office:value-type="float" office:value="71" calcext:value-type="float">
            <text:p>71</text:p>
          </table:table-cell>
          <table:table-cell table:formula="of:=[.I35]+[.F36]" office:value-type="float" office:value="130" calcext:value-type="float">
            <text:p>130</text:p>
          </table:table-cell>
          <table:table-cell/>
        </table:table-row>
        <table:table-row table:style-name="ro1">
          <table:table-cell table:style-name="ce30" office:value-type="date" office:date-value="2015-03-01" calcext:value-type="date">
            <text:p>03/15</text:p>
          </table:table-cell>
          <table:table-cell table:style-name="ce31" table:formula="of:=[.B36]+1" office:value-type="float" office:value="3" calcext:value-type="float">
            <text:p>3</text:p>
          </table:table-cell>
          <table:table-cell table:style-name="ce31" table:formula="of:=[.C36]" office:value-type="float" office:value="2015" calcext:value-type="float">
            <text:p>2015</text:p>
          </table:table-cell>
          <table:table-cell table:style-name="ce31" table:formula="of:=SUMPRODUCT(1*(MONTH(['LGBT+ Physicists'.$M$4:.$M$500])=[.B37])*(YEAR(['LGBT+ Physicists'.$M$4:.$M$500])=[.C37]))" office:value-type="float" office:value="3" calcext:value-type="float">
            <text:p>3</text:p>
          </table:table-cell>
          <table:table-cell table:style-name="ce34" table:formula="of:=SUMPRODUCT(1*(MONTH(['Ally Physicists'.$M$4:.$M$500])=[.B37])*(YEAR(['Ally Physicists'.$M$4:.$M$500])=[.C37]))" office:value-type="float" office:value="4" calcext:value-type="float">
            <text:p>4</text:p>
          </table:table-cell>
          <table:table-cell table:style-name="ce31" table:formula="of:=SUM([.D37:.E37])" office:value-type="float" office:value="7" calcext:value-type="float">
            <text:p>7</text:p>
          </table:table-cell>
          <table:table-cell table:formula="of:=[.G36]+[.D37]" office:value-type="float" office:value="62" calcext:value-type="float">
            <text:p>62</text:p>
          </table:table-cell>
          <table:table-cell table:formula="of:=[.H36]+[.E37]" office:value-type="float" office:value="75" calcext:value-type="float">
            <text:p>75</text:p>
          </table:table-cell>
          <table:table-cell table:formula="of:=[.I36]+[.F37]" office:value-type="float" office:value="137" calcext:value-type="float">
            <text:p>137</text:p>
          </table:table-cell>
          <table:table-cell/>
        </table:table-row>
        <table:table-row table:style-name="ro1">
          <table:table-cell table:style-name="ce30" table:formula="of:=[.A37]+31" office:value-type="date" office:date-value="2015-04-01" calcext:value-type="date">
            <text:p>04/15</text:p>
          </table:table-cell>
          <table:table-cell table:style-name="ce31" table:formula="of:=[.B37]+1" office:value-type="float" office:value="4" calcext:value-type="float">
            <text:p>4</text:p>
          </table:table-cell>
          <table:table-cell table:style-name="ce31" table:formula="of:=[.C37]" office:value-type="float" office:value="2015" calcext:value-type="float">
            <text:p>2015</text:p>
          </table:table-cell>
          <table:table-cell table:style-name="ce31" table:formula="of:=SUMPRODUCT(1*(MONTH(['LGBT+ Physicists'.$M$4:.$M$500])=[.B38])*(YEAR(['LGBT+ Physicists'.$M$4:.$M$500])=[.C38]))" office:value-type="float" office:value="8" calcext:value-type="float">
            <text:p>8</text:p>
          </table:table-cell>
          <table:table-cell table:style-name="ce34" table:formula="of:=SUMPRODUCT(1*(MONTH(['Ally Physicists'.$M$4:.$M$500])=[.B38])*(YEAR(['Ally Physicists'.$M$4:.$M$500])=[.C38]))" office:value-type="float" office:value="79" calcext:value-type="float">
            <text:p>79</text:p>
          </table:table-cell>
          <table:table-cell table:style-name="ce31" table:formula="of:=SUM([.D38:.E38])" office:value-type="float" office:value="87" calcext:value-type="float">
            <text:p>87</text:p>
          </table:table-cell>
          <table:table-cell table:formula="of:=[.G37]+[.D38]" office:value-type="float" office:value="70" calcext:value-type="float">
            <text:p>70</text:p>
          </table:table-cell>
          <table:table-cell table:formula="of:=[.H37]+[.E38]" office:value-type="float" office:value="154" calcext:value-type="float">
            <text:p>154</text:p>
          </table:table-cell>
          <table:table-cell table:formula="of:=[.I37]+[.F38]" office:value-type="float" office:value="224" calcext:value-type="float">
            <text:p>224</text:p>
          </table:table-cell>
          <table:table-cell/>
        </table:table-row>
        <table:table-row table:style-name="ro1" table:number-rows-repeated="34">
          <table:table-cell table:number-columns-repeated="2"/>
          <table:table-cell table:style-name="ce33"/>
          <table:table-cell table:number-columns-repeated="7"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'LGBT+ Physicists'.A4:'LGBT+ Physicists'.AMJ73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'Ally Physicists'.A4:'Ally Physicists'.AMJ157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skerville1" svg:font-family="Baskerville"/>
    <style:font-face style:name="Menlo-Regular" svg:font-family="Menlo-Regular"/>
    <style:font-face style:name="Helvetica" svg:font-family="Helvetica" style:font-family-generic="swiss"/>
    <style:font-face style:name="Baskerville" svg:font-family="Baskerville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5">00/00/0000</text:date>, <text:time style:data-style-name="N2" text:time-value="12:20:15.2244196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6T10:20:52</meta:creation-date>
    <dc:date>2015-04-15T14:05:10.910563139</dc:date>
    <meta:editing-duration>P3DT8H26M31S</meta:editing-duration>
    <meta:editing-cycles>310</meta:editing-cycles>
    <meta:generator>LibreOffice/4.2.7.2$Linux_X86_64 LibreOffice_project/420m0$Build-2</meta:generator>
    <meta:document-statistic meta:table-count="3" meta:cell-count="362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32">
      <style:chart-properties chart:display-label="true" chart:tick-marks-minor-inner="false" chart:tick-marks-minor-outer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33ff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b2b2b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683cm" svg:height="13.389cm" xlink:href=".." xlink:type="simple" chart:class="chart:bar" chart:style-name="ch1">
        <chart:title svg:x="8.659cm" svg:y="0.403cm" chart:style-name="ch2">
          <text:p># of New OutList Request per Month</text:p>
        </chart:title>
        <chart:legend chart:legend-position="end" svg:x="22.817cm" svg:y="6.146cm" style:legend-expansion="high" chart:style-name="ch3"/>
        <chart:plot-area chart:style-name="ch4" table:cell-range-address="Analysis.A5:Analysis.A38 Analysis.D4:Analysis.E38" chart:data-source-has-labels="both" svg:x="1.504cm" svg:y="1.475cm" svg:width="20.82cm" svg:height="10.666cm">
          <chartooo:coordinate-region svg:x="2.312cm" svg:y="1.674cm" svg:width="20.012cm" svg:height="9.82cm"/>
          <chart:axis chart:dimension="x" chart:name="primary-x" chart:style-name="ch5" chartooo:axis-type="date">
            <chartooo:date-scale chart:base-time-unit="months" chart:major-interval-value="2" chart:major-interval-unit="months" chart:minor-interval-value="1" chart:minor-interval-unit="months"/>
            <chart:title svg:x="11.407cm" svg:y="12.408cm" chart:style-name="ch6">
              <text:p>Month</text:p>
            </chart:title>
            <chart:categories table:cell-range-address="Analysis.A5:Analysis.A38"/>
          </chart:axis>
          <chart:axis chart:dimension="y" chart:name="primary-y" chart:style-name="ch7">
            <chart:title svg:x="0.451cm" svg:y="8.096cm" chart:style-name="ch8">
              <text:p>OutList Requests</text:p>
            </chart:title>
            <chart:grid chart:style-name="ch9" chart:class="major"/>
          </chart:axis>
          <chart:series chart:style-name="ch10" chart:values-cell-range-address="Analysis.D5:Analysis.D38" chart:label-cell-address="Analysis.D4:Analysis.D4" chart:class="chart:bar">
            <chart:data-point chart:repeated="34"/>
          </chart:series>
          <chart:series chart:style-name="ch11" chart:values-cell-range-address="Analysis.E5:Analysis.E38" chart:label-cell-address="Analysis.E4:Analysis.E4" chart:class="chart:bar">
            <chart:data-point chart:repeated="3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GBT+</text:p>
                <draw:g>
                  <svg:desc>Analysis.D4:Analysis.D4</svg:desc>
                </draw:g>
              </table:table-cell>
              <table:table-cell office:value-type="string">
                <text:p>Allies</text:p>
                <draw:g>
                  <svg:desc>Analysis.E4:Analysis.E4</svg:desc>
                </draw:g>
              </table:table-cell>
            </table:table-row>
          </table:table-header-rows>
          <table:table-rows>
            <table:table-row>
              <table:table-cell office:value-type="float" office:value="39629">
                <text:p>39630</text:p>
                <draw:g>
                  <svg:desc>Analysis.A5:Analysis.A38</svg:desc>
                </draw:g>
              </table:table-cell>
              <table:table-cell office:value-type="float" office:value="19">
                <text:p>19</text:p>
                <draw:g>
                  <svg:desc>Analysis.D5:Analysis.D38</svg:desc>
                </draw:g>
              </table:table-cell>
              <table:table-cell office:value-type="float" office:value="10">
                <text:p>10</text:p>
                <draw:g>
                  <svg:desc>Analysis.E5:Analysis.E38</svg:desc>
                </draw:g>
              </table:table-cell>
            </table:table-row>
            <table:table-row>
              <table:table-cell office:value-type="float" office:value="39660">
                <text:p>3966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691">
                <text:p>3969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721">
                <text:p>3972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52">
                <text:p>3975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782">
                <text:p>397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813">
                <text:p>3981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844">
                <text:p>3984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872">
                <text:p>3987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03">
                <text:p>399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9933">
                <text:p>3993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964">
                <text:p>399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994">
                <text:p>3999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0025">
                <text:p>4003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56">
                <text:p>4006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086">
                <text:p>4009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117">
                <text:p>40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47">
                <text:p>401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178">
                <text:p>401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09">
                <text:p>4021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37">
                <text:p>402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268">
                <text:p>4027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298">
                <text:p>4030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29">
                <text:p>403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59">
                <text:p>40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90">
                <text:p>4039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21">
                <text:p>404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451">
                <text:p>40450</text:p>
              </table:table-cell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0482">
                <text:p>4048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512">
                <text:p>4051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43">
                <text:p>4054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74">
                <text:p>40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02">
                <text:p>40600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0633">
                <text:p>40630</text:p>
              </table:table-cell>
              <table:table-cell office:value-type="float" office:value="8">
                <text:p>8</text:p>
              </table:table-cell>
              <table:table-cell office:value-type="float" office:value="79">
                <text:p>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2" number:automatic-order="true"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32">
      <style:chart-properties chart:display-label="true" chart:tick-marks-minor-inner="false" chart:tick-marks-minor-outer="true" chart:logarithmic="false" chart:minimum="39629" chart:maximum="40662" chart:interval-major="6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33ff" draw:fill-color="#ff33ff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b2b2b2" draw:fill-color="#b2b2b2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6.569cm" svg:height="12.459cm" xlink:href=".." xlink:type="simple" chart:class="chart:scatter" chart:style-name="ch1">
        <chart:title svg:x="8.928cm" svg:y="0.385cm" chart:style-name="ch2">
          <text:p>Integrated # of OutList Requests per Month</text:p>
        </chart:title>
        <chart:legend chart:legend-position="end" svg:x="23.505cm" svg:y="5.432cm" style:legend-expansion="high" chart:style-name="ch3"/>
        <chart:plot-area chart:style-name="ch4" table:cell-range-address="Analysis.A5:Analysis.A38 Analysis.G4:Analysis.I38" chart:data-source-has-labels="row" svg:x="1.542cm" svg:y="1.439cm" svg:width="21.432cm" svg:height="9.79cm">
          <chartooo:coordinate-region svg:x="2.349cm" svg:y="1.638cm" svg:width="20.456cm" svg:height="8.944cm"/>
          <chart:axis chart:dimension="x" chart:name="primary-x" chart:style-name="ch5">
            <chart:title svg:x="11.751cm" svg:y="11.478cm" chart:style-name="ch6">
              <text:p>Month</text:p>
            </chart:title>
          </chart:axis>
          <chart:axis chart:dimension="y" chart:name="primary-y" chart:style-name="ch7">
            <chart:title svg:x="0.451cm" svg:y="8.693cm" chart:style-name="ch8">
              <text:p>Integrated # of OutList Requests</text:p>
            </chart:title>
            <chart:grid chart:style-name="ch9" chart:class="major"/>
          </chart:axis>
          <chart:series chart:style-name="ch10" chart:values-cell-range-address="Analysis.G5:Analysis.G38" chart:label-cell-address="Analysis.G4:Analysis.G4" chart:class="chart:scatter">
            <chart:domain table:cell-range-address="Analysis.A5:Analysis.A38"/>
            <chart:data-point chart:repeated="34"/>
          </chart:series>
          <chart:series chart:style-name="ch11" chart:values-cell-range-address="Analysis.H5:Analysis.H38" chart:label-cell-address="Analysis.H4:Analysis.H4" chart:class="chart:scatter">
            <chart:data-point chart:repeated="34"/>
          </chart:series>
          <chart:series chart:style-name="ch12" chart:values-cell-range-address="Analysis.I5:Analysis.I38" chart:label-cell-address="Analysis.I4:Analysis.I4" chart:class="chart:scatter">
            <chart:data-point chart:repeated="3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GBT+ Int.</text:p>
                <draw:g>
                  <svg:desc>Analysis.G4:Analysis.G4</svg:desc>
                </draw:g>
              </table:table-cell>
              <table:table-cell office:value-type="string">
                <text:p>Allies Int.</text:p>
                <draw:g>
                  <svg:desc>Analysis.H4:Analysis.H4</svg:desc>
                </draw:g>
              </table:table-cell>
              <table:table-cell office:value-type="string">
                <text:p>Total Int.</text:p>
                <draw:g>
                  <svg:desc>Analysis.I4:Analysis.I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629">
                <text:p>39629</text:p>
                <draw:g>
                  <svg:desc>Analysis.A5:Analysis.A38</svg:desc>
                </draw:g>
              </table:table-cell>
              <table:table-cell office:value-type="float" office:value="19">
                <text:p>19</text:p>
                <draw:g>
                  <svg:desc>Analysis.G5:Analysis.G38</svg:desc>
                </draw:g>
              </table:table-cell>
              <table:table-cell office:value-type="float" office:value="10">
                <text:p>10</text:p>
                <draw:g>
                  <svg:desc>Analysis.H5:Analysis.H38</svg:desc>
                </draw:g>
              </table:table-cell>
              <table:table-cell office:value-type="float" office:value="29">
                <text:p>29</text:p>
                <draw:g>
                  <svg:desc>Analysis.I5:Analysis.I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660">
                <text:p>39660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691">
                <text:p>39691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721">
                <text:p>39721</text:p>
              </table:table-cell>
              <table:table-cell office:value-type="float" office:value="24">
                <text:p>24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752">
                <text:p>39752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782">
                <text:p>39782</text:p>
              </table:table-cell>
              <table:table-cell office:value-type="float" office:value="26">
                <text:p>26</text:p>
              </table:table-cell>
              <table:table-cell office:value-type="float" office:value="13">
                <text:p>1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813">
                <text:p>39813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844">
                <text:p>39844</text:p>
              </table:table-cell>
              <table:table-cell office:value-type="float" office:value="28">
                <text:p>28</text:p>
              </table:table-cell>
              <table:table-cell office:value-type="float" office:value="17">
                <text:p>1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9872">
                <text:p>39872</text:p>
              </table:table-cell>
              <table:table-cell office:value-type="float" office:value="31">
                <text:p>31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903">
                <text:p>39903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933">
                <text:p>39933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964">
                <text:p>39964</text:p>
              </table:table-cell>
              <table:table-cell office:value-type="float" office:value="33">
                <text:p>33</text:p>
              </table:table-cell>
              <table:table-cell office:value-type="float" office:value="27">
                <text:p>2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994">
                <text:p>39994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25">
                <text:p>40025</text:p>
              </table:table-cell>
              <table:table-cell office:value-type="float" office:value="37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0056">
                <text:p>40056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86">
                <text:p>40086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117">
                <text:p>40117</text:p>
              </table:table-cell>
              <table:table-cell office:value-type="float" office:value="39">
                <text:p>39</text:p>
              </table:table-cell>
              <table:table-cell office:value-type="float" office:value="37">
                <text:p>3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0147">
                <text:p>40147</text:p>
              </table:table-cell>
              <table:table-cell office:value-type="float" office:value="40">
                <text:p>40</text:p>
              </table:table-cell>
              <table:table-cell office:value-type="float" office:value="38">
                <text:p>3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0178">
                <text:p>40178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209">
                <text:p>40209</text:p>
              </table:table-cell>
              <table:table-cell office:value-type="float" office:value="42">
                <text:p>42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237">
                <text:p>40237</text:p>
              </table:table-cell>
              <table:table-cell office:value-type="float" office:value="43">
                <text:p>43</text:p>
              </table:table-cell>
              <table:table-cell office:value-type="float" office:value="41">
                <text:p>4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0268">
                <text:p>40268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0298">
                <text:p>40298</text:p>
              </table:table-cell>
              <table:table-cell office:value-type="float" office:value="48">
                <text:p>48</text:p>
              </table:table-cell>
              <table:table-cell office:value-type="float" office:value="46">
                <text:p>4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329">
                <text:p>40329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359">
                <text:p>40359</text:p>
              </table:table-cell>
              <table:table-cell office:value-type="float" office:value="48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390">
                <text:p>40390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421">
                <text:p>40421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451">
                <text:p>40451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482">
                <text:p>40482</text:p>
              </table:table-cell>
              <table:table-cell office:value-type="float" office:value="56">
                <text:p>56</text:p>
              </table:table-cell>
              <table:table-cell office:value-type="float" office:value="67">
                <text:p>67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512">
                <text:p>40512</text:p>
              </table:table-cell>
              <table:table-cell office:value-type="float" office:value="57">
                <text:p>57</text:p>
              </table:table-cell>
              <table:table-cell office:value-type="float" office:value="69">
                <text:p>69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543">
                <text:p>40543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574">
                <text:p>40574</text:p>
              </table:table-cell>
              <table:table-cell office:value-type="float" office:value="59">
                <text:p>59</text:p>
              </table:table-cell>
              <table:table-cell office:value-type="float" office:value="71">
                <text:p>7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0602">
                <text:p>40602</text:p>
              </table:table-cell>
              <table:table-cell office:value-type="float" office:value="62">
                <text:p>62</text:p>
              </table:table-cell>
              <table:table-cell office:value-type="float" office:value="75">
                <text:p>75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633">
                <text:p>40633</text:p>
              </table:table-cell>
              <table:table-cell office:value-type="float" office:value="70">
                <text:p>70</text:p>
              </table:table-cell>
              <table:table-cell office:value-type="float" office:value="154">
                <text:p>154</text:p>
              </table:table-cell>
              <table:table-cell office:value-type="float" office:value="224">
                <text:p>2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